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3.53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0.703cm"/>
    </style:style>
    <style:style style:name="co12" style:family="table-column">
      <style:table-column-properties fo:break-before="auto" style:column-width="6.668cm"/>
    </style:style>
    <style:style style:name="co13" style:family="table-column">
      <style:table-column-properties fo:break-before="auto" style:column-width="5.175cm"/>
    </style:style>
    <style:style style:name="co14" style:family="table-column">
      <style:table-column-properties fo:break-before="auto" style:column-width="2.653cm"/>
    </style:style>
    <style:style style:name="co15" style:family="table-column">
      <style:table-column-properties fo:break-before="auto" style:column-width="1.547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</table:table-row>
        <table:table-row table:style-name="ro1">
          <table:table-cell office:value-type="float" office:value="13127036">
            <text:p>13127036</text:p>
          </table:table-cell>
          <table:table-cell office:value-type="float" office:value="207156383">
            <text:p>207156383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673030563042">
            <text:p>6730305630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RHINOCORT AQUA 120</text:p>
          </table:table-cell>
          <table:table-cell office:value-type="string">
            <text:p>UA 120</text:p>
          </table:table-cell>
          <table:table-cell office:value-type="string">
            <text:p><text:s/>annus ( t ) 1 orig</text:p>
          </table:table-cell>
          <table:table-cell office:value-type="string">
            <text:p>UA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2495336">
            <text:p>12495336</text:p>
          </table:table-cell>
          <table:table-cell office:value-type="float" office:value="213129292">
            <text:p>213129292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0-01</text:p>
          </table:table-cell>
          <table:table-cell office:value-type="float" office:value="46343831344">
            <text:p>463438313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RHINOCORT AQUA 120</text:p>
          </table:table-cell>
          <table:table-cell office:value-type="string">
            <text:p>UA 120</text:p>
          </table:table-cell>
          <table:table-cell office:value-type="string">
            <text:p><text:s/>annus 1 orig</text:p>
          </table:table-cell>
          <table:table-cell office:value-type="string">
            <text:p>UA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301213">
            <text:p>22301213</text:p>
          </table:table-cell>
          <table:table-cell office:value-type="float" office:value="214636215">
            <text:p>214636215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44561536797">
            <text:p>445615367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RHINOCORT AQUA 120</text:p>
          </table:table-cell>
          <table:table-cell office:value-type="string">
            <text:p>UA 120</text:p>
          </table:table-cell>
          <table:table-cell office:value-type="string">
            <text:p><text:s/>annus ( t ) 1 orig</text:p>
          </table:table-cell>
          <table:table-cell office:value-type="string">
            <text:p>UA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491336">
            <text:p>23491336</text:p>
          </table:table-cell>
          <table:table-cell office:value-type="float" office:value="200601790">
            <text:p>200601790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10-01</text:p>
          </table:table-cell>
          <table:table-cell office:value-type="float" office:value="75093759988">
            <text:p>750937599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RHINOCORT AQUA 120</text:p>
          </table:table-cell>
          <table:table-cell office:value-type="string">
            <text:p>UA 120</text:p>
          </table:table-cell>
          <table:table-cell office:value-type="string">
            <text:p><text:s/>annus 1 orig</text:p>
          </table:table-cell>
          <table:table-cell office:value-type="string">
            <text:p>UA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914317">
            <text:p>4914317</text:p>
          </table:table-cell>
          <table:table-cell office:value-type="float" office:value="151238453">
            <text:p>151238453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22618059248">
            <text:p>226180592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mine : FLUARIX Gripivaktsiin AFLUA741</text:p>
          </table:table-cell>
          <table:table-cell office:value-type="string">
            <text:p>UA741</text:p>
          </table:table-cell>
          <table:table-cell office:value-type="string">
            <text:p>BB 0,5 ml</text:p>
          </table:table-cell>
          <table:table-cell office:value-type="string">
            <text:p>UA</text:p>
          </table:table-cell>
          <table:table-cell office:value-type="float" office:value="741">
            <text:p>7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9809217">
            <text:p>19809217</text:p>
          </table:table-cell>
          <table:table-cell office:value-type="float" office:value="208043923">
            <text:p>208043923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719535902">
            <text:p>207195359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eeritud grippi vastu Fluarix AFLUA 808</text:p>
          </table:table-cell>
          <table:table-cell office:value-type="string">
            <text:p>UA 808</text:p>
          </table:table-cell>
          <table:table-cell office:value-type="string">
            <text:p>AB 0.5 ml i/m</text:p>
          </table:table-cell>
          <table:table-cell office:value-type="string">
            <text:p>UA</text:p>
          </table:table-cell>
          <table:table-cell office:value-type="float" office:value="808">
            <text:p>8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716669">
            <text:p>11716669</text:p>
          </table:table-cell>
          <table:table-cell office:value-type="float" office:value="169239986">
            <text:p>169239986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8757490518">
            <text:p>387574905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a kreatiniin , uurea , Na , K , kusihape 21.03</text:p>
          </table:table-cell>
          <table:table-cell office:value-type="string">
            <text:p>kusihape 21.03</text:p>
          </table:table-cell>
          <table:table-cell office:value-type="string">
            <text:p><text:s/>.</text:p>
          </table:table-cell>
          <table:table-cell office:value-type="string">
            <text:p>kusihape</text:p>
          </table:table-cell>
          <table:table-cell table:style-name="ce1" office:value-type="float" office:value="21.03">
            <text:p>21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619989">
            <text:p>2619989</text:p>
          </table:table-cell>
          <table:table-cell office:value-type="float" office:value="147356255">
            <text:p>147356255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4573738359">
            <text:p>245737383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ol/l , kreatiniin - 81 mmol/l , kusihape - 4,6 mmol/l</text:p>
          </table:table-cell>
          <table:table-cell office:value-type="string">
            <text:p>kusihape - 4,6 mmol/l</text:p>
          </table:table-cell>
          <table:table-cell office:value-type="string">
            <text:p><text:s/>, veresuhkur - 5,6 mmol/l , mik</text:p>
          </table:table-cell>
          <table:table-cell office:value-type="string">
            <text:p>kusihape</text:p>
          </table:table-cell>
          <table:table-cell table:style-name="ce1" office:value-type="float" office:value="4.6">
            <text:p>4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21063">
            <text:p>19021063</text:p>
          </table:table-cell>
          <table:table-cell office:value-type="float" office:value="214478059">
            <text:p>214478059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2-09</text:p>
          </table:table-cell>
          <table:table-cell office:value-type="float" office:value="27832787008">
            <text:p>278327870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9.12.2013 kusihape 68 mkmol/l</text:p>
          </table:table-cell>
          <table:table-cell office:value-type="string">
            <text:p>kusihape 68 mkmol/l</text:p>
          </table:table-cell>
          <table:table-cell office:value-type="string">
            <text:p><text:s/>&lt;=420</text:p>
          </table:table-cell>
          <table:table-cell office:value-type="string">
            <text:p>kusihape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21656">
            <text:p>22921656</text:p>
          </table:table-cell>
          <table:table-cell office:value-type="float" office:value="193970659">
            <text:p>193970659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16</text:p>
          </table:table-cell>
          <table:table-cell office:value-type="float" office:value="91268070380">
            <text:p>912680703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142</text:p>
          </table:table-cell>
          <table:table-cell office:value-type="string">
            <text:p><text:s/>↓ ( 143 . 339 µmol/L )</text:p>
          </table:table-cell>
          <table:table-cell office:value-type="string">
            <text:p>Kusihape</text:p>
          </table:table-cell>
          <table:table-cell office:value-type="float" office:value="142">
            <text:p>1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95512">
            <text:p>21695512</text:p>
          </table:table-cell>
          <table:table-cell office:value-type="float" office:value="156354507">
            <text:p>156354507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office:value-type="string">
            <text:p>2012-11-09</text:p>
          </table:table-cell>
          <table:table-cell office:value-type="float" office:value="24021454043">
            <text:p>240214540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143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143">
            <text:p>143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05542">
            <text:p>4305542</text:p>
          </table:table-cell>
          <table:table-cell office:value-type="float" office:value="123453088">
            <text:p>123453088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27315326202">
            <text:p>273153262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145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07745">
            <text:p>10507745</text:p>
          </table:table-cell>
          <table:table-cell office:value-type="float" office:value="184385379">
            <text:p>184385379</text:p>
          </table:table-cell>
          <table:table-cell office:value-type="string">
            <text:p>2013-06-20</text:p>
          </table:table-cell>
          <table:table-cell office:value-type="string">
            <text:p>S</text:p>
          </table:table-cell>
          <table:table-cell office:value-type="string">
            <text:p>2013-06-13</text:p>
          </table:table-cell>
          <table:table-cell office:value-type="float" office:value="36424232696">
            <text:p>3642423269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164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164">
            <text:p>164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06369">
            <text:p>22006369</text:p>
          </table:table-cell>
          <table:table-cell office:value-type="float" office:value="157711290">
            <text:p>157711290</text:p>
          </table:table-cell>
          <table:table-cell office:value-type="string">
            <text:p>2012-07-02</text:p>
          </table:table-cell>
          <table:table-cell office:value-type="string">
            <text:p>A</text:p>
          </table:table-cell>
          <table:table-cell office:value-type="string">
            <text:p>2012-04-09</text:p>
          </table:table-cell>
          <table:table-cell office:value-type="float" office:value="55206573099">
            <text:p>552065730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166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166">
            <text:p>166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24435">
            <text:p>23524435</text:p>
          </table:table-cell>
          <table:table-cell office:value-type="float" office:value="183575929">
            <text:p>183575929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2-11-06</text:p>
          </table:table-cell>
          <table:table-cell office:value-type="float" office:value="58473763290">
            <text:p>584737632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166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166">
            <text:p>166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04428">
            <text:p>22004428</text:p>
          </table:table-cell>
          <table:table-cell office:value-type="float" office:value="210959492">
            <text:p>210959492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1076181553">
            <text:p>610761815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170 ( 142 . 389 µmol/L )</text:p>
          </table:table-cell>
          <table:table-cell/>
          <table:table-cell office:value-type="string">
            <text:p>Kusihape</text:p>
          </table:table-cell>
          <table:table-cell office:value-type="float" office:value="170">
            <text:p>170</text:p>
          </table:table-cell>
          <table:table-cell office:value-type="float" office:value="142">
            <text:p>142</text:p>
          </table:table-cell>
          <table:table-cell office:value-type="float" office:value="389">
            <text:p>38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57573">
            <text:p>22357573</text:p>
          </table:table-cell>
          <table:table-cell office:value-type="float" office:value="171704141">
            <text:p>171704141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44955410582">
            <text:p>449554105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171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171">
            <text:p>171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34553">
            <text:p>10234553</text:p>
          </table:table-cell>
          <table:table-cell office:value-type="float" office:value="199556414">
            <text:p>199556414</text:p>
          </table:table-cell>
          <table:table-cell office:value-type="string">
            <text:p>2013-09-19</text:p>
          </table:table-cell>
          <table:table-cell office:value-type="string">
            <text:p>S</text:p>
          </table:table-cell>
          <table:table-cell office:value-type="string">
            <text:p>2013-09-16</text:p>
          </table:table-cell>
          <table:table-cell office:value-type="float" office:value="65504933827">
            <text:p>6550493382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174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174">
            <text:p>174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10108">
            <text:p>24010108</text:p>
          </table:table-cell>
          <table:table-cell office:value-type="float" office:value="163211502">
            <text:p>163211502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3-02-13</text:p>
          </table:table-cell>
          <table:table-cell office:value-type="float" office:value="10399094947">
            <text:p>103990949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174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174">
            <text:p>174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30661">
            <text:p>6230661</text:p>
          </table:table-cell>
          <table:table-cell office:value-type="float" office:value="135226901">
            <text:p>135226901</text:p>
          </table:table-cell>
          <table:table-cell office:value-type="string">
            <text:p>2012-08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9917579291">
            <text:p>1991757929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) Patsiendi vanus 49 ( aastat ) S , P-Kusihape 182 ( 202 . 417 µ</text:p>
          </table:table-cell>
          <table:table-cell office:value-type="string">
            <text:p>S , P-Kusihape 182 ( 202 . 417 µmol/L )</text:p>
          </table:table-cell>
          <table:table-cell office:value-type="string">
            <text:p><text:s/>S , P-LDH 594 ( 240 . 480 U/L )</text:p>
          </table:table-cell>
          <table:table-cell office:value-type="string">
            <text:p>S , P-Kusihape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16932">
            <text:p>16716932</text:p>
          </table:table-cell>
          <table:table-cell office:value-type="float" office:value="165727126">
            <text:p>165727126</text:p>
          </table:table-cell>
          <table:table-cell office:value-type="string">
            <text:p>2013-03-05</text:p>
          </table:table-cell>
          <table:table-cell office:value-type="string">
            <text:p>S</text:p>
          </table:table-cell>
          <table:table-cell office:value-type="string">
            <text:p>2013-03-04</text:p>
          </table:table-cell>
          <table:table-cell office:value-type="float" office:value="38265255992">
            <text:p>3826525599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184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184">
            <text:p>184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16430">
            <text:p>16916430</text:p>
          </table:table-cell>
          <table:table-cell office:value-type="float" office:value="189533375">
            <text:p>189533375</text:p>
          </table:table-cell>
          <table:table-cell office:value-type="string">
            <text:p>2013-07-21</text:p>
          </table:table-cell>
          <table:table-cell office:value-type="string">
            <text:p>S</text:p>
          </table:table-cell>
          <table:table-cell office:value-type="string">
            <text:p>2013-07-10</text:p>
          </table:table-cell>
          <table:table-cell office:value-type="float" office:value="32200431345">
            <text:p>3220043134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195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195">
            <text:p>19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9677">
            <text:p>469677</text:p>
          </table:table-cell>
          <table:table-cell office:value-type="float" office:value="87153026">
            <text:p>87153026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5797498369">
            <text:p>6579749836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195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195">
            <text:p>195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3982">
            <text:p>1883982</text:p>
          </table:table-cell>
          <table:table-cell office:value-type="float" office:value="122285562">
            <text:p>122285562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office:value-type="string">
            <text:p>2012-05-10</text:p>
          </table:table-cell>
          <table:table-cell office:value-type="float" office:value="55340377248">
            <text:p>553403772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0.05.201213 : 04 : Kusihape 197 mkmol/L</text:p>
          </table:table-cell>
          <table:table-cell office:value-type="string">
            <text:p>Kusihape 197 mkmol/L</text:p>
          </table:table-cell>
          <table:table-cell/>
          <table:table-cell office:value-type="string">
            <text:p>Kusihape</text:p>
          </table:table-cell>
          <table:table-cell office:value-type="float" office:value="197">
            <text:p>19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34572">
            <text:p>6734572</text:p>
          </table:table-cell>
          <table:table-cell office:value-type="float" office:value="147535127">
            <text:p>147535127</text:p>
          </table:table-cell>
          <table:table-cell office:value-type="string">
            <text:p>2012-08-22</text:p>
          </table:table-cell>
          <table:table-cell office:value-type="string">
            <text:p>S</text:p>
          </table:table-cell>
          <table:table-cell office:value-type="string">
            <text:p>2012-08-21</text:p>
          </table:table-cell>
          <table:table-cell office:value-type="float" office:value="57037919826">
            <text:p>5703791982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199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199">
            <text:p>199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92518">
            <text:p>4192518</text:p>
          </table:table-cell>
          <table:table-cell office:value-type="float" office:value="123446908">
            <text:p>123446908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office:value-type="string">
            <text:p>2012-05-18</text:p>
          </table:table-cell>
          <table:table-cell office:value-type="float" office:value="56222165163">
            <text:p>5622216516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01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01">
            <text:p>201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33554">
            <text:p>17133554</text:p>
          </table:table-cell>
          <table:table-cell office:value-type="float" office:value="200823644">
            <text:p>200823644</text:p>
          </table:table-cell>
          <table:table-cell office:value-type="string">
            <text:p>2013-09-29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96906841665">
            <text:p>969068416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5.09.201310 : 34 : kusihape ( uraat ) 201 mkmol/L</text:p>
          </table:table-cell>
          <table:table-cell office:value-type="string">
            <text:p>kusihape ( uraat ) 201 mkmol/L</text:p>
          </table:table-cell>
          <table:table-cell/>
          <table:table-cell office:value-type="string">
            <text:p>kusihape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9784">
            <text:p>469784</text:p>
          </table:table-cell>
          <table:table-cell office:value-type="float" office:value="147546743">
            <text:p>147546743</text:p>
          </table:table-cell>
          <table:table-cell office:value-type="string">
            <text:p>2012-10-28</text:p>
          </table:table-cell>
          <table:table-cell office:value-type="string">
            <text:p>S</text:p>
          </table:table-cell>
          <table:table-cell office:value-type="string">
            <text:p>2012-10-25</text:p>
          </table:table-cell>
          <table:table-cell office:value-type="float" office:value="90282711012">
            <text:p>902827110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03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03">
            <text:p>203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3735">
            <text:p>803735</text:p>
          </table:table-cell>
          <table:table-cell office:value-type="float" office:value="131412593">
            <text:p>131412593</text:p>
          </table:table-cell>
          <table:table-cell office:value-type="string">
            <text:p>2012-06-26</text:p>
          </table:table-cell>
          <table:table-cell office:value-type="string">
            <text:p>S</text:p>
          </table:table-cell>
          <table:table-cell office:value-type="string">
            <text:p>2012-06-08</text:p>
          </table:table-cell>
          <table:table-cell office:value-type="float" office:value="38112457897">
            <text:p>3811245789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04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84791">
            <text:p>18584791</text:p>
          </table:table-cell>
          <table:table-cell office:value-type="float" office:value="157979020">
            <text:p>157979020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3-01-09</text:p>
          </table:table-cell>
          <table:table-cell office:value-type="float" office:value="41474162125">
            <text:p>414741621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9.01.201317 : 41 : Kusihape 205 mkmol/L</text:p>
          </table:table-cell>
          <table:table-cell office:value-type="string">
            <text:p>Kusihape 205 mkmol/L</text:p>
          </table:table-cell>
          <table:table-cell/>
          <table:table-cell office:value-type="string">
            <text:p>Kusihape</text:p>
          </table:table-cell>
          <table:table-cell office:value-type="float" office:value="205">
            <text:p>205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45977">
            <text:p>19045977</text:p>
          </table:table-cell>
          <table:table-cell office:value-type="float" office:value="157385993">
            <text:p>157385993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59224785531">
            <text:p>592247855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6.01.201318 : 06 : Kusihape 205 mkmol/L</text:p>
          </table:table-cell>
          <table:table-cell office:value-type="string">
            <text:p>Kusihape 205 mkmol/L</text:p>
          </table:table-cell>
          <table:table-cell/>
          <table:table-cell office:value-type="string">
            <text:p>Kusihape</text:p>
          </table:table-cell>
          <table:table-cell office:value-type="float" office:value="205">
            <text:p>205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2139">
            <text:p>602139</text:p>
          </table:table-cell>
          <table:table-cell office:value-type="float" office:value="82532325">
            <text:p>82532325</text:p>
          </table:table-cell>
          <table:table-cell office:value-type="string">
            <text:p>2012-01-30</text:p>
          </table:table-cell>
          <table:table-cell office:value-type="string">
            <text:p>S</text:p>
          </table:table-cell>
          <table:table-cell office:value-type="string">
            <text:p>2012-01-18</text:p>
          </table:table-cell>
          <table:table-cell office:value-type="float" office:value="50810225083">
            <text:p>5081022508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reatiniin 52 ( 44 . 80 µmol/L ) S , P-Kusihape 207 ( 143 . 339 µ</text:p>
          </table:table-cell>
          <table:table-cell office:value-type="string">
            <text:p>S , P-Kusihape 207 ( 143 . 339 µmol/L )</text:p>
          </table:table-cell>
          <table:table-cell office:value-type="string">
            <text:p><text:s/>S , P-Reumatoidfaktor 97 ( &lt;14 </text:p>
          </table:table-cell>
          <table:table-cell office:value-type="string">
            <text:p>S , P-Kusihape</text:p>
          </table:table-cell>
          <table:table-cell office:value-type="float" office:value="207">
            <text:p>207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00469">
            <text:p>17500469</text:p>
          </table:table-cell>
          <table:table-cell office:value-type="float" office:value="191131103">
            <text:p>191131103</text:p>
          </table:table-cell>
          <table:table-cell office:value-type="string">
            <text:p>2013-08-05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73504483245">
            <text:p>735044832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0.05.201310 : 28 : Kusihape 207.9 mkmol/L</text:p>
          </table:table-cell>
          <table:table-cell office:value-type="string">
            <text:p>Kusihape 207.9 mkmol/L</text:p>
          </table:table-cell>
          <table:table-cell/>
          <table:table-cell office:value-type="string">
            <text:p>Kusihape</text:p>
          </table:table-cell>
          <table:table-cell office:value-type="float" office:value="207.9">
            <text:p>207,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3078">
            <text:p>703078</text:p>
          </table:table-cell>
          <table:table-cell office:value-type="float" office:value="87150867">
            <text:p>87150867</text:p>
          </table:table-cell>
          <table:table-cell office:value-type="string">
            <text:p>2012-03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2587019016">
            <text:p>7258701901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09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09">
            <text:p>209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75785">
            <text:p>17675785</text:p>
          </table:table-cell>
          <table:table-cell office:value-type="float" office:value="171779257">
            <text:p>171779257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841413804">
            <text:p>438414138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esuhkur 4,9 , kolesterool 4,6 , UA 209</text:p>
          </table:table-cell>
          <table:table-cell office:value-type="string">
            <text:p>UA 209</text:p>
          </table:table-cell>
          <table:table-cell office:value-type="string">
            <text:p><text:s/>, CRV 112 , kreat</text:p>
          </table:table-cell>
          <table:table-cell office:value-type="string">
            <text:p>UA</text:p>
          </table:table-cell>
          <table:table-cell office:value-type="float" office:value="209">
            <text:p>2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20649">
            <text:p>17220649</text:p>
          </table:table-cell>
          <table:table-cell office:value-type="float" office:value="176864360">
            <text:p>176864360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2013-05-02</text:p>
          </table:table-cell>
          <table:table-cell office:value-type="float" office:value="99821812719">
            <text:p>998218127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2.05.201316 : 39 : Kusihape 210 mkmol/L</text:p>
          </table:table-cell>
          <table:table-cell office:value-type="string">
            <text:p>Kusihape 210 mkmol/L</text:p>
          </table:table-cell>
          <table:table-cell/>
          <table:table-cell office:value-type="string">
            <text:p>Kusihape</text:p>
          </table:table-cell>
          <table:table-cell office:value-type="float" office:value="210">
            <text:p>21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39548">
            <text:p>19039548</text:p>
          </table:table-cell>
          <table:table-cell office:value-type="float" office:value="181100388">
            <text:p>181100388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11089054506">
            <text:p>110890545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4.05.201310 : 07 : kusihape ( uraat ) 211 mkmol/L</text:p>
          </table:table-cell>
          <table:table-cell office:value-type="string">
            <text:p>kusihape ( uraat ) 211 mkmol/L</text:p>
          </table:table-cell>
          <table:table-cell/>
          <table:table-cell office:value-type="string">
            <text:p>kusihape</text:p>
          </table:table-cell>
          <table:table-cell office:value-type="float" office:value="211">
            <text:p>21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22066">
            <text:p>19522066</text:p>
          </table:table-cell>
          <table:table-cell office:value-type="float" office:value="205058982">
            <text:p>205058982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2013-10-21</text:p>
          </table:table-cell>
          <table:table-cell office:value-type="float" office:value="673030456086">
            <text:p>6730304560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1.10.201316 : 48 : Kusihape 212 mkmol/L</text:p>
          </table:table-cell>
          <table:table-cell office:value-type="string">
            <text:p>Kusihape 212 mkmol/L</text:p>
          </table:table-cell>
          <table:table-cell office:value-type="string">
            <text:p><text:s/>[ norm 184 - 464 ]</text:p>
          </table:table-cell>
          <table:table-cell office:value-type="string">
            <text:p>Kusihape</text:p>
          </table:table-cell>
          <table:table-cell office:value-type="float" office:value="212">
            <text:p>21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05117">
            <text:p>24005117</text:p>
          </table:table-cell>
          <table:table-cell office:value-type="float" office:value="163986776">
            <text:p>163986776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95028581719">
            <text:p>950285817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12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12">
            <text:p>21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19216">
            <text:p>11419216</text:p>
          </table:table-cell>
          <table:table-cell office:value-type="float" office:value="159030786">
            <text:p>159030786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24927085035">
            <text:p>249270850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17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17">
            <text:p>217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51055">
            <text:p>17751055</text:p>
          </table:table-cell>
          <table:table-cell office:value-type="float" office:value="207890722">
            <text:p>207890722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08-22</text:p>
          </table:table-cell>
          <table:table-cell office:value-type="float" office:value="42903439949">
            <text:p>429034399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2.08.201312 : 49 : Kusihape 220 mkmol/L</text:p>
          </table:table-cell>
          <table:table-cell office:value-type="string">
            <text:p>Kusihape 220 mkmol/L</text:p>
          </table:table-cell>
          <table:table-cell/>
          <table:table-cell office:value-type="string">
            <text:p>Kusihape</text:p>
          </table:table-cell>
          <table:table-cell office:value-type="float" office:value="220">
            <text:p>22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55108">
            <text:p>16855108</text:p>
          </table:table-cell>
          <table:table-cell office:value-type="float" office:value="165928583">
            <text:p>165928583</text:p>
          </table:table-cell>
          <table:table-cell office:value-type="string">
            <text:p>2013-03-08</text:p>
          </table:table-cell>
          <table:table-cell office:value-type="string">
            <text:p>S</text:p>
          </table:table-cell>
          <table:table-cell office:value-type="string">
            <text:p>2013-03-05</text:p>
          </table:table-cell>
          <table:table-cell office:value-type="float" office:value="97145713033">
            <text:p>9714571303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21 ( 130 . 378 µmol/L )</text:p>
          </table:table-cell>
          <table:table-cell/>
          <table:table-cell office:value-type="string">
            <text:p>Kusihape</text:p>
          </table:table-cell>
          <table:table-cell office:value-type="float" office:value="221">
            <text:p>221</text:p>
          </table:table-cell>
          <table:table-cell office:value-type="float" office:value="130">
            <text:p>130</text:p>
          </table:table-cell>
          <table:table-cell office:value-type="float" office:value="378">
            <text:p>378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05048">
            <text:p>6505048</text:p>
          </table:table-cell>
          <table:table-cell office:value-type="float" office:value="81638514">
            <text:p>81638514</text:p>
          </table:table-cell>
          <table:table-cell office:value-type="string">
            <text:p>2012-01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4672357749">
            <text:p>1467235774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22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22">
            <text:p>22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96970">
            <text:p>20296970</text:p>
          </table:table-cell>
          <table:table-cell office:value-type="float" office:value="215928638">
            <text:p>215928638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3670664422">
            <text:p>936706644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omb 237 , leuk 4,8 SR 19 mm/h , UA 224</text:p>
          </table:table-cell>
          <table:table-cell office:value-type="string">
            <text:p>UA 224</text:p>
          </table:table-cell>
          <table:table-cell office:value-type="string">
            <text:p><text:s/>LDH 151 , Bil 9,6</text:p>
          </table:table-cell>
          <table:table-cell office:value-type="string">
            <text:p>UA</text:p>
          </table:table-cell>
          <table:table-cell office:value-type="float" office:value="224">
            <text:p>2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86628">
            <text:p>24086628</text:p>
          </table:table-cell>
          <table:table-cell office:value-type="float" office:value="178875075">
            <text:p>178875075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78152038786">
            <text:p>781520387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25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25">
            <text:p>22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87408">
            <text:p>8187408</text:p>
          </table:table-cell>
          <table:table-cell office:value-type="float" office:value="136400834">
            <text:p>136400834</text:p>
          </table:table-cell>
          <table:table-cell office:value-type="string">
            <text:p>2012-08-29</text:p>
          </table:table-cell>
          <table:table-cell office:value-type="string">
            <text:p>A</text:p>
          </table:table-cell>
          <table:table-cell office:value-type="string">
            <text:p>2012-08-27</text:p>
          </table:table-cell>
          <table:table-cell office:value-type="float" office:value="30071112177">
            <text:p>3007111217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29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29">
            <text:p>229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54011">
            <text:p>16554011</text:p>
          </table:table-cell>
          <table:table-cell office:value-type="float" office:value="190389616">
            <text:p>190389616</text:p>
          </table:table-cell>
          <table:table-cell office:value-type="string">
            <text:p>2013-07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0778743092">
            <text:p>5077874309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29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229">
            <text:p>229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84258">
            <text:p>16784258</text:p>
          </table:table-cell>
          <table:table-cell office:value-type="float" office:value="174635414">
            <text:p>174635414</text:p>
          </table:table-cell>
          <table:table-cell office:value-type="string">
            <text:p>2013-04-29</text:p>
          </table:table-cell>
          <table:table-cell office:value-type="string">
            <text:p>S</text:p>
          </table:table-cell>
          <table:table-cell office:value-type="string">
            <text:p>2013-04-24</text:p>
          </table:table-cell>
          <table:table-cell office:value-type="float" office:value="90504027814">
            <text:p>9050402781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29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29">
            <text:p>229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02514">
            <text:p>24302514</text:p>
          </table:table-cell>
          <table:table-cell office:value-type="float" office:value="209405925">
            <text:p>209405925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07-31</text:p>
          </table:table-cell>
          <table:table-cell office:value-type="float" office:value="673030495481">
            <text:p>6730304954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80 µmol/L ) Vanus 43 ( aastat ) Kusihape 230 ( 143 . 339 µmol/L </text:p>
          </table:table-cell>
          <table:table-cell office:value-type="string">
            <text:p>Kusihape 230 ( 143 . 339 µmol/L )</text:p>
          </table:table-cell>
          <table:table-cell office:value-type="string">
            <text:p><text:s/>Aldosteroon ( püsti ; ng/dL ) 1</text:p>
          </table:table-cell>
          <table:table-cell office:value-type="string">
            <text:p>Kusihape</text:p>
          </table:table-cell>
          <table:table-cell office:value-type="float" office:value="230">
            <text:p>230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6840">
            <text:p>716840</text:p>
          </table:table-cell>
          <table:table-cell office:value-type="float" office:value="84606449">
            <text:p>84606449</text:p>
          </table:table-cell>
          <table:table-cell office:value-type="string">
            <text:p>2012-02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2456721941">
            <text:p>8245672194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31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31">
            <text:p>231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96701">
            <text:p>21596701</text:p>
          </table:table-cell>
          <table:table-cell office:value-type="float" office:value="160350364">
            <text:p>160350364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28936617657">
            <text:p>289366176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31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31">
            <text:p>231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72535">
            <text:p>17772535</text:p>
          </table:table-cell>
          <table:table-cell office:value-type="float" office:value="173999055">
            <text:p>173999055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673030463635">
            <text:p>6730304636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0.02.201314 : 32 : kusihape ( uraat ) 233 mkmol/L</text:p>
          </table:table-cell>
          <table:table-cell office:value-type="string">
            <text:p>kusihape ( uraat ) 233 mkmol/L</text:p>
          </table:table-cell>
          <table:table-cell/>
          <table:table-cell office:value-type="string">
            <text:p>kusihape</text:p>
          </table:table-cell>
          <table:table-cell office:value-type="float" office:value="233">
            <text:p>23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73001">
            <text:p>22673001</text:p>
          </table:table-cell>
          <table:table-cell office:value-type="float" office:value="209302296">
            <text:p>209302296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65605010265">
            <text:p>656050102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33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33">
            <text:p>233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86243">
            <text:p>4086243</text:p>
          </table:table-cell>
          <table:table-cell office:value-type="float" office:value="124538145">
            <text:p>124538145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5-31</text:p>
          </table:table-cell>
          <table:table-cell office:value-type="float" office:value="96378722526">
            <text:p>963787225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34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234">
            <text:p>234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32315">
            <text:p>16232315</text:p>
          </table:table-cell>
          <table:table-cell office:value-type="float" office:value="207069052">
            <text:p>207069052</text:p>
          </table:table-cell>
          <table:table-cell office:value-type="string">
            <text:p>2013-10-29</text:p>
          </table:table-cell>
          <table:table-cell office:value-type="string">
            <text:p>S</text:p>
          </table:table-cell>
          <table:table-cell office:value-type="string">
            <text:p>2013-10-25</text:p>
          </table:table-cell>
          <table:table-cell office:value-type="float" office:value="29393141384">
            <text:p>2939314138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35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35">
            <text:p>23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16969">
            <text:p>2516969</text:p>
          </table:table-cell>
          <table:table-cell office:value-type="float" office:value="151864545">
            <text:p>151864545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35145526966">
            <text:p>351455269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1.12.2012 kusihape 235 mkmol/l</text:p>
          </table:table-cell>
          <table:table-cell office:value-type="string">
            <text:p>kusihape 235 mkmol/l</text:p>
          </table:table-cell>
          <table:table-cell office:value-type="string">
            <text:p><text:s/>&lt;=340</text:p>
          </table:table-cell>
          <table:table-cell office:value-type="string">
            <text:p>kusihape</text:p>
          </table:table-cell>
          <table:table-cell office:value-type="float" office:value="235">
            <text:p>235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79364">
            <text:p>21979364</text:p>
          </table:table-cell>
          <table:table-cell office:value-type="float" office:value="199693736">
            <text:p>199693736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32686577377">
            <text:p>326865773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36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236">
            <text:p>236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02547">
            <text:p>6902547</text:p>
          </table:table-cell>
          <table:table-cell office:value-type="float" office:value="80962249">
            <text:p>80962249</text:p>
          </table:table-cell>
          <table:table-cell office:value-type="string">
            <text:p>2012-01-12</text:p>
          </table:table-cell>
          <table:table-cell office:value-type="string">
            <text:p>S</text:p>
          </table:table-cell>
          <table:table-cell office:value-type="string">
            <text:p>2012-01-05</text:p>
          </table:table-cell>
          <table:table-cell office:value-type="float" office:value="63797534984">
            <text:p>6379753498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36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36">
            <text:p>236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83405">
            <text:p>17183405</text:p>
          </table:table-cell>
          <table:table-cell office:value-type="float" office:value="154816349">
            <text:p>154816349</text:p>
          </table:table-cell>
          <table:table-cell office:value-type="string">
            <text:p>2012-12-31</text:p>
          </table:table-cell>
          <table:table-cell office:value-type="string">
            <text:p>A</text:p>
          </table:table-cell>
          <table:table-cell office:value-type="string">
            <text:p>2012-12-28</text:p>
          </table:table-cell>
          <table:table-cell office:value-type="float" office:value="36857812643">
            <text:p>368578126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8.12.201216 : 06 : Kusihape 237 mkmol/L</text:p>
          </table:table-cell>
          <table:table-cell office:value-type="string">
            <text:p>Kusihape 237 mkmol/L</text:p>
          </table:table-cell>
          <table:table-cell/>
          <table:table-cell office:value-type="string">
            <text:p>Kusihape</text:p>
          </table:table-cell>
          <table:table-cell office:value-type="float" office:value="237">
            <text:p>23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58867">
            <text:p>2758867</text:p>
          </table:table-cell>
          <table:table-cell office:value-type="float" office:value="146233850">
            <text:p>146233850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14658024225">
            <text:p>146580242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8.11.201213 : 13 : 07 : Kusihape 238 mkmol/L</text:p>
          </table:table-cell>
          <table:table-cell office:value-type="string">
            <text:p>Kusihape 238 mkmol/L</text:p>
          </table:table-cell>
          <table:table-cell/>
          <table:table-cell office:value-type="string">
            <text:p>Kusihape</text:p>
          </table:table-cell>
          <table:table-cell office:value-type="float" office:value="238">
            <text:p>23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56165">
            <text:p>16556165</text:p>
          </table:table-cell>
          <table:table-cell office:value-type="float" office:value="216297048">
            <text:p>216297048</text:p>
          </table:table-cell>
          <table:table-cell office:value-type="string">
            <text:p>2013-12-17</text:p>
          </table:table-cell>
          <table:table-cell office:value-type="string">
            <text:p>S</text:p>
          </table:table-cell>
          <table:table-cell office:value-type="string">
            <text:p>2013-12-03</text:p>
          </table:table-cell>
          <table:table-cell office:value-type="float" office:value="96698571155">
            <text:p>966985711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tiniin 40 ↓ ( 62 . 106 µmol/L ) Kusihape 240 ( 202 . 417 µmol/L </text:p>
          </table:table-cell>
          <table:table-cell office:value-type="string">
            <text:p>Kusihape 240 ( 202 . 417 µmol/L )</text:p>
          </table:table-cell>
          <table:table-cell office:value-type="string">
            <text:p><text:s/>Uurea 3.5 ( &lt;8.1 mmol/L ) TSH 0</text:p>
          </table:table-cell>
          <table:table-cell office:value-type="string">
            <text:p>Kusihape</text:p>
          </table:table-cell>
          <table:table-cell office:value-type="float" office:value="240">
            <text:p>24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83259">
            <text:p>18483259</text:p>
          </table:table-cell>
          <table:table-cell office:value-type="float" office:value="183384578">
            <text:p>183384578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673030474795">
            <text:p>6730304747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3.05.201311 : 56 : Kusihape 241 mkmol/L</text:p>
          </table:table-cell>
          <table:table-cell office:value-type="string">
            <text:p>Kusihape 241 mkmol/L</text:p>
          </table:table-cell>
          <table:table-cell/>
          <table:table-cell office:value-type="string">
            <text:p>Kusihape</text:p>
          </table:table-cell>
          <table:table-cell office:value-type="float" office:value="241">
            <text:p>24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59472">
            <text:p>4559472</text:p>
          </table:table-cell>
          <table:table-cell office:value-type="float" office:value="84724975">
            <text:p>84724975</text:p>
          </table:table-cell>
          <table:table-cell office:value-type="string">
            <text:p>2012-02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8449010570">
            <text:p>584490105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<text:s/>, CRV 1 , HbsAg ja a-HCV neg , Kusihape 241</text:p>
          </table:table-cell>
          <table:table-cell office:value-type="string">
            <text:p>Kusihape 241</text:p>
          </table:table-cell>
          <table:table-cell office:value-type="string">
            <text:p><text:s/>, uriin N Obj-lt : perifeersed </text:p>
          </table:table-cell>
          <table:table-cell office:value-type="string">
            <text:p>Kusihape</text:p>
          </table:table-cell>
          <table:table-cell office:value-type="float" office:value="241">
            <text:p>2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3202">
            <text:p>713202</text:p>
          </table:table-cell>
          <table:table-cell office:value-type="float" office:value="79920000">
            <text:p>79920000</text:p>
          </table:table-cell>
          <table:table-cell office:value-type="string">
            <text:p>2011-12-30</text:p>
          </table:table-cell>
          <table:table-cell office:value-type="string">
            <text:p>S</text:p>
          </table:table-cell>
          <table:table-cell office:value-type="string">
            <text:p>2011-12-27</text:p>
          </table:table-cell>
          <table:table-cell office:value-type="float" office:value="97460625228">
            <text:p>9746062522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42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242">
            <text:p>242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53623">
            <text:p>17753623</text:p>
          </table:table-cell>
          <table:table-cell office:value-type="float" office:value="158545158">
            <text:p>158545158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25282693798">
            <text:p>252826937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1.01.201317 : 13 : Kusihape 242 mkmol/L</text:p>
          </table:table-cell>
          <table:table-cell office:value-type="string">
            <text:p>Kusihape 242 mkmol/L</text:p>
          </table:table-cell>
          <table:table-cell/>
          <table:table-cell office:value-type="string">
            <text:p>Kusihape</text:p>
          </table:table-cell>
          <table:table-cell office:value-type="float" office:value="242">
            <text:p>24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18083">
            <text:p>22118083</text:p>
          </table:table-cell>
          <table:table-cell office:value-type="float" office:value="184106890">
            <text:p>184106890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74715361666">
            <text:p>747153616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61,6 , kusihape 244</text:p>
          </table:table-cell>
          <table:table-cell office:value-type="string">
            <text:p>kusihape 244</text:p>
          </table:table-cell>
          <table:table-cell office:value-type="string">
            <text:p><text:s/>, gluc 5,09 , CRP 0,3 , uriini </text:p>
          </table:table-cell>
          <table:table-cell office:value-type="string">
            <text:p>kusihape</text:p>
          </table:table-cell>
          <table:table-cell office:value-type="float" office:value="244">
            <text:p>2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66715">
            <text:p>16466715</text:p>
          </table:table-cell>
          <table:table-cell office:value-type="float" office:value="184328451">
            <text:p>184328451</text:p>
          </table:table-cell>
          <table:table-cell office:value-type="string">
            <text:p>2013-06-20</text:p>
          </table:table-cell>
          <table:table-cell office:value-type="string">
            <text:p>S</text:p>
          </table:table-cell>
          <table:table-cell office:value-type="string">
            <text:p>2013-05-08</text:p>
          </table:table-cell>
          <table:table-cell office:value-type="float" office:value="673034338969">
            <text:p>67303433896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44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244">
            <text:p>244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85004">
            <text:p>2485004</text:p>
          </table:table-cell>
          <table:table-cell office:value-type="float" office:value="131159461">
            <text:p>131159461</text:p>
          </table:table-cell>
          <table:table-cell office:value-type="string">
            <text:p>2012-07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3169290015">
            <text:p>731692900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- 245</text:p>
          </table:table-cell>
          <table:table-cell/>
          <table:table-cell office:value-type="string">
            <text:p>Kusihape</text:p>
          </table:table-cell>
          <table:table-cell office:value-type="float" office:value="245">
            <text:p>2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1250">
            <text:p>16371250</text:p>
          </table:table-cell>
          <table:table-cell office:value-type="float" office:value="155223077">
            <text:p>155223077</text:p>
          </table:table-cell>
          <table:table-cell office:value-type="string">
            <text:p>2012-12-28</text:p>
          </table:table-cell>
          <table:table-cell office:value-type="string">
            <text:p>S</text:p>
          </table:table-cell>
          <table:table-cell office:value-type="string">
            <text:p>2012-12-19</text:p>
          </table:table-cell>
          <table:table-cell office:value-type="float" office:value="60717895915">
            <text:p>6071789591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45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245">
            <text:p>245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79415">
            <text:p>22679415</text:p>
          </table:table-cell>
          <table:table-cell office:value-type="float" office:value="175398130">
            <text:p>175398130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74344075423">
            <text:p>743440754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45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45">
            <text:p>24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29830">
            <text:p>16229830</text:p>
          </table:table-cell>
          <table:table-cell office:value-type="float" office:value="158944639">
            <text:p>158944639</text:p>
          </table:table-cell>
          <table:table-cell office:value-type="string">
            <text:p>2013-01-21</text:p>
          </table:table-cell>
          <table:table-cell office:value-type="string">
            <text:p>S</text:p>
          </table:table-cell>
          <table:table-cell office:value-type="string">
            <text:p>2013-01-14</text:p>
          </table:table-cell>
          <table:table-cell office:value-type="float" office:value="25673423180">
            <text:p>2567342318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46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246">
            <text:p>246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87774">
            <text:p>18287774</text:p>
          </table:table-cell>
          <table:table-cell office:value-type="float" office:value="172836398">
            <text:p>172836398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816845480">
            <text:p>448168454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53 mkmol/l , Uurea 6.0 mmol/l , Kusihape 247 mkmol/L</text:p>
          </table:table-cell>
          <table:table-cell office:value-type="string">
            <text:p>Kusihape 247 mkmol/L</text:p>
          </table:table-cell>
          <table:table-cell office:value-type="string">
            <text:p><text:s/>;</text:p>
          </table:table-cell>
          <table:table-cell office:value-type="string">
            <text:p>Kusihape</text:p>
          </table:table-cell>
          <table:table-cell office:value-type="float" office:value="247">
            <text:p>24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4885">
            <text:p>724885</text:p>
          </table:table-cell>
          <table:table-cell office:value-type="float" office:value="82523074">
            <text:p>82523074</text:p>
          </table:table-cell>
          <table:table-cell office:value-type="string">
            <text:p>2012-01-25</text:p>
          </table:table-cell>
          <table:table-cell office:value-type="string">
            <text:p>S</text:p>
          </table:table-cell>
          <table:table-cell office:value-type="string">
            <text:p>2012-01-23</text:p>
          </table:table-cell>
          <table:table-cell office:value-type="float" office:value="43746430180">
            <text:p>4374643018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atiniin 506 ( 62 . 106 µmol/L ) S , P-Kusihape 247 ( 202 . 417 µ</text:p>
          </table:table-cell>
          <table:table-cell office:value-type="string">
            <text:p>S , P-Kusihape 247 ( 202 . 417 µmol/L )</text:p>
          </table:table-cell>
          <table:table-cell office:value-type="string">
            <text:p><text:s/>S , P-Uurea 22.8 ( &lt;11.9 mmol/L</text:p>
          </table:table-cell>
          <table:table-cell office:value-type="string">
            <text:p>S , P-Kusihape</text:p>
          </table:table-cell>
          <table:table-cell office:value-type="float" office:value="247">
            <text:p>247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49006">
            <text:p>14549006</text:p>
          </table:table-cell>
          <table:table-cell office:value-type="float" office:value="189527122">
            <text:p>189527122</text:p>
          </table:table-cell>
          <table:table-cell office:value-type="string">
            <text:p>2013-07-23</text:p>
          </table:table-cell>
          <table:table-cell office:value-type="string">
            <text:p>A</text:p>
          </table:table-cell>
          <table:table-cell office:value-type="string">
            <text:p>2013-07-22</text:p>
          </table:table-cell>
          <table:table-cell office:value-type="float" office:value="673030385023">
            <text:p>6730303850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47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47">
            <text:p>247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4427">
            <text:p>2404427</text:p>
          </table:table-cell>
          <table:table-cell office:value-type="float" office:value="152988600">
            <text:p>152988600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11442986637">
            <text:p>114429866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3.12.201215 : 00 : kusihape ( uraat ) 248 mkmol/L</text:p>
          </table:table-cell>
          <table:table-cell office:value-type="string">
            <text:p>kusihape ( uraat ) 248 mkmol/L</text:p>
          </table:table-cell>
          <table:table-cell/>
          <table:table-cell office:value-type="string">
            <text:p>kusihape</text:p>
          </table:table-cell>
          <table:table-cell office:value-type="float" office:value="248">
            <text:p>24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39425">
            <text:p>23839425</text:p>
          </table:table-cell>
          <table:table-cell office:value-type="float" office:value="206212692">
            <text:p>206212692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673030336618">
            <text:p>6730303366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<text:s/>, eGFR 137 , AST 24 , ALT 25 , kusihape 249</text:p>
          </table:table-cell>
          <table:table-cell office:value-type="string">
            <text:p>kusihape 249</text:p>
          </table:table-cell>
          <table:table-cell office:value-type="string">
            <text:p><text:s/>, ASO &lt;70 , RF &lt;15 , aCCP 1,4 .</text:p>
          </table:table-cell>
          <table:table-cell office:value-type="string">
            <text:p>kusihape</text:p>
          </table:table-cell>
          <table:table-cell office:value-type="float" office:value="249">
            <text:p>2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11727">
            <text:p>11111727</text:p>
          </table:table-cell>
          <table:table-cell office:value-type="float" office:value="195443245">
            <text:p>195443245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333673831">
            <text:p>663336738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ASAT24 ja ALAT 24 kreatiniin 64 kusihape 249</text:p>
          </table:table-cell>
          <table:table-cell office:value-type="string">
            <text:p>kusihape 249</text:p>
          </table:table-cell>
          <table:table-cell office:value-type="string">
            <text:p><text:s/>Hgb 139 g/l Lk 5,1</text:p>
          </table:table-cell>
          <table:table-cell office:value-type="string">
            <text:p>kusihape</text:p>
          </table:table-cell>
          <table:table-cell office:value-type="float" office:value="249">
            <text:p>2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67294">
            <text:p>17967294</text:p>
          </table:table-cell>
          <table:table-cell office:value-type="float" office:value="177233984">
            <text:p>177233984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673030562739">
            <text:p>6730305627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1.04.201311 : 32 : Kusihape 249 mkmol/L</text:p>
          </table:table-cell>
          <table:table-cell office:value-type="string">
            <text:p>Kusihape 249 mkmol/L</text:p>
          </table:table-cell>
          <table:table-cell/>
          <table:table-cell office:value-type="string">
            <text:p>Kusihape</text:p>
          </table:table-cell>
          <table:table-cell office:value-type="float" office:value="249">
            <text:p>24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25919">
            <text:p>16525919</text:p>
          </table:table-cell>
          <table:table-cell office:value-type="float" office:value="216357042">
            <text:p>216357042</text:p>
          </table:table-cell>
          <table:table-cell office:value-type="string">
            <text:p>2013-12-17</text:p>
          </table:table-cell>
          <table:table-cell office:value-type="string">
            <text:p>S</text:p>
          </table:table-cell>
          <table:table-cell office:value-type="string">
            <text:p>2013-12-10</text:p>
          </table:table-cell>
          <table:table-cell office:value-type="float" office:value="53111555799">
            <text:p>5311155579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<text:s/>80µmol/L ) Vanus 60 ( aastat ) Kusihape 249 ( 143 . 339 µmol/L </text:p>
          </table:table-cell>
          <table:table-cell office:value-type="string">
            <text:p>Kusihape 249 ( 143 . 339 µmol/L )</text:p>
          </table:table-cell>
          <table:table-cell office:value-type="string">
            <text:p><text:s/>LDH 158 ↓ ( 240 . 480 U/L ) Uur</text:p>
          </table:table-cell>
          <table:table-cell office:value-type="string">
            <text:p>Kusihape</text:p>
          </table:table-cell>
          <table:table-cell office:value-type="float" office:value="249">
            <text:p>249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6054">
            <text:p>2336054</text:p>
          </table:table-cell>
          <table:table-cell office:value-type="float" office:value="88859947">
            <text:p>88859947</text:p>
          </table:table-cell>
          <table:table-cell office:value-type="string">
            <text:p>2012-04-05</text:p>
          </table:table-cell>
          <table:table-cell office:value-type="string">
            <text:p>A</text:p>
          </table:table-cell>
          <table:table-cell office:value-type="string">
            <text:p>2012-04-02</text:p>
          </table:table-cell>
          <table:table-cell office:value-type="float" office:value="47382165766">
            <text:p>473821657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2.04.201220 : 24 : Kusihape 250 mkmol/L</text:p>
          </table:table-cell>
          <table:table-cell office:value-type="string">
            <text:p>Kusihape 250 mkmol/L</text:p>
          </table:table-cell>
          <table:table-cell/>
          <table:table-cell office:value-type="string">
            <text:p>Kusihape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68898">
            <text:p>4568898</text:p>
          </table:table-cell>
          <table:table-cell office:value-type="float" office:value="84711545">
            <text:p>84711545</text:p>
          </table:table-cell>
          <table:table-cell office:value-type="string">
            <text:p>2012-02-17</text:p>
          </table:table-cell>
          <table:table-cell office:value-type="string">
            <text:p>A</text:p>
          </table:table-cell>
          <table:table-cell office:value-type="string">
            <text:p>2009-04-09</text:p>
          </table:table-cell>
          <table:table-cell office:value-type="float" office:value="21652876071">
            <text:p>216528760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51</text:p>
          </table:table-cell>
          <table:table-cell office:value-type="string">
            <text:p><text:s/>( &lt;340 µmol/L )</text:p>
          </table:table-cell>
          <table:table-cell office:value-type="string">
            <text:p>S , P-Kusihape</text:p>
          </table:table-cell>
          <table:table-cell office:value-type="float" office:value="251">
            <text:p>2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90324">
            <text:p>19890324</text:p>
          </table:table-cell>
          <table:table-cell office:value-type="float" office:value="199943151">
            <text:p>199943151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60114684799">
            <text:p>601146847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6.09.201312 : 34 : Kusihape 252 mkmol/L</text:p>
          </table:table-cell>
          <table:table-cell office:value-type="string">
            <text:p>Kusihape 252 mkmol/L</text:p>
          </table:table-cell>
          <table:table-cell/>
          <table:table-cell office:value-type="string">
            <text:p>Kusihape</text:p>
          </table:table-cell>
          <table:table-cell office:value-type="float" office:value="252">
            <text:p>25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70864">
            <text:p>5270864</text:p>
          </table:table-cell>
          <table:table-cell office:value-type="float" office:value="141764545">
            <text:p>141764545</text:p>
          </table:table-cell>
          <table:table-cell office:value-type="string">
            <text:p>2012-10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869217984">
            <text:p>9286921798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Transaminaasid ii , CRV 31 , kusihape 252</text:p>
          </table:table-cell>
          <table:table-cell office:value-type="string">
            <text:p>kusihape 252</text:p>
          </table:table-cell>
          <table:table-cell office:value-type="string">
            <text:p><text:s/>, kreatiniin 92 .</text:p>
          </table:table-cell>
          <table:table-cell office:value-type="string">
            <text:p>kusihape</text:p>
          </table:table-cell>
          <table:table-cell office:value-type="float" office:value="252">
            <text:p>2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67669">
            <text:p>14167669</text:p>
          </table:table-cell>
          <table:table-cell office:value-type="float" office:value="205023554">
            <text:p>205023554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65612712990">
            <text:p>6561271299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üüsid 06.40.13 : CRP 8,5 mg/L , kusihape 252</text:p>
          </table:table-cell>
          <table:table-cell office:value-type="string">
            <text:p>kusihape 252</text:p>
          </table:table-cell>
          <table:table-cell office:value-type="string">
            <text:p><text:s/>, AST 18,6 U/L , ALT 36 U/L , L</text:p>
          </table:table-cell>
          <table:table-cell office:value-type="string">
            <text:p>kusihape</text:p>
          </table:table-cell>
          <table:table-cell office:value-type="float" office:value="252">
            <text:p>2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90035">
            <text:p>20890035</text:p>
          </table:table-cell>
          <table:table-cell office:value-type="float" office:value="188787414">
            <text:p>188787414</text:p>
          </table:table-cell>
          <table:table-cell office:value-type="string">
            <text:p>2013-07-18</text:p>
          </table:table-cell>
          <table:table-cell office:value-type="string">
            <text:p>A</text:p>
          </table:table-cell>
          <table:table-cell office:value-type="string">
            <text:p>2013-03-28</text:p>
          </table:table-cell>
          <table:table-cell office:value-type="float" office:value="673032529341">
            <text:p>6730325293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CRP 61,9 , SR 104 , UA 252</text:p>
          </table:table-cell>
          <table:table-cell office:value-type="string">
            <text:p>UA 252</text:p>
          </table:table-cell>
          <table:table-cell office:value-type="string">
            <text:p><text:s/>, kreatiniin 62 , Hgb 114 , leu</text:p>
          </table:table-cell>
          <table:table-cell office:value-type="string">
            <text:p>UA</text:p>
          </table:table-cell>
          <table:table-cell office:value-type="float" office:value="252">
            <text:p>2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5823">
            <text:p>515823</text:p>
          </table:table-cell>
          <table:table-cell office:value-type="float" office:value="122323565">
            <text:p>122323565</text:p>
          </table:table-cell>
          <table:table-cell office:value-type="string">
            <text:p>2012-05-23</text:p>
          </table:table-cell>
          <table:table-cell office:value-type="string">
            <text:p>S</text:p>
          </table:table-cell>
          <table:table-cell office:value-type="string">
            <text:p>2012-05-10</text:p>
          </table:table-cell>
          <table:table-cell office:value-type="float" office:value="63258394187">
            <text:p>6325839418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53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253">
            <text:p>253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81388">
            <text:p>14481388</text:p>
          </table:table-cell>
          <table:table-cell office:value-type="float" office:value="191054133">
            <text:p>191054133</text:p>
          </table:table-cell>
          <table:table-cell office:value-type="string">
            <text:p>2013-08-05</text:p>
          </table:table-cell>
          <table:table-cell office:value-type="string">
            <text:p>A</text:p>
          </table:table-cell>
          <table:table-cell office:value-type="string">
            <text:p>2013-07-29</text:p>
          </table:table-cell>
          <table:table-cell office:value-type="float" office:value="673030358354">
            <text:p>6730303583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54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54">
            <text:p>254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9889">
            <text:p>799889</text:p>
          </table:table-cell>
          <table:table-cell office:value-type="float" office:value="120801862">
            <text:p>120801862</text:p>
          </table:table-cell>
          <table:table-cell office:value-type="string">
            <text:p>2012-04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5216521710">
            <text:p>7521652171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54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254">
            <text:p>254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30722">
            <text:p>22730722</text:p>
          </table:table-cell>
          <table:table-cell office:value-type="float" office:value="211273985">
            <text:p>211273985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673037239426">
            <text:p>6730372394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55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55">
            <text:p>25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68083">
            <text:p>19068083</text:p>
          </table:table-cell>
          <table:table-cell office:value-type="float" office:value="187285482">
            <text:p>187285482</text:p>
          </table:table-cell>
          <table:table-cell office:value-type="string">
            <text:p>2013-07-08</text:p>
          </table:table-cell>
          <table:table-cell office:value-type="string">
            <text:p>A</text:p>
          </table:table-cell>
          <table:table-cell office:value-type="string">
            <text:p>2013-07-05</text:p>
          </table:table-cell>
          <table:table-cell office:value-type="float" office:value="66184031273">
            <text:p>661840312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5.07.201315 : 09 : kusihape ( uraat ) 255.20</text:p>
          </table:table-cell>
          <table:table-cell office:value-type="string">
            <text:p>kusihape ( uraat ) 255.20</text:p>
          </table:table-cell>
          <table:table-cell office:value-type="string">
            <text:p><text:s/>( 255 ) mkmol/L</text:p>
          </table:table-cell>
          <table:table-cell office:value-type="string">
            <text:p>kusihape</text:p>
          </table:table-cell>
          <table:table-cell office:value-type="float" office:value="255.2">
            <text:p>255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55551">
            <text:p>16355551</text:p>
          </table:table-cell>
          <table:table-cell office:value-type="float" office:value="173659167">
            <text:p>173659167</text:p>
          </table:table-cell>
          <table:table-cell office:value-type="string">
            <text:p>2013-04-24</text:p>
          </table:table-cell>
          <table:table-cell office:value-type="string">
            <text:p>S</text:p>
          </table:table-cell>
          <table:table-cell office:value-type="string">
            <text:p>2013-04-22</text:p>
          </table:table-cell>
          <table:table-cell office:value-type="float" office:value="82928294441">
            <text:p>8292829444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56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56">
            <text:p>256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75164">
            <text:p>19475164</text:p>
          </table:table-cell>
          <table:table-cell office:value-type="float" office:value="200805195">
            <text:p>200805195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99479489841">
            <text:p>994794898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7.09.201310 : 15 : Kusihape 257 mkmol/L</text:p>
          </table:table-cell>
          <table:table-cell office:value-type="string">
            <text:p>Kusihape 257 mkmol/L</text:p>
          </table:table-cell>
          <table:table-cell/>
          <table:table-cell office:value-type="string">
            <text:p>Kusihape</text:p>
          </table:table-cell>
          <table:table-cell office:value-type="float" office:value="257">
            <text:p>25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13375">
            <text:p>18113375</text:p>
          </table:table-cell>
          <table:table-cell office:value-type="float" office:value="195586997">
            <text:p>195586997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673030323089">
            <text:p>6730303230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2.09.201312 : 05 : Kusihape 257 mkmol/L</text:p>
          </table:table-cell>
          <table:table-cell office:value-type="string">
            <text:p>Kusihape 257 mkmol/L</text:p>
          </table:table-cell>
          <table:table-cell/>
          <table:table-cell office:value-type="string">
            <text:p>Kusihape</text:p>
          </table:table-cell>
          <table:table-cell office:value-type="float" office:value="257">
            <text:p>25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87481">
            <text:p>12287481</text:p>
          </table:table-cell>
          <table:table-cell office:value-type="float" office:value="167269273">
            <text:p>167269273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2-07-05</text:p>
          </table:table-cell>
          <table:table-cell office:value-type="float" office:value="13177412779">
            <text:p>131774127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did 1.35 ( 0.45 . 2.60 mmol/L ) S , P-Kusihape 258 ( 202 . 417 µ</text:p>
          </table:table-cell>
          <table:table-cell office:value-type="string">
            <text:p>S , P-Kusihape 258 ( 202 . 417 µmol/L )</text:p>
          </table:table-cell>
          <table:table-cell office:value-type="string">
            <text:p><text:s/>S , P-LH 5.80 ( 1.70 . 8.60 U/L</text:p>
          </table:table-cell>
          <table:table-cell office:value-type="string">
            <text:p>S , P-Kusihape</text:p>
          </table:table-cell>
          <table:table-cell office:value-type="float" office:value="258">
            <text:p>258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3139">
            <text:p>493139</text:p>
          </table:table-cell>
          <table:table-cell office:value-type="float" office:value="134084708">
            <text:p>134084708</text:p>
          </table:table-cell>
          <table:table-cell office:value-type="string">
            <text:p>2012-08-08</text:p>
          </table:table-cell>
          <table:table-cell office:value-type="string">
            <text:p>S</text:p>
          </table:table-cell>
          <table:table-cell office:value-type="string">
            <text:p>2012-08-03</text:p>
          </table:table-cell>
          <table:table-cell office:value-type="float" office:value="94313048594">
            <text:p>9431304859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59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259">
            <text:p>259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9683">
            <text:p>459683</text:p>
          </table:table-cell>
          <table:table-cell office:value-type="float" office:value="131562166">
            <text:p>131562166</text:p>
          </table:table-cell>
          <table:table-cell office:value-type="string">
            <text:p>2012-06-25</text:p>
          </table:table-cell>
          <table:table-cell office:value-type="string">
            <text:p>S</text:p>
          </table:table-cell>
          <table:table-cell office:value-type="string">
            <text:p>2012-06-14</text:p>
          </table:table-cell>
          <table:table-cell office:value-type="float" office:value="90109358253">
            <text:p>9010935825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) Patsiendi vanus 72 ( aastat ) S , P-Kusihape 260 ( 143 . 339 µ</text:p>
          </table:table-cell>
          <table:table-cell office:value-type="string">
            <text:p>S , P-Kusihape 260 ( 143 . 339 µmol/L )</text:p>
          </table:table-cell>
          <table:table-cell office:value-type="string">
            <text:p><text:s/>S , P-Uurea 6.7 ( &lt;11.9 mmol/L </text:p>
          </table:table-cell>
          <table:table-cell office:value-type="string">
            <text:p>S , P-Kusihape</text:p>
          </table:table-cell>
          <table:table-cell office:value-type="float" office:value="260">
            <text:p>260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0109">
            <text:p>660109</text:p>
          </table:table-cell>
          <table:table-cell office:value-type="float" office:value="90490285">
            <text:p>90490285</text:p>
          </table:table-cell>
          <table:table-cell office:value-type="string">
            <text:p>2012-04-03</text:p>
          </table:table-cell>
          <table:table-cell office:value-type="string">
            <text:p>S</text:p>
          </table:table-cell>
          <table:table-cell office:value-type="string">
            <text:p>2012-03-27</text:p>
          </table:table-cell>
          <table:table-cell office:value-type="float" office:value="63056833262">
            <text:p>6305683326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61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61">
            <text:p>261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13544">
            <text:p>8113544</text:p>
          </table:table-cell>
          <table:table-cell office:value-type="float" office:value="151192738">
            <text:p>151192738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97347684248">
            <text:p>9734768424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62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62">
            <text:p>26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2975">
            <text:p>732975</text:p>
          </table:table-cell>
          <table:table-cell office:value-type="float" office:value="84621046">
            <text:p>84621046</text:p>
          </table:table-cell>
          <table:table-cell office:value-type="string">
            <text:p>2012-02-14</text:p>
          </table:table-cell>
          <table:table-cell office:value-type="string">
            <text:p>S</text:p>
          </table:table-cell>
          <table:table-cell office:value-type="string">
            <text:p>2012-02-11</text:p>
          </table:table-cell>
          <table:table-cell office:value-type="float" office:value="40904316028">
            <text:p>4090431602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64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264">
            <text:p>264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18787">
            <text:p>16618787</text:p>
          </table:table-cell>
          <table:table-cell office:value-type="float" office:value="190684792">
            <text:p>190684792</text:p>
          </table:table-cell>
          <table:table-cell office:value-type="string">
            <text:p>2013-07-25</text:p>
          </table:table-cell>
          <table:table-cell office:value-type="string">
            <text:p>S</text:p>
          </table:table-cell>
          <table:table-cell office:value-type="string">
            <text:p>2013-07-20</text:p>
          </table:table-cell>
          <table:table-cell office:value-type="float" office:value="82403372946">
            <text:p>8240337294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65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265">
            <text:p>265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70890">
            <text:p>18670890</text:p>
          </table:table-cell>
          <table:table-cell office:value-type="float" office:value="197557994">
            <text:p>197557994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80696274302">
            <text:p>806962743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5.09.201314 : 36 : Kusihape 265 mkmol/L</text:p>
          </table:table-cell>
          <table:table-cell office:value-type="string">
            <text:p>Kusihape 265 mkmol/L</text:p>
          </table:table-cell>
          <table:table-cell/>
          <table:table-cell office:value-type="string">
            <text:p>Kusihape</text:p>
          </table:table-cell>
          <table:table-cell office:value-type="float" office:value="265">
            <text:p>265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61100">
            <text:p>3461100</text:p>
          </table:table-cell>
          <table:table-cell office:value-type="float" office:value="143861853">
            <text:p>143861853</text:p>
          </table:table-cell>
          <table:table-cell office:value-type="string">
            <text:p>2012-10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5111432834">
            <text:p>451114328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65</text:p>
          </table:table-cell>
          <table:table-cell office:value-type="string">
            <text:p><text:s/>.</text:p>
          </table:table-cell>
          <table:table-cell office:value-type="string">
            <text:p>Kusihape</text:p>
          </table:table-cell>
          <table:table-cell office:value-type="float" office:value="265">
            <text:p>2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77526">
            <text:p>11777526</text:p>
          </table:table-cell>
          <table:table-cell office:value-type="float" office:value="156289250">
            <text:p>156289250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2012-11-14</text:p>
          </table:table-cell>
          <table:table-cell office:value-type="float" office:value="93906237169">
            <text:p>939062371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66 ( 124 . 330 µmol/L )</text:p>
          </table:table-cell>
          <table:table-cell office:value-type="string">
            <text:p><text:s/>S , P-Reumatoidfaktor 10 ( IU/m</text:p>
          </table:table-cell>
          <table:table-cell office:value-type="string">
            <text:p>S , P-Kusihape</text:p>
          </table:table-cell>
          <table:table-cell office:value-type="float" office:value="266">
            <text:p>266</text:p>
          </table:table-cell>
          <table:table-cell office:value-type="float" office:value="124">
            <text:p>124</text:p>
          </table:table-cell>
          <table:table-cell office:value-type="float" office:value="330">
            <text:p>330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9632">
            <text:p>1919632</text:p>
          </table:table-cell>
          <table:table-cell office:value-type="float" office:value="128123345">
            <text:p>128123345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office:value-type="string">
            <text:p>2012-06-27</text:p>
          </table:table-cell>
          <table:table-cell office:value-type="float" office:value="33422737855">
            <text:p>334227378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, Triglütseriidid 0.67 mmol/L , Kusihape 266 mkmol/L</text:p>
          </table:table-cell>
          <table:table-cell office:value-type="string">
            <text:p>Kusihape 266 mkmol/L</text:p>
          </table:table-cell>
          <table:table-cell office:value-type="string">
            <text:p><text:s/>, Antistreptolüsiin-O 64.8 IU/m</text:p>
          </table:table-cell>
          <table:table-cell office:value-type="string">
            <text:p>Kusihape</text:p>
          </table:table-cell>
          <table:table-cell office:value-type="float" office:value="266">
            <text:p>26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59095">
            <text:p>24359095</text:p>
          </table:table-cell>
          <table:table-cell office:value-type="float" office:value="218625035">
            <text:p>218625035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office:value-type="string">
            <text:p>2013-12-19</text:p>
          </table:table-cell>
          <table:table-cell office:value-type="float" office:value="47228170840">
            <text:p>472281708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66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66">
            <text:p>266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64511">
            <text:p>13364511</text:p>
          </table:table-cell>
          <table:table-cell office:value-type="float" office:value="197920132">
            <text:p>197920132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40840276378">
            <text:p>408402763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66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66">
            <text:p>266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5279">
            <text:p>425279</text:p>
          </table:table-cell>
          <table:table-cell office:value-type="float" office:value="147507087">
            <text:p>147507087</text:p>
          </table:table-cell>
          <table:table-cell office:value-type="string">
            <text:p>2012-02-17</text:p>
          </table:table-cell>
          <table:table-cell office:value-type="string">
            <text:p>S</text:p>
          </table:table-cell>
          <table:table-cell office:value-type="string">
            <text:p>2012-02-10</text:p>
          </table:table-cell>
          <table:table-cell office:value-type="float" office:value="39432452736">
            <text:p>3943245273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66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66">
            <text:p>266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2473">
            <text:p>2362473</text:p>
          </table:table-cell>
          <table:table-cell office:value-type="float" office:value="88005841">
            <text:p>88005841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768479161">
            <text:p>4476847916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67 mkmol/L</text:p>
          </table:table-cell>
          <table:table-cell office:value-type="string">
            <text:p><text:s/>, Uurea 8.4 mmol/l</text:p>
          </table:table-cell>
          <table:table-cell office:value-type="string">
            <text:p>Kusihape</text:p>
          </table:table-cell>
          <table:table-cell office:value-type="float" office:value="267">
            <text:p>26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62526">
            <text:p>19762526</text:p>
          </table:table-cell>
          <table:table-cell office:value-type="float" office:value="192115496">
            <text:p>192115496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668550678">
            <text:p>746685506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5 Kusihape 267 mkmol/L</text:p>
          </table:table-cell>
          <table:table-cell office:value-type="string">
            <text:p>Kusihape 267 mkmol/L</text:p>
          </table:table-cell>
          <table:table-cell/>
          <table:table-cell office:value-type="string">
            <text:p>Kusihape</text:p>
          </table:table-cell>
          <table:table-cell office:value-type="float" office:value="267">
            <text:p>26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71067">
            <text:p>17871067</text:p>
          </table:table-cell>
          <table:table-cell office:value-type="float" office:value="216312569">
            <text:p>216312569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11</text:p>
          </table:table-cell>
          <table:table-cell office:value-type="float" office:value="673030396777">
            <text:p>6730303967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1.12.201315 : 18 : Kusihape 268 mkmol/L</text:p>
          </table:table-cell>
          <table:table-cell office:value-type="string">
            <text:p>Kusihape 268 mkmol/L</text:p>
          </table:table-cell>
          <table:table-cell office:value-type="string">
            <text:p><text:s/>[ norm 184 - 464 ]</text:p>
          </table:table-cell>
          <table:table-cell office:value-type="string">
            <text:p>Kusihape</text:p>
          </table:table-cell>
          <table:table-cell office:value-type="float" office:value="268">
            <text:p>26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19601">
            <text:p>19019601</text:p>
          </table:table-cell>
          <table:table-cell office:value-type="float" office:value="200927927">
            <text:p>200927927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2013-09-20</text:p>
          </table:table-cell>
          <table:table-cell office:value-type="float" office:value="11916797254">
            <text:p>119167972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0.09.201313 : 34 : Kusihape 269 mkmol/L</text:p>
          </table:table-cell>
          <table:table-cell office:value-type="string">
            <text:p>Kusihape 269 mkmol/L</text:p>
          </table:table-cell>
          <table:table-cell/>
          <table:table-cell office:value-type="string">
            <text:p>Kusihape</text:p>
          </table:table-cell>
          <table:table-cell office:value-type="float" office:value="269">
            <text:p>26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88995">
            <text:p>16388995</text:p>
          </table:table-cell>
          <table:table-cell office:value-type="float" office:value="158944730">
            <text:p>158944730</text:p>
          </table:table-cell>
          <table:table-cell office:value-type="string">
            <text:p>2013-01-22</text:p>
          </table:table-cell>
          <table:table-cell office:value-type="string">
            <text:p>S</text:p>
          </table:table-cell>
          <table:table-cell office:value-type="string">
            <text:p>2013-01-11</text:p>
          </table:table-cell>
          <table:table-cell office:value-type="float" office:value="20662236058">
            <text:p>2066223605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69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69">
            <text:p>269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42328">
            <text:p>13542328</text:p>
          </table:table-cell>
          <table:table-cell office:value-type="float" office:value="202307927">
            <text:p>202307927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399364856">
            <text:p>7839936485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,7 SR liikumist kahjuks ei ole Kusihape 270</text:p>
          </table:table-cell>
          <table:table-cell office:value-type="string">
            <text:p>Kusihape 270</text:p>
          </table:table-cell>
          <table:table-cell office:value-type="string">
            <text:p><text:s/>ALAT 29 ASAT 25 Kreatiniin puud</text:p>
          </table:table-cell>
          <table:table-cell office:value-type="string">
            <text:p>Kusihape</text:p>
          </table:table-cell>
          <table:table-cell office:value-type="float" office:value="270">
            <text:p>2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55015">
            <text:p>20255015</text:p>
          </table:table-cell>
          <table:table-cell office:value-type="float" office:value="178242404">
            <text:p>178242404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029042724">
            <text:p>430290427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UA 271</text:p>
          </table:table-cell>
          <table:table-cell office:value-type="string">
            <text:p><text:s/>, Bil 26,5 umol/L , ALT871 , AS</text:p>
          </table:table-cell>
          <table:table-cell office:value-type="string">
            <text:p>UA</text:p>
          </table:table-cell>
          <table:table-cell office:value-type="float" office:value="271">
            <text:p>2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48532">
            <text:p>12248532</text:p>
          </table:table-cell>
          <table:table-cell office:value-type="float" office:value="186770361">
            <text:p>186770361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7-01</text:p>
          </table:table-cell>
          <table:table-cell office:value-type="float" office:value="85117863934">
            <text:p>851178639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71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71">
            <text:p>271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67198">
            <text:p>2567198</text:p>
          </table:table-cell>
          <table:table-cell office:value-type="float" office:value="147849499">
            <text:p>147849499</text:p>
          </table:table-cell>
          <table:table-cell office:value-type="string">
            <text:p>2012-10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882963130">
            <text:p>998829631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l/l , kreatiniin - 36 urmol/l , kusihape - 271 mmol/l</text:p>
          </table:table-cell>
          <table:table-cell office:value-type="string">
            <text:p>kusihape - 271 mmol/l</text:p>
          </table:table-cell>
          <table:table-cell office:value-type="string">
            <text:p><text:s/>, TSH - 2,33 mU/l , veresuhkur </text:p>
          </table:table-cell>
          <table:table-cell office:value-type="string">
            <text:p>kusihape</text:p>
          </table:table-cell>
          <table:table-cell office:value-type="float" office:value="271">
            <text:p>27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61340">
            <text:p>5261340</text:p>
          </table:table-cell>
          <table:table-cell office:value-type="float" office:value="149896094">
            <text:p>149896094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18589727627">
            <text:p>185897276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72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272">
            <text:p>272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86749">
            <text:p>10586749</text:p>
          </table:table-cell>
          <table:table-cell office:value-type="float" office:value="187797556">
            <text:p>187797556</text:p>
          </table:table-cell>
          <table:table-cell office:value-type="string">
            <text:p>2013-07-11</text:p>
          </table:table-cell>
          <table:table-cell office:value-type="string">
            <text:p>S</text:p>
          </table:table-cell>
          <table:table-cell office:value-type="string">
            <text:p>2013-07-10</text:p>
          </table:table-cell>
          <table:table-cell office:value-type="float" office:value="673037127120">
            <text:p>67303712712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reatiniin 57 ( 44 . 80 µmol/L ) Kusihape 272 ( 143 . 339 µmol/L </text:p>
          </table:table-cell>
          <table:table-cell office:value-type="string">
            <text:p>Kusihape 272 ( 143 . 339 µmol/L )</text:p>
          </table:table-cell>
          <table:table-cell office:value-type="string">
            <text:p><text:s/>LDH 434 ( 240 . 480 U/L ) Uurea</text:p>
          </table:table-cell>
          <table:table-cell office:value-type="string">
            <text:p>Kusihape</text:p>
          </table:table-cell>
          <table:table-cell office:value-type="float" office:value="272">
            <text:p>27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37945">
            <text:p>16437945</text:p>
          </table:table-cell>
          <table:table-cell office:value-type="float" office:value="165525189">
            <text:p>165525189</text:p>
          </table:table-cell>
          <table:table-cell office:value-type="string">
            <text:p>2013-03-04</text:p>
          </table:table-cell>
          <table:table-cell office:value-type="string">
            <text:p>S</text:p>
          </table:table-cell>
          <table:table-cell office:value-type="string">
            <text:p>2013-02-26</text:p>
          </table:table-cell>
          <table:table-cell office:value-type="float" office:value="84184429068">
            <text:p>8418442906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73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73">
            <text:p>273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81820">
            <text:p>24581820</text:p>
          </table:table-cell>
          <table:table-cell office:value-type="float" office:value="164022121">
            <text:p>164022121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18533550081">
            <text:p>185335500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74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74">
            <text:p>274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54940">
            <text:p>17454940</text:p>
          </table:table-cell>
          <table:table-cell office:value-type="float" office:value="208340588">
            <text:p>208340588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10-23</text:p>
          </table:table-cell>
          <table:table-cell office:value-type="float" office:value="46686385007">
            <text:p>466863850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3.10.201316 : 57 : Kusihape 274 mkmol/L</text:p>
          </table:table-cell>
          <table:table-cell office:value-type="string">
            <text:p>Kusihape 274 mkmol/L</text:p>
          </table:table-cell>
          <table:table-cell/>
          <table:table-cell office:value-type="string">
            <text:p>Kusihape</text:p>
          </table:table-cell>
          <table:table-cell office:value-type="float" office:value="274">
            <text:p>274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84701">
            <text:p>11084701</text:p>
          </table:table-cell>
          <table:table-cell office:value-type="float" office:value="185789893">
            <text:p>185789893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2013-06-27</text:p>
          </table:table-cell>
          <table:table-cell office:value-type="float" office:value="60356029509">
            <text:p>603560295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74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74">
            <text:p>274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26892">
            <text:p>16826892</text:p>
          </table:table-cell>
          <table:table-cell office:value-type="float" office:value="184911970">
            <text:p>184911970</text:p>
          </table:table-cell>
          <table:table-cell office:value-type="string">
            <text:p>2013-06-22</text:p>
          </table:table-cell>
          <table:table-cell office:value-type="string">
            <text:p>S</text:p>
          </table:table-cell>
          <table:table-cell office:value-type="string">
            <text:p>2013-06-06</text:p>
          </table:table-cell>
          <table:table-cell office:value-type="float" office:value="99419147405">
            <text:p>9941914740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75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75">
            <text:p>27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1426">
            <text:p>451426</text:p>
          </table:table-cell>
          <table:table-cell office:value-type="float" office:value="152466542">
            <text:p>152466542</text:p>
          </table:table-cell>
          <table:table-cell office:value-type="string">
            <text:p>2012-12-10</text:p>
          </table:table-cell>
          <table:table-cell office:value-type="string">
            <text:p>S</text:p>
          </table:table-cell>
          <table:table-cell office:value-type="string">
            <text:p>2012-11-28</text:p>
          </table:table-cell>
          <table:table-cell office:value-type="float" office:value="99653624290">
            <text:p>996536242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78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278">
            <text:p>278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33979">
            <text:p>14033979</text:p>
          </table:table-cell>
          <table:table-cell office:value-type="float" office:value="204595331">
            <text:p>204595331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41202395864">
            <text:p>412023958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80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280">
            <text:p>28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4495">
            <text:p>604495</text:p>
          </table:table-cell>
          <table:table-cell office:value-type="float" office:value="139376262">
            <text:p>139376262</text:p>
          </table:table-cell>
          <table:table-cell office:value-type="string">
            <text:p>2012-09-24</text:p>
          </table:table-cell>
          <table:table-cell office:value-type="string">
            <text:p>S</text:p>
          </table:table-cell>
          <table:table-cell office:value-type="string">
            <text:p>2012-09-11</text:p>
          </table:table-cell>
          <table:table-cell office:value-type="float" office:value="36674334815">
            <text:p>366743348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80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80">
            <text:p>280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95707">
            <text:p>19695707</text:p>
          </table:table-cell>
          <table:table-cell office:value-type="float" office:value="166222819">
            <text:p>166222819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1-17</text:p>
          </table:table-cell>
          <table:table-cell office:value-type="float" office:value="21767737142">
            <text:p>217677371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7.01.201313 : 14 : kusihape ( uraat ) 281 mkmol/L</text:p>
          </table:table-cell>
          <table:table-cell office:value-type="string">
            <text:p>kusihape ( uraat ) 281 mkmol/L</text:p>
          </table:table-cell>
          <table:table-cell/>
          <table:table-cell office:value-type="string">
            <text:p>kusihape</text:p>
          </table:table-cell>
          <table:table-cell office:value-type="float" office:value="281">
            <text:p>28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31799">
            <text:p>18631799</text:p>
          </table:table-cell>
          <table:table-cell office:value-type="float" office:value="172005308">
            <text:p>172005308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30281587442">
            <text:p>302815874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0.04.2013 Kusihape 281 mkmol/L</text:p>
          </table:table-cell>
          <table:table-cell office:value-type="string">
            <text:p>Kusihape 281 mkmol/L</text:p>
          </table:table-cell>
          <table:table-cell/>
          <table:table-cell office:value-type="string">
            <text:p>Kusihape</text:p>
          </table:table-cell>
          <table:table-cell office:value-type="float" office:value="281">
            <text:p>28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65013">
            <text:p>4165013</text:p>
          </table:table-cell>
          <table:table-cell office:value-type="float" office:value="125144609">
            <text:p>125144609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5-30</text:p>
          </table:table-cell>
          <table:table-cell office:value-type="float" office:value="29007295813">
            <text:p>290072958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81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81">
            <text:p>281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5345">
            <text:p>16775345</text:p>
          </table:table-cell>
          <table:table-cell office:value-type="float" office:value="175702988">
            <text:p>175702988</text:p>
          </table:table-cell>
          <table:table-cell office:value-type="string">
            <text:p>2013-05-06</text:p>
          </table:table-cell>
          <table:table-cell office:value-type="string">
            <text:p>S</text:p>
          </table:table-cell>
          <table:table-cell office:value-type="string">
            <text:p>2013-03-19</text:p>
          </table:table-cell>
          <table:table-cell office:value-type="float" office:value="673044872209">
            <text:p>67304487220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81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281">
            <text:p>281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89713">
            <text:p>6789713</text:p>
          </table:table-cell>
          <table:table-cell office:value-type="float" office:value="151123295">
            <text:p>151123295</text:p>
          </table:table-cell>
          <table:table-cell office:value-type="string">
            <text:p>2012-11-28</text:p>
          </table:table-cell>
          <table:table-cell office:value-type="string">
            <text:p>S</text:p>
          </table:table-cell>
          <table:table-cell office:value-type="string">
            <text:p>2012-11-20</text:p>
          </table:table-cell>
          <table:table-cell office:value-type="float" office:value="61649989611">
            <text:p>6164998961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81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81">
            <text:p>281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5163">
            <text:p>525163</text:p>
          </table:table-cell>
          <table:table-cell office:value-type="float" office:value="80282964">
            <text:p>80282964</text:p>
          </table:table-cell>
          <table:table-cell office:value-type="string">
            <text:p>2012-01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9903582834">
            <text:p>1990358283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82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282">
            <text:p>282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31414">
            <text:p>18531414</text:p>
          </table:table-cell>
          <table:table-cell office:value-type="float" office:value="214423360">
            <text:p>214423360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69484918167">
            <text:p>694849181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4.08.201310 : 40 : kusihape ( uraat ) 282.00</text:p>
          </table:table-cell>
          <table:table-cell office:value-type="string">
            <text:p>kusihape ( uraat ) 282.00</text:p>
          </table:table-cell>
          <table:table-cell office:value-type="string">
            <text:p><text:s/>( 282 ) mkmol/L [ norm 210 - 42</text:p>
          </table:table-cell>
          <table:table-cell office:value-type="string">
            <text:p>kusihape</text:p>
          </table:table-cell>
          <table:table-cell office:value-type="float" office:value="282">
            <text:p>2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26098">
            <text:p>7726098</text:p>
          </table:table-cell>
          <table:table-cell office:value-type="float" office:value="83080875">
            <text:p>83080875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office:value-type="string">
            <text:p>2012-01-30</text:p>
          </table:table-cell>
          <table:table-cell office:value-type="float" office:value="16884016745">
            <text:p>1688401674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82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282">
            <text:p>282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86728">
            <text:p>22886728</text:p>
          </table:table-cell>
          <table:table-cell office:value-type="float" office:value="208665568">
            <text:p>208665568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69712830309">
            <text:p>697128303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82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82">
            <text:p>28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21673">
            <text:p>7921673</text:p>
          </table:table-cell>
          <table:table-cell office:value-type="float" office:value="137448653">
            <text:p>137448653</text:p>
          </table:table-cell>
          <table:table-cell office:value-type="string">
            <text:p>2012-09-07</text:p>
          </table:table-cell>
          <table:table-cell office:value-type="string">
            <text:p>A</text:p>
          </table:table-cell>
          <table:table-cell office:value-type="string">
            <text:p>2012-07-06</text:p>
          </table:table-cell>
          <table:table-cell office:value-type="float" office:value="19972668012">
            <text:p>1997266801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82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82">
            <text:p>28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0718">
            <text:p>410718</text:p>
          </table:table-cell>
          <table:table-cell office:value-type="float" office:value="149867758">
            <text:p>149867758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6063634743">
            <text:p>2606363474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83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283">
            <text:p>283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20472">
            <text:p>7420472</text:p>
          </table:table-cell>
          <table:table-cell office:value-type="float" office:value="125192594">
            <text:p>125192594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office:value-type="string">
            <text:p>2012-05-29</text:p>
          </table:table-cell>
          <table:table-cell office:value-type="float" office:value="75564719785">
            <text:p>7556471978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83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83">
            <text:p>283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3710">
            <text:p>2293710</text:p>
          </table:table-cell>
          <table:table-cell office:value-type="float" office:value="79964419">
            <text:p>79964419</text:p>
          </table:table-cell>
          <table:table-cell office:value-type="string">
            <text:p>2012-01-10</text:p>
          </table:table-cell>
          <table:table-cell office:value-type="string">
            <text:p>A</text:p>
          </table:table-cell>
          <table:table-cell office:value-type="string">
            <text:p>2012-01-09</text:p>
          </table:table-cell>
          <table:table-cell office:value-type="float" office:value="25681943418">
            <text:p>256819434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9.01.201218 : 46 : Kusihape 283 mkmol/L</text:p>
          </table:table-cell>
          <table:table-cell office:value-type="string">
            <text:p>Kusihape 283 mkmol/L</text:p>
          </table:table-cell>
          <table:table-cell/>
          <table:table-cell office:value-type="string">
            <text:p>Kusihape</text:p>
          </table:table-cell>
          <table:table-cell office:value-type="float" office:value="283">
            <text:p>28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37285">
            <text:p>18337285</text:p>
          </table:table-cell>
          <table:table-cell office:value-type="float" office:value="205452304">
            <text:p>205452304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23572">
            <text:p>6730303235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.6 mmol/l , 18.09.201316 : 24 : Kusihape 284 mkmol/L</text:p>
          </table:table-cell>
          <table:table-cell office:value-type="string">
            <text:p>Kusihape 284 mkmol/L</text:p>
          </table:table-cell>
          <table:table-cell/>
          <table:table-cell office:value-type="string">
            <text:p>Kusihape</text:p>
          </table:table-cell>
          <table:table-cell office:value-type="float" office:value="284">
            <text:p>284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65710">
            <text:p>14965710</text:p>
          </table:table-cell>
          <table:table-cell office:value-type="float" office:value="214316879">
            <text:p>214316879</text:p>
          </table:table-cell>
          <table:table-cell office:value-type="string">
            <text:p>2012-01-26</text:p>
          </table:table-cell>
          <table:table-cell office:value-type="string">
            <text:p>A</text:p>
          </table:table-cell>
          <table:table-cell office:value-type="string">
            <text:p>2012-01-13</text:p>
          </table:table-cell>
          <table:table-cell office:value-type="float" office:value="35815788466">
            <text:p>358157884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84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84">
            <text:p>284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69268">
            <text:p>23169268</text:p>
          </table:table-cell>
          <table:table-cell office:value-type="float" office:value="166250481">
            <text:p>166250481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673030482881">
            <text:p>6730304828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84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284">
            <text:p>284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88965">
            <text:p>17488965</text:p>
          </table:table-cell>
          <table:table-cell office:value-type="float" office:value="183388981">
            <text:p>183388981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45010079717">
            <text:p>450100797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3.06.201312 : 53 : Kusihape 284 mkmol/L</text:p>
          </table:table-cell>
          <table:table-cell office:value-type="string">
            <text:p>Kusihape 284 mkmol/L</text:p>
          </table:table-cell>
          <table:table-cell/>
          <table:table-cell office:value-type="string">
            <text:p>Kusihape</text:p>
          </table:table-cell>
          <table:table-cell office:value-type="float" office:value="284">
            <text:p>284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66705">
            <text:p>20366705</text:p>
          </table:table-cell>
          <table:table-cell office:value-type="float" office:value="190239069">
            <text:p>190239069</text:p>
          </table:table-cell>
          <table:table-cell office:value-type="string">
            <text:p>2013-07-30</text:p>
          </table:table-cell>
          <table:table-cell office:value-type="string">
            <text:p>A</text:p>
          </table:table-cell>
          <table:table-cell office:value-type="string">
            <text:p>2013-07-30</text:p>
          </table:table-cell>
          <table:table-cell office:value-type="float" office:value="673030343913">
            <text:p>6730303439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Kreatiniin 63 ; kusihape 285</text:p>
          </table:table-cell>
          <table:table-cell office:value-type="string">
            <text:p>kusihape 285</text:p>
          </table:table-cell>
          <table:table-cell office:value-type="string">
            <text:p><text:s/>.</text:p>
          </table:table-cell>
          <table:table-cell office:value-type="string">
            <text:p>kusihape</text:p>
          </table:table-cell>
          <table:table-cell office:value-type="float" office:value="285">
            <text:p>2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44234">
            <text:p>17244234</text:p>
          </table:table-cell>
          <table:table-cell office:value-type="float" office:value="206524236">
            <text:p>206524236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60891544763">
            <text:p>608915447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. - 8.2 ] , 28.10.201316 : 30 : Kusihape 285 mkmol/L</text:p>
          </table:table-cell>
          <table:table-cell office:value-type="string">
            <text:p>Kusihape 285 mkmol/L</text:p>
          </table:table-cell>
          <table:table-cell office:value-type="string">
            <text:p><text:s/>[ norm 184 - 464 ]</text:p>
          </table:table-cell>
          <table:table-cell office:value-type="string">
            <text:p>Kusihape</text:p>
          </table:table-cell>
          <table:table-cell office:value-type="float" office:value="285">
            <text:p>285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57146">
            <text:p>11357146</text:p>
          </table:table-cell>
          <table:table-cell office:value-type="float" office:value="174564105">
            <text:p>174564105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673030403088">
            <text:p>6730304030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85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285">
            <text:p>285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41375">
            <text:p>18741375</text:p>
          </table:table-cell>
          <table:table-cell office:value-type="float" office:value="177074683">
            <text:p>177074683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5-06</text:p>
          </table:table-cell>
          <table:table-cell office:value-type="float" office:value="673030403856">
            <text:p>6730304038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6.05.201312 : 03 : kusihape ( uraat ) 286 mkmol/L</text:p>
          </table:table-cell>
          <table:table-cell office:value-type="string">
            <text:p>kusihape ( uraat ) 286 mkmol/L</text:p>
          </table:table-cell>
          <table:table-cell/>
          <table:table-cell office:value-type="string">
            <text:p>kusihape</text:p>
          </table:table-cell>
          <table:table-cell office:value-type="float" office:value="286">
            <text:p>28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6925">
            <text:p>1916925</text:p>
          </table:table-cell>
          <table:table-cell office:value-type="float" office:value="122680866">
            <text:p>122680866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2-05-16</text:p>
          </table:table-cell>
          <table:table-cell office:value-type="float" office:value="42328053841">
            <text:p>423280538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6.05.201216 : 49 : Kusihape 287 mkmol/L</text:p>
          </table:table-cell>
          <table:table-cell office:value-type="string">
            <text:p>Kusihape 287 mkmol/L</text:p>
          </table:table-cell>
          <table:table-cell/>
          <table:table-cell office:value-type="string">
            <text:p>Kusihape</text:p>
          </table:table-cell>
          <table:table-cell office:value-type="float" office:value="287">
            <text:p>28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43125">
            <text:p>14743125</text:p>
          </table:table-cell>
          <table:table-cell office:value-type="float" office:value="165163790">
            <text:p>165163790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3-02-13</text:p>
          </table:table-cell>
          <table:table-cell office:value-type="float" office:value="42362556293">
            <text:p>4236255629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87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87">
            <text:p>287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53673">
            <text:p>14753673</text:p>
          </table:table-cell>
          <table:table-cell office:value-type="float" office:value="205708438">
            <text:p>205708438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14226919649">
            <text:p>142269196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88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88">
            <text:p>288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93626">
            <text:p>18293626</text:p>
          </table:table-cell>
          <table:table-cell office:value-type="float" office:value="171574831">
            <text:p>171574831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05</text:p>
          </table:table-cell>
          <table:table-cell office:value-type="float" office:value="673030350194">
            <text:p>6730303501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5.04.201311 : 13 : Kusihape 288 mkmol/L</text:p>
          </table:table-cell>
          <table:table-cell office:value-type="string">
            <text:p>Kusihape 288 mkmol/L</text:p>
          </table:table-cell>
          <table:table-cell/>
          <table:table-cell office:value-type="string">
            <text:p>Kusihape</text:p>
          </table:table-cell>
          <table:table-cell office:value-type="float" office:value="288">
            <text:p>28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87293">
            <text:p>12987293</text:p>
          </table:table-cell>
          <table:table-cell office:value-type="float" office:value="211446135">
            <text:p>211446135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88419967329">
            <text:p>884199673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88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88">
            <text:p>288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39439">
            <text:p>23039439</text:p>
          </table:table-cell>
          <table:table-cell office:value-type="float" office:value="160471657">
            <text:p>160471657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71896915732">
            <text:p>718969157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89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289">
            <text:p>289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78802">
            <text:p>22078802</text:p>
          </table:table-cell>
          <table:table-cell office:value-type="float" office:value="179639358">
            <text:p>179639358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70067727175">
            <text:p>700677271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89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289">
            <text:p>289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9895">
            <text:p>1849895</text:p>
          </table:table-cell>
          <table:table-cell office:value-type="float" office:value="98390578">
            <text:p>98390578</text:p>
          </table:table-cell>
          <table:table-cell office:value-type="string">
            <text:p>2012-04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627383353">
            <text:p>636273833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l/l , kreatiniin - 63 urmol/l , kusihape - 289 mmol/l</text:p>
          </table:table-cell>
          <table:table-cell office:value-type="string">
            <text:p>kusihape - 289 mmol/l</text:p>
          </table:table-cell>
          <table:table-cell office:value-type="string">
            <text:p><text:s/>, kolesterool - 5,2 mmol/l , LD</text:p>
          </table:table-cell>
          <table:table-cell office:value-type="string">
            <text:p>kusihape</text:p>
          </table:table-cell>
          <table:table-cell office:value-type="float" office:value="289">
            <text:p>28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9833">
            <text:p>539833</text:p>
          </table:table-cell>
          <table:table-cell office:value-type="float" office:value="82525848">
            <text:p>82525848</text:p>
          </table:table-cell>
          <table:table-cell office:value-type="string">
            <text:p>2012-01-26</text:p>
          </table:table-cell>
          <table:table-cell office:value-type="string">
            <text:p>S</text:p>
          </table:table-cell>
          <table:table-cell office:value-type="string">
            <text:p>2012-01-24</text:p>
          </table:table-cell>
          <table:table-cell office:value-type="float" office:value="49381919432">
            <text:p>4938191943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eatiniin 82 ( 62 . 106 µmol/L ) S , P-Kusihape 290 ( 202 . 417 µ</text:p>
          </table:table-cell>
          <table:table-cell office:value-type="string">
            <text:p>S , P-Kusihape 290 ( 202 . 417 µmol/L )</text:p>
          </table:table-cell>
          <table:table-cell office:value-type="string">
            <text:p><text:s/>S , P-LDH 342 ( 240 . 480 U/L )</text:p>
          </table:table-cell>
          <table:table-cell office:value-type="string">
            <text:p>S , P-Kusihape</text:p>
          </table:table-cell>
          <table:table-cell office:value-type="float" office:value="290">
            <text:p>29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46101">
            <text:p>14546101</text:p>
          </table:table-cell>
          <table:table-cell office:value-type="float" office:value="214873705">
            <text:p>214873705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01-31</text:p>
          </table:table-cell>
          <table:table-cell office:value-type="float" office:value="97710929822">
            <text:p>977109298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90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290">
            <text:p>29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70783">
            <text:p>8070783</text:p>
          </table:table-cell>
          <table:table-cell office:value-type="float" office:value="148422167">
            <text:p>148422167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11-06</text:p>
          </table:table-cell>
          <table:table-cell office:value-type="float" office:value="54672859843">
            <text:p>5467285984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90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90">
            <text:p>290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77278">
            <text:p>17477278</text:p>
          </table:table-cell>
          <table:table-cell office:value-type="float" office:value="215514695">
            <text:p>215514695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7619536926">
            <text:p>776195369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,08 , LD 2,5 , kreatiniin 97 , UA 291</text:p>
          </table:table-cell>
          <table:table-cell office:value-type="string">
            <text:p>UA 291</text:p>
          </table:table-cell>
          <table:table-cell office:value-type="string">
            <text:p><text:s/>, PSA 3,05 .</text:p>
          </table:table-cell>
          <table:table-cell office:value-type="string">
            <text:p>UA</text:p>
          </table:table-cell>
          <table:table-cell office:value-type="float" office:value="291">
            <text:p>2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13192">
            <text:p>23713192</text:p>
          </table:table-cell>
          <table:table-cell office:value-type="float" office:value="198698855">
            <text:p>198698855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37076271367">
            <text:p>370762713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92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92">
            <text:p>29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50677">
            <text:p>6950677</text:p>
          </table:table-cell>
          <table:table-cell office:value-type="float" office:value="96132573">
            <text:p>96132573</text:p>
          </table:table-cell>
          <table:table-cell office:value-type="string">
            <text:p>2012-04-25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75922561728">
            <text:p>7592256172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92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92">
            <text:p>29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44619">
            <text:p>10344619</text:p>
          </table:table-cell>
          <table:table-cell office:value-type="float" office:value="182214468">
            <text:p>182214468</text:p>
          </table:table-cell>
          <table:table-cell office:value-type="string">
            <text:p>2013-06-10</text:p>
          </table:table-cell>
          <table:table-cell office:value-type="string">
            <text:p>S</text:p>
          </table:table-cell>
          <table:table-cell office:value-type="string">
            <text:p>2013-06-07</text:p>
          </table:table-cell>
          <table:table-cell office:value-type="float" office:value="52150193811">
            <text:p>5215019381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92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92">
            <text:p>29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82889">
            <text:p>17882889</text:p>
          </table:table-cell>
          <table:table-cell office:value-type="float" office:value="216291326">
            <text:p>216291326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12-16</text:p>
          </table:table-cell>
          <table:table-cell office:value-type="float" office:value="73554714353">
            <text:p>735547143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6.12.201316 : 47 : 32 : Kusihape 292 mkmol/L</text:p>
          </table:table-cell>
          <table:table-cell office:value-type="string">
            <text:p>Kusihape 292 mkmol/L</text:p>
          </table:table-cell>
          <table:table-cell office:value-type="string">
            <text:p><text:s/>[ norm 220 - 547 ]</text:p>
          </table:table-cell>
          <table:table-cell office:value-type="string">
            <text:p>Kusihape</text:p>
          </table:table-cell>
          <table:table-cell office:value-type="float" office:value="292">
            <text:p>29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5790">
            <text:p>16895790</text:p>
          </table:table-cell>
          <table:table-cell office:value-type="float" office:value="199785092">
            <text:p>199785092</text:p>
          </table:table-cell>
          <table:table-cell office:value-type="string">
            <text:p>2013-09-16</text:p>
          </table:table-cell>
          <table:table-cell office:value-type="string">
            <text:p>S</text:p>
          </table:table-cell>
          <table:table-cell office:value-type="string">
            <text:p>2013-08-13</text:p>
          </table:table-cell>
          <table:table-cell office:value-type="float" office:value="67201575242">
            <text:p>6720157524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92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92">
            <text:p>29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94818">
            <text:p>24694818</text:p>
          </table:table-cell>
          <table:table-cell office:value-type="float" office:value="160245808">
            <text:p>160245808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61589980623">
            <text:p>615899806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93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293">
            <text:p>293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83465">
            <text:p>19783465</text:p>
          </table:table-cell>
          <table:table-cell office:value-type="float" office:value="184152123">
            <text:p>184152123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025995155">
            <text:p>750259951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<text:s/>: uurea 2,35 ; Kreatiniin 91 , Kusihape 294</text:p>
          </table:table-cell>
          <table:table-cell office:value-type="string">
            <text:p>Kusihape 294</text:p>
          </table:table-cell>
          <table:table-cell office:value-type="string">
            <text:p><text:s/>; CRV 0,7 .</text:p>
          </table:table-cell>
          <table:table-cell office:value-type="string">
            <text:p>Kusihape</text:p>
          </table:table-cell>
          <table:table-cell office:value-type="float" office:value="294">
            <text:p>2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71934">
            <text:p>20471934</text:p>
          </table:table-cell>
          <table:table-cell office:value-type="float" office:value="193009835">
            <text:p>193009835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824141015">
            <text:p>838241410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P 65 , AST , <text:s/>, Crea - normis , UA 294</text:p>
          </table:table-cell>
          <table:table-cell office:value-type="string">
            <text:p>UA 294</text:p>
          </table:table-cell>
          <table:table-cell office:value-type="string">
            <text:p><text:s/>, CRP 3</text:p>
          </table:table-cell>
          <table:table-cell office:value-type="string">
            <text:p>UA</text:p>
          </table:table-cell>
          <table:table-cell office:value-type="float" office:value="294">
            <text:p>2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09641">
            <text:p>23009641</text:p>
          </table:table-cell>
          <table:table-cell office:value-type="float" office:value="160463559">
            <text:p>160463559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47523850236">
            <text:p>475238502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95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95">
            <text:p>29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80653">
            <text:p>17580653</text:p>
          </table:table-cell>
          <table:table-cell office:value-type="float" office:value="208012371">
            <text:p>208012371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770221106">
            <text:p>107702211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4.11.201316 : 36 : 25 : Kusihape 297 mkmol/L</text:p>
          </table:table-cell>
          <table:table-cell office:value-type="string">
            <text:p>Kusihape 297 mkmol/L</text:p>
          </table:table-cell>
          <table:table-cell office:value-type="string">
            <text:p><text:s/>[ norm 184 - 464 ]</text:p>
          </table:table-cell>
          <table:table-cell office:value-type="string">
            <text:p>Kusihape</text:p>
          </table:table-cell>
          <table:table-cell office:value-type="float" office:value="297">
            <text:p>29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5486">
            <text:p>2015486</text:p>
          </table:table-cell>
          <table:table-cell office:value-type="float" office:value="129085951">
            <text:p>129085951</text:p>
          </table:table-cell>
          <table:table-cell office:value-type="string">
            <text:p>2012-07-16</text:p>
          </table:table-cell>
          <table:table-cell office:value-type="string">
            <text:p>A</text:p>
          </table:table-cell>
          <table:table-cell office:value-type="string">
            <text:p>2012-07-13</text:p>
          </table:table-cell>
          <table:table-cell office:value-type="float" office:value="26710127883">
            <text:p>267101278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3.07.201215 : 55 : Kusihape 298 mkmol/L</text:p>
          </table:table-cell>
          <table:table-cell office:value-type="string">
            <text:p>Kusihape 298 mkmol/L</text:p>
          </table:table-cell>
          <table:table-cell/>
          <table:table-cell office:value-type="string">
            <text:p>Kusihape</text:p>
          </table:table-cell>
          <table:table-cell office:value-type="float" office:value="298">
            <text:p>29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36457">
            <text:p>18236457</text:p>
          </table:table-cell>
          <table:table-cell office:value-type="float" office:value="195837447">
            <text:p>195837447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300736031">
            <text:p>353007360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Kreatiniin 116 umol/l , kusihape 299 umol/l</text:p>
          </table:table-cell>
          <table:table-cell office:value-type="string">
            <text:p>kusihape 299 umol/l</text:p>
          </table:table-cell>
          <table:table-cell/>
          <table:table-cell office:value-type="string">
            <text:p>kusihape</text:p>
          </table:table-cell>
          <table:table-cell office:value-type="float" office:value="299">
            <text:p>299</text:p>
          </table:table-cell>
          <table:table-cell table:number-columns-repeated="2" office:value-type="string">
            <text:p>NULL</text:p>
          </table:table-cell>
          <table:table-cell office:value-type="string">
            <text:p>u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450">
            <text:p>56450</text:p>
          </table:table-cell>
          <table:table-cell office:value-type="float" office:value="95670073">
            <text:p>95670073</text:p>
          </table:table-cell>
          <table:table-cell office:value-type="string">
            <text:p>2012-04-19</text:p>
          </table:table-cell>
          <table:table-cell office:value-type="string">
            <text:p>S</text:p>
          </table:table-cell>
          <table:table-cell office:value-type="string">
            <text:p>2012-04-16</text:p>
          </table:table-cell>
          <table:table-cell office:value-type="float" office:value="52135786848">
            <text:p>521357868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99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299">
            <text:p>299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17978">
            <text:p>4817978</text:p>
          </table:table-cell>
          <table:table-cell office:value-type="float" office:value="141763489">
            <text:p>141763489</text:p>
          </table:table-cell>
          <table:table-cell office:value-type="string">
            <text:p>2012-10-04</text:p>
          </table:table-cell>
          <table:table-cell office:value-type="string">
            <text:p>A</text:p>
          </table:table-cell>
          <table:table-cell office:value-type="string">
            <text:p>2012-09-28</text:p>
          </table:table-cell>
          <table:table-cell office:value-type="float" office:value="91382274770">
            <text:p>913822747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299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299">
            <text:p>299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14010">
            <text:p>21814010</text:p>
          </table:table-cell>
          <table:table-cell office:value-type="float" office:value="215422672">
            <text:p>215422672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1-29</text:p>
          </table:table-cell>
          <table:table-cell office:value-type="float" office:value="81709387268">
            <text:p>817093872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299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299">
            <text:p>299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58470">
            <text:p>21658470</text:p>
          </table:table-cell>
          <table:table-cell office:value-type="float" office:value="165393652">
            <text:p>165393652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11528454886">
            <text:p>115284548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, kreatiniin 84 , albumiin 45 , kusihape 300</text:p>
          </table:table-cell>
          <table:table-cell office:value-type="string">
            <text:p>kusihape 300</text:p>
          </table:table-cell>
          <table:table-cell office:value-type="string">
            <text:p><text:s/>, Na 139 , K 4,5 , Ca 2,37 , fo</text:p>
          </table:table-cell>
          <table:table-cell office:value-type="string">
            <text:p>kusihape</text:p>
          </table:table-cell>
          <table:table-cell office:value-type="float" office:value="300">
            <text:p>3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56890">
            <text:p>18456890</text:p>
          </table:table-cell>
          <table:table-cell office:value-type="float" office:value="204251123">
            <text:p>204251123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74554">
            <text:p>6730303745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Kreatiniin 89 umol/l , kusihape 301 umol/l</text:p>
          </table:table-cell>
          <table:table-cell office:value-type="string">
            <text:p>kusihape 301 umol/l</text:p>
          </table:table-cell>
          <table:table-cell office:value-type="string">
            <text:p><text:s/>, vitD 82 nmol/l fS-Tr-sR 22,44</text:p>
          </table:table-cell>
          <table:table-cell office:value-type="string">
            <text:p>kusihape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NULL</text:p>
          </table:table-cell>
          <table:table-cell office:value-type="string">
            <text:p>u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0215">
            <text:p>600215</text:p>
          </table:table-cell>
          <table:table-cell office:value-type="float" office:value="79919214">
            <text:p>79919214</text:p>
          </table:table-cell>
          <table:table-cell office:value-type="string">
            <text:p>2012-01-02</text:p>
          </table:table-cell>
          <table:table-cell office:value-type="string">
            <text:p>S</text:p>
          </table:table-cell>
          <table:table-cell office:value-type="string">
            <text:p>2011-12-18</text:p>
          </table:table-cell>
          <table:table-cell office:value-type="float" office:value="16555343030">
            <text:p>1655534303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02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02">
            <text:p>302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92982">
            <text:p>16792982</text:p>
          </table:table-cell>
          <table:table-cell office:value-type="float" office:value="169207242">
            <text:p>169207242</text:p>
          </table:table-cell>
          <table:table-cell office:value-type="string">
            <text:p>2013-03-28</text:p>
          </table:table-cell>
          <table:table-cell office:value-type="string">
            <text:p>S</text:p>
          </table:table-cell>
          <table:table-cell office:value-type="string">
            <text:p>2013-03-21</text:p>
          </table:table-cell>
          <table:table-cell office:value-type="float" office:value="67192660199">
            <text:p>6719266019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03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303">
            <text:p>303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4593">
            <text:p>644593</text:p>
          </table:table-cell>
          <table:table-cell office:value-type="float" office:value="125038642">
            <text:p>125038642</text:p>
          </table:table-cell>
          <table:table-cell office:value-type="string">
            <text:p>2012-06-04</text:p>
          </table:table-cell>
          <table:table-cell office:value-type="string">
            <text:p>S</text:p>
          </table:table-cell>
          <table:table-cell office:value-type="string">
            <text:p>2012-05-17</text:p>
          </table:table-cell>
          <table:table-cell office:value-type="float" office:value="29633590686">
            <text:p>2963359068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03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03">
            <text:p>303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6613">
            <text:p>506613</text:p>
          </table:table-cell>
          <table:table-cell office:value-type="float" office:value="122336595">
            <text:p>122336595</text:p>
          </table:table-cell>
          <table:table-cell office:value-type="string">
            <text:p>2012-05-21</text:p>
          </table:table-cell>
          <table:table-cell office:value-type="string">
            <text:p>S</text:p>
          </table:table-cell>
          <table:table-cell office:value-type="string">
            <text:p>2012-04-23</text:p>
          </table:table-cell>
          <table:table-cell office:value-type="float" office:value="69091618783">
            <text:p>6909161878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04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04">
            <text:p>304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75892">
            <text:p>16475892</text:p>
          </table:table-cell>
          <table:table-cell office:value-type="float" office:value="194855515">
            <text:p>194855515</text:p>
          </table:table-cell>
          <table:table-cell office:value-type="string">
            <text:p>2013-08-30</text:p>
          </table:table-cell>
          <table:table-cell office:value-type="string">
            <text:p>S</text:p>
          </table:table-cell>
          <table:table-cell office:value-type="string">
            <text:p>2013-08-26</text:p>
          </table:table-cell>
          <table:table-cell office:value-type="float" office:value="61630973831">
            <text:p>616309738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04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304">
            <text:p>304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20575">
            <text:p>19920575</text:p>
          </table:table-cell>
          <table:table-cell office:value-type="float" office:value="183379966">
            <text:p>183379966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10</text:p>
          </table:table-cell>
          <table:table-cell office:value-type="float" office:value="673030474353">
            <text:p>6730304743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0.06.201309 : 53 : Kusihape 304 mkmol/L</text:p>
          </table:table-cell>
          <table:table-cell office:value-type="string">
            <text:p>Kusihape 304 mkmol/L</text:p>
          </table:table-cell>
          <table:table-cell/>
          <table:table-cell office:value-type="string">
            <text:p>Kusihape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43868">
            <text:p>21543868</text:p>
          </table:table-cell>
          <table:table-cell office:value-type="float" office:value="167812634">
            <text:p>167812634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office:value-type="string">
            <text:p>2013-01-09</text:p>
          </table:table-cell>
          <table:table-cell office:value-type="float" office:value="59168789539">
            <text:p>591687895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04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304">
            <text:p>304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88377">
            <text:p>5088377</text:p>
          </table:table-cell>
          <table:table-cell office:value-type="float" office:value="131797998">
            <text:p>131797998</text:p>
          </table:table-cell>
          <table:table-cell office:value-type="string">
            <text:p>2012-07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555243261">
            <text:p>8855524326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genenud SR 9 mm/h Kreatiniin 67 Kusihape 306</text:p>
          </table:table-cell>
          <table:table-cell office:value-type="string">
            <text:p>Kusihape 306</text:p>
          </table:table-cell>
          <table:table-cell office:value-type="string">
            <text:p><text:s/>CRP 4,4 Jätkame SZP raviga</text:p>
          </table:table-cell>
          <table:table-cell office:value-type="string">
            <text:p>Kusihape</text:p>
          </table:table-cell>
          <table:table-cell office:value-type="float" office:value="306">
            <text:p>3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18876">
            <text:p>16718876</text:p>
          </table:table-cell>
          <table:table-cell office:value-type="float" office:value="165529223">
            <text:p>165529223</text:p>
          </table:table-cell>
          <table:table-cell office:value-type="string">
            <text:p>2013-03-06</text:p>
          </table:table-cell>
          <table:table-cell office:value-type="string">
            <text:p>S</text:p>
          </table:table-cell>
          <table:table-cell office:value-type="string">
            <text:p>2013-01-17</text:p>
          </table:table-cell>
          <table:table-cell office:value-type="float" office:value="17524532882">
            <text:p>1752453288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06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06">
            <text:p>306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0117">
            <text:p>630117</text:p>
          </table:table-cell>
          <table:table-cell office:value-type="float" office:value="152463540">
            <text:p>152463540</text:p>
          </table:table-cell>
          <table:table-cell office:value-type="string">
            <text:p>2012-12-10</text:p>
          </table:table-cell>
          <table:table-cell office:value-type="string">
            <text:p>S</text:p>
          </table:table-cell>
          <table:table-cell office:value-type="string">
            <text:p>2012-12-04</text:p>
          </table:table-cell>
          <table:table-cell office:value-type="float" office:value="80108529921">
            <text:p>8010852992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07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07">
            <text:p>307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89994">
            <text:p>3389994</text:p>
          </table:table-cell>
          <table:table-cell office:value-type="float" office:value="148480630">
            <text:p>148480630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049626422">
            <text:p>920496264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kuid võimalikud ka A/V häired ( kusihape 307</text:p>
          </table:table-cell>
          <table:table-cell office:value-type="string">
            <text:p>kusihape 307</text:p>
          </table:table-cell>
          <table:table-cell office:value-type="string">
            <text:p><text:s/>) , samas põlve rö-filmil algav</text:p>
          </table:table-cell>
          <table:table-cell office:value-type="string">
            <text:p>kusihape</text:p>
          </table:table-cell>
          <table:table-cell office:value-type="float" office:value="307">
            <text:p>3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16355">
            <text:p>16916355</text:p>
          </table:table-cell>
          <table:table-cell office:value-type="float" office:value="183419236">
            <text:p>183419236</text:p>
          </table:table-cell>
          <table:table-cell office:value-type="string">
            <text:p>2013-06-14</text:p>
          </table:table-cell>
          <table:table-cell office:value-type="string">
            <text:p>S</text:p>
          </table:table-cell>
          <table:table-cell office:value-type="string">
            <text:p>2013-05-16</text:p>
          </table:table-cell>
          <table:table-cell office:value-type="float" office:value="90065876728">
            <text:p>9006587672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08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08">
            <text:p>308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6949">
            <text:p>626949</text:p>
          </table:table-cell>
          <table:table-cell office:value-type="float" office:value="139373441">
            <text:p>139373441</text:p>
          </table:table-cell>
          <table:table-cell office:value-type="string">
            <text:p>2012-09-25</text:p>
          </table:table-cell>
          <table:table-cell office:value-type="string">
            <text:p>S</text:p>
          </table:table-cell>
          <table:table-cell office:value-type="string">
            <text:p>2012-09-18</text:p>
          </table:table-cell>
          <table:table-cell office:value-type="float" office:value="46379972778">
            <text:p>4637997277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08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08">
            <text:p>308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02885">
            <text:p>16802885</text:p>
          </table:table-cell>
          <table:table-cell office:value-type="float" office:value="216516655">
            <text:p>216516655</text:p>
          </table:table-cell>
          <table:table-cell office:value-type="string">
            <text:p>2013-12-18</text:p>
          </table:table-cell>
          <table:table-cell office:value-type="string">
            <text:p>S</text:p>
          </table:table-cell>
          <table:table-cell office:value-type="string">
            <text:p>2013-12-12</text:p>
          </table:table-cell>
          <table:table-cell office:value-type="float" office:value="673039603221">
            <text:p>6730396032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09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09">
            <text:p>309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0149">
            <text:p>720149</text:p>
          </table:table-cell>
          <table:table-cell office:value-type="float" office:value="135234592">
            <text:p>135234592</text:p>
          </table:table-cell>
          <table:table-cell office:value-type="string">
            <text:p>2012-08-24</text:p>
          </table:table-cell>
          <table:table-cell office:value-type="string">
            <text:p>S</text:p>
          </table:table-cell>
          <table:table-cell office:value-type="string">
            <text:p>2012-08-14</text:p>
          </table:table-cell>
          <table:table-cell office:value-type="float" office:value="79912071407">
            <text:p>7991207140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09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09">
            <text:p>309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96842">
            <text:p>14496842</text:p>
          </table:table-cell>
          <table:table-cell office:value-type="float" office:value="160384247">
            <text:p>160384247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66028524097">
            <text:p>660285240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12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312">
            <text:p>31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20547">
            <text:p>21220547</text:p>
          </table:table-cell>
          <table:table-cell office:value-type="float" office:value="163842222">
            <text:p>163842222</text:p>
          </table:table-cell>
          <table:table-cell office:value-type="string">
            <text:p>2013-02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7706168175">
            <text:p>977061681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12</text:p>
          </table:table-cell>
          <table:table-cell office:value-type="string">
            <text:p><text:s/>.</text:p>
          </table:table-cell>
          <table:table-cell office:value-type="string">
            <text:p>Kusihape</text:p>
          </table:table-cell>
          <table:table-cell office:value-type="float" office:value="312">
            <text:p>3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98541">
            <text:p>16598541</text:p>
          </table:table-cell>
          <table:table-cell office:value-type="float" office:value="164148707">
            <text:p>164148707</text:p>
          </table:table-cell>
          <table:table-cell office:value-type="string">
            <text:p>2013-02-23</text:p>
          </table:table-cell>
          <table:table-cell office:value-type="string">
            <text:p>S</text:p>
          </table:table-cell>
          <table:table-cell office:value-type="string">
            <text:p>2013-02-18</text:p>
          </table:table-cell>
          <table:table-cell office:value-type="float" office:value="12721651953">
            <text:p>1272165195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1 ( mmol/L ) CK 84 ( &lt;149 U/L ) Kusihape 313 ( 118 . 301 µmol/L </text:p>
          </table:table-cell>
          <table:table-cell office:value-type="string">
            <text:p>Kusihape 313 ( 118 . 301 µmol/L )</text:p>
          </table:table-cell>
          <table:table-cell office:value-type="string">
            <text:p><text:s/>LDH 455 ( &lt;615 U/L ) Tserulopla</text:p>
          </table:table-cell>
          <table:table-cell office:value-type="string">
            <text:p>Kusihape</text:p>
          </table:table-cell>
          <table:table-cell office:value-type="float" office:value="313">
            <text:p>313</text:p>
          </table:table-cell>
          <table:table-cell office:value-type="float" office:value="118">
            <text:p>118</text:p>
          </table:table-cell>
          <table:table-cell office:value-type="float" office:value="301">
            <text:p>301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02155">
            <text:p>8602155</text:p>
          </table:table-cell>
          <table:table-cell office:value-type="float" office:value="140919979">
            <text:p>140919979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9-24</text:p>
          </table:table-cell>
          <table:table-cell office:value-type="float" office:value="99893192732">
            <text:p>9989319273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13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13">
            <text:p>313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64027">
            <text:p>16864027</text:p>
          </table:table-cell>
          <table:table-cell office:value-type="float" office:value="168413281">
            <text:p>168413281</text:p>
          </table:table-cell>
          <table:table-cell office:value-type="string">
            <text:p>2013-03-25</text:p>
          </table:table-cell>
          <table:table-cell office:value-type="string">
            <text:p>S</text:p>
          </table:table-cell>
          <table:table-cell office:value-type="string">
            <text:p>2013-03-21</text:p>
          </table:table-cell>
          <table:table-cell office:value-type="float" office:value="28921666071">
            <text:p>2892166607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15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315">
            <text:p>31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89027">
            <text:p>22889027</text:p>
          </table:table-cell>
          <table:table-cell office:value-type="float" office:value="157059376">
            <text:p>157059376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673045835879">
            <text:p>6730458358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15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15">
            <text:p>31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8645">
            <text:p>628645</text:p>
          </table:table-cell>
          <table:table-cell office:value-type="float" office:value="79919397">
            <text:p>79919397</text:p>
          </table:table-cell>
          <table:table-cell office:value-type="string">
            <text:p>2012-01-05</text:p>
          </table:table-cell>
          <table:table-cell office:value-type="string">
            <text:p>S</text:p>
          </table:table-cell>
          <table:table-cell office:value-type="string">
            <text:p>2011-12-30</text:p>
          </table:table-cell>
          <table:table-cell office:value-type="float" office:value="46107956040">
            <text:p>4610795604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) Patsiendi vanus 60 ( aastat ) S , P-Kusihape 315 ( 143 . 339 µ</text:p>
          </table:table-cell>
          <table:table-cell office:value-type="string">
            <text:p>S , P-Kusihape 315 ( 143 . 339 µmol/L )</text:p>
          </table:table-cell>
          <table:table-cell office:value-type="string">
            <text:p><text:s/>S-PTH 12.64 ( 1.60 . 6.90 pmol/</text:p>
          </table:table-cell>
          <table:table-cell office:value-type="string">
            <text:p>S , P-Kusihape</text:p>
          </table:table-cell>
          <table:table-cell office:value-type="float" office:value="315">
            <text:p>31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27565">
            <text:p>19827565</text:p>
          </table:table-cell>
          <table:table-cell office:value-type="float" office:value="217210944">
            <text:p>217210944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12-18</text:p>
          </table:table-cell>
          <table:table-cell office:value-type="float" office:value="52453493971">
            <text:p>524534939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8.12.201313 : 56 : Kusihape 317 mkmol/L</text:p>
          </table:table-cell>
          <table:table-cell office:value-type="string">
            <text:p>Kusihape 317 mkmol/L</text:p>
          </table:table-cell>
          <table:table-cell office:value-type="string">
            <text:p><text:s/>[ norm 220 - 547 ]</text:p>
          </table:table-cell>
          <table:table-cell office:value-type="string">
            <text:p>Kusihape</text:p>
          </table:table-cell>
          <table:table-cell office:value-type="float" office:value="317">
            <text:p>31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94148">
            <text:p>4894148</text:p>
          </table:table-cell>
          <table:table-cell office:value-type="float" office:value="144424434">
            <text:p>144424434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office:value-type="string">
            <text:p>2012-10-23</text:p>
          </table:table-cell>
          <table:table-cell office:value-type="float" office:value="52131352575">
            <text:p>521313525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19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19">
            <text:p>319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87440">
            <text:p>3387440</text:p>
          </table:table-cell>
          <table:table-cell office:value-type="float" office:value="138339842">
            <text:p>138339842</text:p>
          </table:table-cell>
          <table:table-cell office:value-type="string">
            <text:p>2012-09-21</text:p>
          </table:table-cell>
          <table:table-cell office:value-type="string">
            <text:p>A</text:p>
          </table:table-cell>
          <table:table-cell office:value-type="string">
            <text:p>2012-08-01</text:p>
          </table:table-cell>
          <table:table-cell office:value-type="float" office:value="13044554839">
            <text:p>1304455483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RF &lt;20,0 , UA 319</text:p>
          </table:table-cell>
          <table:table-cell office:value-type="string">
            <text:p>UA 319</text:p>
          </table:table-cell>
          <table:table-cell office:value-type="string">
            <text:p><text:s/>, CRP 2,7 , SR 22 , Hgb 158 .</text:p>
          </table:table-cell>
          <table:table-cell office:value-type="string">
            <text:p>UA</text:p>
          </table:table-cell>
          <table:table-cell office:value-type="float" office:value="319">
            <text:p>3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49060">
            <text:p>16749060</text:p>
          </table:table-cell>
          <table:table-cell office:value-type="float" office:value="155236650">
            <text:p>155236650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office:value-type="string">
            <text:p>2012-12-14</text:p>
          </table:table-cell>
          <table:table-cell office:value-type="float" office:value="16942048729">
            <text:p>1694204872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20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20">
            <text:p>32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94116">
            <text:p>10694116</text:p>
          </table:table-cell>
          <table:table-cell office:value-type="float" office:value="174396877">
            <text:p>174396877</text:p>
          </table:table-cell>
          <table:table-cell office:value-type="string">
            <text:p>2013-04-28</text:p>
          </table:table-cell>
          <table:table-cell office:value-type="string">
            <text:p>A</text:p>
          </table:table-cell>
          <table:table-cell office:value-type="string">
            <text:p>2013-03-07</text:p>
          </table:table-cell>
          <table:table-cell office:value-type="float" office:value="673030436792">
            <text:p>6730304367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<text:s/>analüüsides CRV 17 , AOS 179 , kusihape 320</text:p>
          </table:table-cell>
          <table:table-cell office:value-type="string">
            <text:p>kusihape 320</text:p>
          </table:table-cell>
          <table:table-cell office:value-type="string">
            <text:p><text:s/>, kreatiniin 63 .</text:p>
          </table:table-cell>
          <table:table-cell office:value-type="string">
            <text:p>kusihape</text:p>
          </table:table-cell>
          <table:table-cell office:value-type="float" office:value="320">
            <text:p>3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68381">
            <text:p>11368381</text:p>
          </table:table-cell>
          <table:table-cell office:value-type="float" office:value="173776192">
            <text:p>173776192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29485087645">
            <text:p>294850876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<text:s/>, SR 9 , RF &lt;3.5 , AOS 112.3 , kusihape 320</text:p>
          </table:table-cell>
          <table:table-cell office:value-type="string">
            <text:p>kusihape 320</text:p>
          </table:table-cell>
          <table:table-cell office:value-type="string">
            <text:p><text:s/>, kliiniline veri N</text:p>
          </table:table-cell>
          <table:table-cell office:value-type="string">
            <text:p>kusihape</text:p>
          </table:table-cell>
          <table:table-cell office:value-type="float" office:value="320">
            <text:p>3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60688">
            <text:p>16760688</text:p>
          </table:table-cell>
          <table:table-cell office:value-type="float" office:value="180392295">
            <text:p>180392295</text:p>
          </table:table-cell>
          <table:table-cell office:value-type="string">
            <text:p>2013-05-30</text:p>
          </table:table-cell>
          <table:table-cell office:value-type="string">
            <text:p>S</text:p>
          </table:table-cell>
          <table:table-cell office:value-type="string">
            <text:p>2013-05-21</text:p>
          </table:table-cell>
          <table:table-cell office:value-type="float" office:value="87953331237">
            <text:p>8795333123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20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20">
            <text:p>32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58572">
            <text:p>16758572</text:p>
          </table:table-cell>
          <table:table-cell office:value-type="float" office:value="166863047">
            <text:p>166863047</text:p>
          </table:table-cell>
          <table:table-cell office:value-type="string">
            <text:p>2013-03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5266189">
            <text:p>67304526618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21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21">
            <text:p>321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15031">
            <text:p>5215031</text:p>
          </table:table-cell>
          <table:table-cell office:value-type="float" office:value="137452877">
            <text:p>137452877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office:value-type="string">
            <text:p>2012-07-17</text:p>
          </table:table-cell>
          <table:table-cell office:value-type="float" office:value="25131897909">
            <text:p>2513189790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21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21">
            <text:p>321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46849">
            <text:p>24546849</text:p>
          </table:table-cell>
          <table:table-cell office:value-type="float" office:value="182680405">
            <text:p>182680405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53698562782">
            <text:p>536985627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21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321">
            <text:p>321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78895">
            <text:p>22578895</text:p>
          </table:table-cell>
          <table:table-cell office:value-type="float" office:value="192067680">
            <text:p>192067680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30379864635">
            <text:p>303798646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22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322">
            <text:p>32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29686">
            <text:p>8029686</text:p>
          </table:table-cell>
          <table:table-cell office:value-type="float" office:value="145888075">
            <text:p>145888075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3152145177">
            <text:p>3315214517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4 mm/hLk 6,4 Hgb 163 g/l Tr 197 Kusihape 322</text:p>
          </table:table-cell>
          <table:table-cell office:value-type="string">
            <text:p>Kusihape 322</text:p>
          </table:table-cell>
          <table:table-cell office:value-type="string">
            <text:p><text:s/>CRP 4 Kreatiniin 101 GGT 54 ASA</text:p>
          </table:table-cell>
          <table:table-cell office:value-type="string">
            <text:p>Kusihape</text:p>
          </table:table-cell>
          <table:table-cell office:value-type="float" office:value="322">
            <text:p>3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41855">
            <text:p>12141855</text:p>
          </table:table-cell>
          <table:table-cell office:value-type="float" office:value="192067680">
            <text:p>192067680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30379864635">
            <text:p>303798646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22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322">
            <text:p>32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7814">
            <text:p>707814</text:p>
          </table:table-cell>
          <table:table-cell office:value-type="float" office:value="83030621">
            <text:p>83030621</text:p>
          </table:table-cell>
          <table:table-cell office:value-type="string">
            <text:p>2012-01-31</text:p>
          </table:table-cell>
          <table:table-cell office:value-type="string">
            <text:p>S</text:p>
          </table:table-cell>
          <table:table-cell office:value-type="string">
            <text:p>2012-01-30</text:p>
          </table:table-cell>
          <table:table-cell office:value-type="float" office:value="89112766156">
            <text:p>8911276615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22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22">
            <text:p>32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51005">
            <text:p>21251005</text:p>
          </table:table-cell>
          <table:table-cell office:value-type="float" office:value="199127612">
            <text:p>199127612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8-15</text:p>
          </table:table-cell>
          <table:table-cell office:value-type="float" office:value="38709590133">
            <text:p>387095901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UA 323</text:p>
          </table:table-cell>
          <table:table-cell office:value-type="string">
            <text:p><text:s/>, CRP 2,3 , Hgb 138 , leuk</text:p>
          </table:table-cell>
          <table:table-cell office:value-type="string">
            <text:p>UA</text:p>
          </table:table-cell>
          <table:table-cell office:value-type="float" office:value="323">
            <text:p>3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5966">
            <text:p>675966</text:p>
          </table:table-cell>
          <table:table-cell office:value-type="float" office:value="125039064">
            <text:p>125039064</text:p>
          </table:table-cell>
          <table:table-cell office:value-type="string">
            <text:p>2012-06-05</text:p>
          </table:table-cell>
          <table:table-cell office:value-type="string">
            <text:p>S</text:p>
          </table:table-cell>
          <table:table-cell office:value-type="string">
            <text:p>2012-06-01</text:p>
          </table:table-cell>
          <table:table-cell office:value-type="float" office:value="73738094791">
            <text:p>7373809479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reatiniin 71 ( 35 . 53 µmol/L ) S , P-Kusihape 324 ( 106 . 325 µ</text:p>
          </table:table-cell>
          <table:table-cell office:value-type="string">
            <text:p>S , P-Kusihape 324 ( 106 . 325 µmol/L )</text:p>
          </table:table-cell>
          <table:table-cell office:value-type="string">
            <text:p><text:s/>S , P-LDH 481 ( &lt;580 U/L ) S , </text:p>
          </table:table-cell>
          <table:table-cell office:value-type="string">
            <text:p>S , P-Kusihape</text:p>
          </table:table-cell>
          <table:table-cell office:value-type="float" office:value="324">
            <text:p>324</text:p>
          </table:table-cell>
          <table:table-cell office:value-type="float" office:value="106">
            <text:p>106</text:p>
          </table:table-cell>
          <table:table-cell office:value-type="float" office:value="325">
            <text:p>325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49891">
            <text:p>18149891</text:p>
          </table:table-cell>
          <table:table-cell office:value-type="float" office:value="206275708">
            <text:p>206275708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63780483078">
            <text:p>637804830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30.10.201317 : 19 : Kusihape 325 mkmol/L</text:p>
          </table:table-cell>
          <table:table-cell office:value-type="string">
            <text:p>Kusihape 325 mkmol/L</text:p>
          </table:table-cell>
          <table:table-cell/>
          <table:table-cell office:value-type="string">
            <text:p>Kusihape</text:p>
          </table:table-cell>
          <table:table-cell office:value-type="float" office:value="325">
            <text:p>325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32353">
            <text:p>14632353</text:p>
          </table:table-cell>
          <table:table-cell office:value-type="float" office:value="191142288">
            <text:p>191142288</text:p>
          </table:table-cell>
          <table:table-cell office:value-type="string">
            <text:p>2013-08-05</text:p>
          </table:table-cell>
          <table:table-cell office:value-type="string">
            <text:p>A</text:p>
          </table:table-cell>
          <table:table-cell office:value-type="string">
            <text:p>2013-06-27</text:p>
          </table:table-cell>
          <table:table-cell office:value-type="float" office:value="673030505435">
            <text:p>6730305054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26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26">
            <text:p>326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42151">
            <text:p>18842151</text:p>
          </table:table-cell>
          <table:table-cell office:value-type="float" office:value="190857020">
            <text:p>190857020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7-19</text:p>
          </table:table-cell>
          <table:table-cell office:value-type="float" office:value="673039792369">
            <text:p>6730397923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9.07.201311 : 54 : kusihape ( uraat ) 326 mkmol/L</text:p>
          </table:table-cell>
          <table:table-cell office:value-type="string">
            <text:p>kusihape ( uraat ) 326 mkmol/L</text:p>
          </table:table-cell>
          <table:table-cell/>
          <table:table-cell office:value-type="string">
            <text:p>kusihape</text:p>
          </table:table-cell>
          <table:table-cell office:value-type="float" office:value="326">
            <text:p>32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20942">
            <text:p>16820942</text:p>
          </table:table-cell>
          <table:table-cell office:value-type="float" office:value="192334231">
            <text:p>192334231</text:p>
          </table:table-cell>
          <table:table-cell office:value-type="string">
            <text:p>2013-07-16</text:p>
          </table:table-cell>
          <table:table-cell office:value-type="string">
            <text:p>S</text:p>
          </table:table-cell>
          <table:table-cell office:value-type="string">
            <text:p>2013-07-08</text:p>
          </table:table-cell>
          <table:table-cell office:value-type="float" office:value="33053494412">
            <text:p>330534944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26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326">
            <text:p>326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28158">
            <text:p>18028158</text:p>
          </table:table-cell>
          <table:table-cell office:value-type="float" office:value="184165942">
            <text:p>184165942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87813827851">
            <text:p>878138278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2.06.201316 : 33 : 27 : Kusihape 326 mkmol/L</text:p>
          </table:table-cell>
          <table:table-cell office:value-type="string">
            <text:p>Kusihape 326 mkmol/L</text:p>
          </table:table-cell>
          <table:table-cell/>
          <table:table-cell office:value-type="string">
            <text:p>Kusihape</text:p>
          </table:table-cell>
          <table:table-cell office:value-type="float" office:value="326">
            <text:p>32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00113">
            <text:p>16400113</text:p>
          </table:table-cell>
          <table:table-cell office:value-type="float" office:value="199468457">
            <text:p>199468457</text:p>
          </table:table-cell>
          <table:table-cell office:value-type="string">
            <text:p>2013-09-25</text:p>
          </table:table-cell>
          <table:table-cell office:value-type="string">
            <text:p>S</text:p>
          </table:table-cell>
          <table:table-cell office:value-type="string">
            <text:p>2013-09-12</text:p>
          </table:table-cell>
          <table:table-cell office:value-type="float" office:value="673044957878">
            <text:p>67304495787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27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27">
            <text:p>327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053">
            <text:p>114053</text:p>
          </table:table-cell>
          <table:table-cell office:value-type="float" office:value="84614854">
            <text:p>84614854</text:p>
          </table:table-cell>
          <table:table-cell office:value-type="string">
            <text:p>2012-02-20</text:p>
          </table:table-cell>
          <table:table-cell office:value-type="string">
            <text:p>S</text:p>
          </table:table-cell>
          <table:table-cell office:value-type="string">
            <text:p>2012-02-08</text:p>
          </table:table-cell>
          <table:table-cell office:value-type="float" office:value="95834189189">
            <text:p>9583418918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27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27">
            <text:p>327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62473">
            <text:p>17362473</text:p>
          </table:table-cell>
          <table:table-cell office:value-type="float" office:value="166010960">
            <text:p>166010960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92837">
            <text:p>6730304928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8 ; ALT 12 ; AST 17 ; gly 4,4 ; UA 327</text:p>
          </table:table-cell>
          <table:table-cell office:value-type="string">
            <text:p>UA 327</text:p>
          </table:table-cell>
          <table:table-cell office:value-type="string">
            <text:p><text:s/>; kreat</text:p>
          </table:table-cell>
          <table:table-cell office:value-type="string">
            <text:p>UA</text:p>
          </table:table-cell>
          <table:table-cell office:value-type="float" office:value="327">
            <text:p>3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14270">
            <text:p>18914270</text:p>
          </table:table-cell>
          <table:table-cell office:value-type="float" office:value="175531773">
            <text:p>175531773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673042460182">
            <text:p>6730424601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6.04.201316 : 55 : 40 : Kusihape 328 mkmol/L</text:p>
          </table:table-cell>
          <table:table-cell office:value-type="string">
            <text:p>Kusihape 328 mkmol/L</text:p>
          </table:table-cell>
          <table:table-cell/>
          <table:table-cell office:value-type="string">
            <text:p>Kusihape</text:p>
          </table:table-cell>
          <table:table-cell office:value-type="float" office:value="328">
            <text:p>32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81512">
            <text:p>6881512</text:p>
          </table:table-cell>
          <table:table-cell office:value-type="float" office:value="147504966">
            <text:p>147504966</text:p>
          </table:table-cell>
          <table:table-cell office:value-type="string">
            <text:p>2012-02-13</text:p>
          </table:table-cell>
          <table:table-cell office:value-type="string">
            <text:p>S</text:p>
          </table:table-cell>
          <table:table-cell office:value-type="string">
            <text:p>2012-02-05</text:p>
          </table:table-cell>
          <table:table-cell office:value-type="float" office:value="36189350433">
            <text:p>3618935043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) Patsiendi vanus 33 ( aastat ) S , P-Kusihape 329 ( 143 . 339 µ</text:p>
          </table:table-cell>
          <table:table-cell office:value-type="string">
            <text:p>S , P-Kusihape 329 ( 143 . 339 µmol/L )</text:p>
          </table:table-cell>
          <table:table-cell office:value-type="string">
            <text:p><text:s/>S , P-Uurea 2.6 ( &lt;8.3 mmol/L )</text:p>
          </table:table-cell>
          <table:table-cell office:value-type="string">
            <text:p>S , P-Kusihape</text:p>
          </table:table-cell>
          <table:table-cell office:value-type="float" office:value="329">
            <text:p>329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26830">
            <text:p>16226830</text:p>
          </table:table-cell>
          <table:table-cell office:value-type="float" office:value="185987898">
            <text:p>185987898</text:p>
          </table:table-cell>
          <table:table-cell office:value-type="string">
            <text:p>2013-06-28</text:p>
          </table:table-cell>
          <table:table-cell office:value-type="string">
            <text:p>S</text:p>
          </table:table-cell>
          <table:table-cell office:value-type="string">
            <text:p>2013-06-27</text:p>
          </table:table-cell>
          <table:table-cell office:value-type="float" office:value="42507272397">
            <text:p>4250727239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29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29">
            <text:p>329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5294">
            <text:p>16645294</text:p>
          </table:table-cell>
          <table:table-cell office:value-type="float" office:value="173028519">
            <text:p>173028519</text:p>
          </table:table-cell>
          <table:table-cell office:value-type="string">
            <text:p>2013-04-17</text:p>
          </table:table-cell>
          <table:table-cell office:value-type="string">
            <text:p>S</text:p>
          </table:table-cell>
          <table:table-cell office:value-type="string">
            <text:p>2013-04-16</text:p>
          </table:table-cell>
          <table:table-cell office:value-type="float" office:value="16942048729">
            <text:p>1694204872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30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30">
            <text:p>33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20897">
            <text:p>21820897</text:p>
          </table:table-cell>
          <table:table-cell office:value-type="float" office:value="172403418">
            <text:p>172403418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3-04</text:p>
          </table:table-cell>
          <table:table-cell office:value-type="float" office:value="49729327573">
            <text:p>497293275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31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31">
            <text:p>331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2974">
            <text:p>472974</text:p>
          </table:table-cell>
          <table:table-cell office:value-type="float" office:value="95693471">
            <text:p>95693471</text:p>
          </table:table-cell>
          <table:table-cell office:value-type="string">
            <text:p>2012-04-16</text:p>
          </table:table-cell>
          <table:table-cell office:value-type="string">
            <text:p>S</text:p>
          </table:table-cell>
          <table:table-cell office:value-type="string">
            <text:p>2012-04-11</text:p>
          </table:table-cell>
          <table:table-cell office:value-type="float" office:value="52398393523">
            <text:p>5239839352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eatiniin 67 ( 62 . 106 µmol/L ) S , P-Kusihape 333 ( 202 . 417 µ</text:p>
          </table:table-cell>
          <table:table-cell office:value-type="string">
            <text:p>S , P-Kusihape 333 ( 202 . 417 µmol/L )</text:p>
          </table:table-cell>
          <table:table-cell office:value-type="string">
            <text:p><text:s/>, fS-Folaat 19.8 ( nmol/L ) , f</text:p>
          </table:table-cell>
          <table:table-cell office:value-type="string">
            <text:p>S , P-Kusihape</text:p>
          </table:table-cell>
          <table:table-cell office:value-type="float" office:value="333">
            <text:p>333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93020">
            <text:p>14493020</text:p>
          </table:table-cell>
          <table:table-cell office:value-type="float" office:value="171228897">
            <text:p>171228897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24688">
            <text:p>6730304246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- 333</text:p>
          </table:table-cell>
          <table:table-cell/>
          <table:table-cell office:value-type="string">
            <text:p>kusihape</text:p>
          </table:table-cell>
          <table:table-cell office:value-type="float" office:value="333">
            <text:p>3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90760">
            <text:p>13590760</text:p>
          </table:table-cell>
          <table:table-cell office:value-type="float" office:value="179403565">
            <text:p>179403565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96168581477">
            <text:p>961685814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33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33">
            <text:p>333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65712">
            <text:p>19665712</text:p>
          </table:table-cell>
          <table:table-cell office:value-type="float" office:value="159504509">
            <text:p>159504509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2285461795">
            <text:p>122854617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l/l , kreatiniin - 78 urmol/l , kusihape - 335 mmol/l</text:p>
          </table:table-cell>
          <table:table-cell office:value-type="string">
            <text:p>kusihape - 335 mmol/l</text:p>
          </table:table-cell>
          <table:table-cell office:value-type="string">
            <text:p><text:s/>, PSA - 5,19 ng/ml , veresuhkur</text:p>
          </table:table-cell>
          <table:table-cell office:value-type="string">
            <text:p>kusihape</text:p>
          </table:table-cell>
          <table:table-cell office:value-type="float" office:value="335">
            <text:p>33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51074">
            <text:p>24351074</text:p>
          </table:table-cell>
          <table:table-cell office:value-type="float" office:value="167242177">
            <text:p>167242177</text:p>
          </table:table-cell>
          <table:table-cell office:value-type="string">
            <text:p>2013-03-15</text:p>
          </table:table-cell>
          <table:table-cell office:value-type="string">
            <text:p>A</text:p>
          </table:table-cell>
          <table:table-cell office:value-type="string">
            <text:p>2011-09-29</text:p>
          </table:table-cell>
          <table:table-cell office:value-type="float" office:value="14443382204">
            <text:p>144433822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35 ( 124 . 448 µmol/L )</text:p>
          </table:table-cell>
          <table:table-cell/>
          <table:table-cell office:value-type="string">
            <text:p>S , P-Kusihape</text:p>
          </table:table-cell>
          <table:table-cell office:value-type="float" office:value="335">
            <text:p>335</text:p>
          </table:table-cell>
          <table:table-cell office:value-type="float" office:value="124">
            <text:p>124</text:p>
          </table:table-cell>
          <table:table-cell office:value-type="float" office:value="448">
            <text:p>448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32131">
            <text:p>11332131</text:p>
          </table:table-cell>
          <table:table-cell office:value-type="float" office:value="165385167">
            <text:p>165385167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673030346405">
            <text:p>6730303464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did 0.83 ( 0.45 . 2.60 mmol/L ) Kusihape 336 ( 202 . 417 µmol/L </text:p>
          </table:table-cell>
          <table:table-cell office:value-type="string">
            <text:p>Kusihape 336 ( 202 . 417 µmol/L )</text:p>
          </table:table-cell>
          <table:table-cell office:value-type="string">
            <text:p><text:s/>FSH 3.7 ( 1.5 . 12.4 U/L ) LH 3</text:p>
          </table:table-cell>
          <table:table-cell office:value-type="string">
            <text:p>Kusihape</text:p>
          </table:table-cell>
          <table:table-cell office:value-type="float" office:value="336">
            <text:p>336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06948">
            <text:p>22406948</text:p>
          </table:table-cell>
          <table:table-cell office:value-type="float" office:value="212842159">
            <text:p>212842159</text:p>
          </table:table-cell>
          <table:table-cell office:value-type="string">
            <text:p>2013-12-01</text:p>
          </table:table-cell>
          <table:table-cell office:value-type="string">
            <text:p>A</text:p>
          </table:table-cell>
          <table:table-cell office:value-type="string">
            <text:p>2013-02-28</text:p>
          </table:table-cell>
          <table:table-cell office:value-type="float" office:value="69205424743">
            <text:p>692054247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CRV &lt;6 , SR 7 , RF &lt;15 , kusihape 336</text:p>
          </table:table-cell>
          <table:table-cell office:value-type="string">
            <text:p>kusihape 336</text:p>
          </table:table-cell>
          <table:table-cell office:value-type="string">
            <text:p><text:s/>.</text:p>
          </table:table-cell>
          <table:table-cell office:value-type="string">
            <text:p>kusihape</text:p>
          </table:table-cell>
          <table:table-cell office:value-type="float" office:value="336">
            <text:p>3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87128">
            <text:p>8487128</text:p>
          </table:table-cell>
          <table:table-cell office:value-type="float" office:value="152540345">
            <text:p>152540345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2012-11-27</text:p>
          </table:table-cell>
          <table:table-cell office:value-type="float" office:value="76956758275">
            <text:p>7695675827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36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36">
            <text:p>336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5495">
            <text:p>625495</text:p>
          </table:table-cell>
          <table:table-cell office:value-type="float" office:value="84620099">
            <text:p>84620099</text:p>
          </table:table-cell>
          <table:table-cell office:value-type="string">
            <text:p>2012-02-09</text:p>
          </table:table-cell>
          <table:table-cell office:value-type="string">
            <text:p>S</text:p>
          </table:table-cell>
          <table:table-cell office:value-type="string">
            <text:p>2012-02-02</text:p>
          </table:table-cell>
          <table:table-cell office:value-type="float" office:value="85916797206">
            <text:p>8591679720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38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38">
            <text:p>338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3797">
            <text:p>2413797</text:p>
          </table:table-cell>
          <table:table-cell office:value-type="float" office:value="137132606">
            <text:p>137132606</text:p>
          </table:table-cell>
          <table:table-cell office:value-type="string">
            <text:p>2012-09-13</text:p>
          </table:table-cell>
          <table:table-cell office:value-type="string">
            <text:p>A</text:p>
          </table:table-cell>
          <table:table-cell office:value-type="string">
            <text:p>2012-09-05</text:p>
          </table:table-cell>
          <table:table-cell office:value-type="float" office:value="57213222113">
            <text:p>572132221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5.09.201214 : 54 : Kusihape 339 mkmol/L</text:p>
          </table:table-cell>
          <table:table-cell office:value-type="string">
            <text:p>Kusihape 339 mkmol/L</text:p>
          </table:table-cell>
          <table:table-cell/>
          <table:table-cell office:value-type="string">
            <text:p>Kusihape</text:p>
          </table:table-cell>
          <table:table-cell office:value-type="float" office:value="339">
            <text:p>33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49003">
            <text:p>16449003</text:p>
          </table:table-cell>
          <table:table-cell office:value-type="float" office:value="204360794">
            <text:p>204360794</text:p>
          </table:table-cell>
          <table:table-cell office:value-type="string">
            <text:p>2013-10-21</text:p>
          </table:table-cell>
          <table:table-cell office:value-type="string">
            <text:p>S</text:p>
          </table:table-cell>
          <table:table-cell office:value-type="string">
            <text:p>2013-10-17</text:p>
          </table:table-cell>
          <table:table-cell office:value-type="float" office:value="33808837468">
            <text:p>3380883746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39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39">
            <text:p>339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60978">
            <text:p>19260978</text:p>
          </table:table-cell>
          <table:table-cell office:value-type="float" office:value="200373252">
            <text:p>200373252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4-03</text:p>
          </table:table-cell>
          <table:table-cell office:value-type="float" office:value="78767429821">
            <text:p>787674298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3.04.201315 : 35 : 10 : Kusihape 340 mkmol/L</text:p>
          </table:table-cell>
          <table:table-cell office:value-type="string">
            <text:p>Kusihape 340 mkmol/L</text:p>
          </table:table-cell>
          <table:table-cell/>
          <table:table-cell office:value-type="string">
            <text:p>Kusihape</text:p>
          </table:table-cell>
          <table:table-cell office:value-type="float" office:value="340">
            <text:p>34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80494">
            <text:p>7280494</text:p>
          </table:table-cell>
          <table:table-cell office:value-type="float" office:value="122346172">
            <text:p>122346172</text:p>
          </table:table-cell>
          <table:table-cell office:value-type="string">
            <text:p>2012-04-26</text:p>
          </table:table-cell>
          <table:table-cell office:value-type="string">
            <text:p>A</text:p>
          </table:table-cell>
          <table:table-cell office:value-type="string">
            <text:p>2012-04-19</text:p>
          </table:table-cell>
          <table:table-cell office:value-type="float" office:value="49952689238">
            <text:p>4995268923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40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40">
            <text:p>34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3795">
            <text:p>733795</text:p>
          </table:table-cell>
          <table:table-cell office:value-type="float" office:value="131482129">
            <text:p>131482129</text:p>
          </table:table-cell>
          <table:table-cell office:value-type="string">
            <text:p>2012-08-02</text:p>
          </table:table-cell>
          <table:table-cell office:value-type="string">
            <text:p>S</text:p>
          </table:table-cell>
          <table:table-cell office:value-type="string">
            <text:p>2012-07-20</text:p>
          </table:table-cell>
          <table:table-cell office:value-type="float" office:value="80414548489">
            <text:p>8041454848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41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41">
            <text:p>341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31829">
            <text:p>4331829</text:p>
          </table:table-cell>
          <table:table-cell office:value-type="float" office:value="123447170">
            <text:p>123447170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88089572271">
            <text:p>880895722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41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41">
            <text:p>341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92592">
            <text:p>13392592</text:p>
          </table:table-cell>
          <table:table-cell office:value-type="float" office:value="202945460">
            <text:p>202945460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673030439520">
            <text:p>6730304395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did 1.62 ( 0.45 . 2.60 mmol/L ) Kusihape 341 ( 202 . 417 µmol/L </text:p>
          </table:table-cell>
          <table:table-cell office:value-type="string">
            <text:p>Kusihape 341 ( 202 . 417 µmol/L )</text:p>
          </table:table-cell>
          <table:table-cell office:value-type="string">
            <text:p><text:s/>Glükoos 4.8 ( mmol/L ) ( Sisest</text:p>
          </table:table-cell>
          <table:table-cell office:value-type="string">
            <text:p>Kusihape</text:p>
          </table:table-cell>
          <table:table-cell office:value-type="float" office:value="341">
            <text:p>341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25945">
            <text:p>16425945</text:p>
          </table:table-cell>
          <table:table-cell office:value-type="float" office:value="199924039">
            <text:p>199924039</text:p>
          </table:table-cell>
          <table:table-cell office:value-type="string">
            <text:p>2013-09-27</text:p>
          </table:table-cell>
          <table:table-cell office:value-type="string">
            <text:p>S</text:p>
          </table:table-cell>
          <table:table-cell office:value-type="string">
            <text:p>2013-07-15</text:p>
          </table:table-cell>
          <table:table-cell office:value-type="float" office:value="82899025374">
            <text:p>8289902537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42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342">
            <text:p>3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4061">
            <text:p>564061</text:p>
          </table:table-cell>
          <table:table-cell office:value-type="float" office:value="123710418">
            <text:p>123710418</text:p>
          </table:table-cell>
          <table:table-cell office:value-type="string">
            <text:p>2012-05-31</text:p>
          </table:table-cell>
          <table:table-cell office:value-type="string">
            <text:p>S</text:p>
          </table:table-cell>
          <table:table-cell office:value-type="string">
            <text:p>2012-05-15</text:p>
          </table:table-cell>
          <table:table-cell office:value-type="float" office:value="23622755145">
            <text:p>2362275514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42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42">
            <text:p>342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73530">
            <text:p>18773530</text:p>
          </table:table-cell>
          <table:table-cell office:value-type="float" office:value="163426533">
            <text:p>163426533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900973745">
            <text:p>139009737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8.02.2013 : 07.02.201318 : 12 : Kusihape 342 mkmol/L</text:p>
          </table:table-cell>
          <table:table-cell office:value-type="string">
            <text:p>Kusihape 342 mkmol/L</text:p>
          </table:table-cell>
          <table:table-cell/>
          <table:table-cell office:value-type="string">
            <text:p>Kusihape</text:p>
          </table:table-cell>
          <table:table-cell office:value-type="float" office:value="342">
            <text:p>34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67806">
            <text:p>2667806</text:p>
          </table:table-cell>
          <table:table-cell office:value-type="float" office:value="137881067">
            <text:p>137881067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425671811">
            <text:p>634256718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Uurea 7.5 mmol/l , Kusihape 344 mkmol/L</text:p>
          </table:table-cell>
          <table:table-cell office:value-type="string">
            <text:p>Kusihape 344 mkmol/L</text:p>
          </table:table-cell>
          <table:table-cell/>
          <table:table-cell office:value-type="string">
            <text:p>Kusihape</text:p>
          </table:table-cell>
          <table:table-cell office:value-type="float" office:value="344">
            <text:p>344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49265">
            <text:p>22949265</text:p>
          </table:table-cell>
          <table:table-cell office:value-type="float" office:value="194463206">
            <text:p>194463206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8-19</text:p>
          </table:table-cell>
          <table:table-cell office:value-type="float" office:value="673030360318">
            <text:p>6730303603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44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44">
            <text:p>344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55547">
            <text:p>19455547</text:p>
          </table:table-cell>
          <table:table-cell office:value-type="float" office:value="172418449">
            <text:p>172418449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673030471299">
            <text:p>6730304712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2.04.201313 : 34 : Kusihape 345 mkmol/L</text:p>
          </table:table-cell>
          <table:table-cell office:value-type="string">
            <text:p>Kusihape 345 mkmol/L</text:p>
          </table:table-cell>
          <table:table-cell/>
          <table:table-cell office:value-type="string">
            <text:p>Kusihape</text:p>
          </table:table-cell>
          <table:table-cell office:value-type="float" office:value="345">
            <text:p>345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8029">
            <text:p>2318029</text:p>
          </table:table-cell>
          <table:table-cell office:value-type="float" office:value="86461779">
            <text:p>86461779</text:p>
          </table:table-cell>
          <table:table-cell office:value-type="string">
            <text:p>2012-03-16</text:p>
          </table:table-cell>
          <table:table-cell office:value-type="string">
            <text:p>A</text:p>
          </table:table-cell>
          <table:table-cell office:value-type="string">
            <text:p>2012-03-13</text:p>
          </table:table-cell>
          <table:table-cell office:value-type="float" office:value="14160485169">
            <text:p>141604851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3.03.201211 : 46 : Kusihape 345 mkmol/L</text:p>
          </table:table-cell>
          <table:table-cell office:value-type="string">
            <text:p>Kusihape 345 mkmol/L</text:p>
          </table:table-cell>
          <table:table-cell/>
          <table:table-cell office:value-type="string">
            <text:p>Kusihape</text:p>
          </table:table-cell>
          <table:table-cell office:value-type="float" office:value="345">
            <text:p>345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99975">
            <text:p>4499975</text:p>
          </table:table-cell>
          <table:table-cell office:value-type="float" office:value="82569231">
            <text:p>82569231</text:p>
          </table:table-cell>
          <table:table-cell office:value-type="string">
            <text:p>2012-01-26</text:p>
          </table:table-cell>
          <table:table-cell office:value-type="string">
            <text:p>A</text:p>
          </table:table-cell>
          <table:table-cell office:value-type="string">
            <text:p>2011-08-04</text:p>
          </table:table-cell>
          <table:table-cell office:value-type="float" office:value="44444558513">
            <text:p>444445585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45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45">
            <text:p>34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93026">
            <text:p>13793026</text:p>
          </table:table-cell>
          <table:table-cell office:value-type="float" office:value="219584657">
            <text:p>219584657</text:p>
          </table:table-cell>
          <table:table-cell office:value-type="string">
            <text:p>2013-12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971963731">
            <text:p>789719637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CRP &lt;6 ASAT 37 ALAT 47 kusihape 345</text:p>
          </table:table-cell>
          <table:table-cell office:value-type="string">
            <text:p>kusihape 345</text:p>
          </table:table-cell>
          <table:table-cell office:value-type="string">
            <text:p><text:s/>, soovitav puriinivaest dieeti </text:p>
          </table:table-cell>
          <table:table-cell office:value-type="string">
            <text:p>kusihape</text:p>
          </table:table-cell>
          <table:table-cell office:value-type="float" office:value="345">
            <text:p>3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16863">
            <text:p>16316863</text:p>
          </table:table-cell>
          <table:table-cell office:value-type="float" office:value="200060099">
            <text:p>200060099</text:p>
          </table:table-cell>
          <table:table-cell office:value-type="string">
            <text:p>2013-09-27</text:p>
          </table:table-cell>
          <table:table-cell office:value-type="string">
            <text:p>S</text:p>
          </table:table-cell>
          <table:table-cell office:value-type="string">
            <text:p>2013-09-08</text:p>
          </table:table-cell>
          <table:table-cell office:value-type="float" office:value="43695449599">
            <text:p>4369544959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45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45">
            <text:p>345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6908">
            <text:p>776908</text:p>
          </table:table-cell>
          <table:table-cell office:value-type="float" office:value="127413920">
            <text:p>127413920</text:p>
          </table:table-cell>
          <table:table-cell office:value-type="string">
            <text:p>2012-06-18</text:p>
          </table:table-cell>
          <table:table-cell office:value-type="string">
            <text:p>S</text:p>
          </table:table-cell>
          <table:table-cell office:value-type="string">
            <text:p>2012-06-12</text:p>
          </table:table-cell>
          <table:table-cell office:value-type="float" office:value="42427188302">
            <text:p>4242718830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46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46">
            <text:p>346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08004">
            <text:p>19008004</text:p>
          </table:table-cell>
          <table:table-cell office:value-type="float" office:value="159514223">
            <text:p>159514223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02</text:p>
          </table:table-cell>
          <table:table-cell office:value-type="float" office:value="673040036825">
            <text:p>6730400368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2.01.201313 : 36 : kusihape ( uraat ) 346 mkmol/L</text:p>
          </table:table-cell>
          <table:table-cell office:value-type="string">
            <text:p>kusihape ( uraat ) 346 mkmol/L</text:p>
          </table:table-cell>
          <table:table-cell/>
          <table:table-cell office:value-type="string">
            <text:p>kusihape</text:p>
          </table:table-cell>
          <table:table-cell office:value-type="float" office:value="346">
            <text:p>34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39642">
            <text:p>16539642</text:p>
          </table:table-cell>
          <table:table-cell office:value-type="float" office:value="177874180">
            <text:p>177874180</text:p>
          </table:table-cell>
          <table:table-cell office:value-type="string">
            <text:p>2013-05-14</text:p>
          </table:table-cell>
          <table:table-cell office:value-type="string">
            <text:p>S</text:p>
          </table:table-cell>
          <table:table-cell office:value-type="string">
            <text:p>2013-04-24</text:p>
          </table:table-cell>
          <table:table-cell office:value-type="float" office:value="96758687102">
            <text:p>9675868710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46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346">
            <text:p>346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8290">
            <text:p>548290</text:p>
          </table:table-cell>
          <table:table-cell office:value-type="float" office:value="120810782">
            <text:p>120810782</text:p>
          </table:table-cell>
          <table:table-cell office:value-type="string">
            <text:p>2012-05-07</text:p>
          </table:table-cell>
          <table:table-cell office:value-type="string">
            <text:p>S</text:p>
          </table:table-cell>
          <table:table-cell office:value-type="string">
            <text:p>2012-04-25</text:p>
          </table:table-cell>
          <table:table-cell office:value-type="float" office:value="94023147854">
            <text:p>9402314785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46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46">
            <text:p>346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86982">
            <text:p>4086982</text:p>
          </table:table-cell>
          <table:table-cell office:value-type="float" office:value="125138613">
            <text:p>125138613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12-05-02</text:p>
          </table:table-cell>
          <table:table-cell office:value-type="float" office:value="41975191200">
            <text:p>419751912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49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49">
            <text:p>349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33510">
            <text:p>24433510</text:p>
          </table:table-cell>
          <table:table-cell office:value-type="float" office:value="205982847">
            <text:p>205982847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47328764741">
            <text:p>473287647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50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50">
            <text:p>35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01218">
            <text:p>16601218</text:p>
          </table:table-cell>
          <table:table-cell office:value-type="float" office:value="158947824">
            <text:p>158947824</text:p>
          </table:table-cell>
          <table:table-cell office:value-type="string">
            <text:p>2013-01-15</text:p>
          </table:table-cell>
          <table:table-cell office:value-type="string">
            <text:p>S</text:p>
          </table:table-cell>
          <table:table-cell office:value-type="string">
            <text:p>2013-01-09</text:p>
          </table:table-cell>
          <table:table-cell office:value-type="float" office:value="92289683455">
            <text:p>922896834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51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51">
            <text:p>351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28274">
            <text:p>17428274</text:p>
          </table:table-cell>
          <table:table-cell office:value-type="float" office:value="200956754">
            <text:p>200956754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96570911072">
            <text:p>965709110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6.09.201312 : 02 : kusihape ( uraat ) 352 mkmol/L</text:p>
          </table:table-cell>
          <table:table-cell office:value-type="string">
            <text:p>kusihape ( uraat ) 352 mkmol/L</text:p>
          </table:table-cell>
          <table:table-cell office:value-type="string">
            <text:p><text:s/>[ norm 210 - 420 ]</text:p>
          </table:table-cell>
          <table:table-cell office:value-type="string">
            <text:p>kusihape</text:p>
          </table:table-cell>
          <table:table-cell office:value-type="float" office:value="352">
            <text:p>35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57470">
            <text:p>4557470</text:p>
          </table:table-cell>
          <table:table-cell office:value-type="float" office:value="90525894">
            <text:p>90525894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65181477485">
            <text:p>651814774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52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52">
            <text:p>352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9904">
            <text:p>539904</text:p>
          </table:table-cell>
          <table:table-cell office:value-type="float" office:value="131562152">
            <text:p>131562152</text:p>
          </table:table-cell>
          <table:table-cell office:value-type="string">
            <text:p>2012-07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6123017016">
            <text:p>1612301701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53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53">
            <text:p>353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71408">
            <text:p>12971408</text:p>
          </table:table-cell>
          <table:table-cell office:value-type="float" office:value="199315046">
            <text:p>199315046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80147578851">
            <text:p>801475788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53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53">
            <text:p>353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7207">
            <text:p>2257207</text:p>
          </table:table-cell>
          <table:table-cell office:value-type="float" office:value="86449113">
            <text:p>86449113</text:p>
          </table:table-cell>
          <table:table-cell office:value-type="string">
            <text:p>2012-03-16</text:p>
          </table:table-cell>
          <table:table-cell office:value-type="string">
            <text:p>A</text:p>
          </table:table-cell>
          <table:table-cell office:value-type="string">
            <text:p>2012-02-17</text:p>
          </table:table-cell>
          <table:table-cell office:value-type="float" office:value="58480126529">
            <text:p>5848012652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7.02.201213 : 13 : Kusihape 354 mkmol/L</text:p>
          </table:table-cell>
          <table:table-cell office:value-type="string">
            <text:p>Kusihape 354 mkmol/L</text:p>
          </table:table-cell>
          <table:table-cell/>
          <table:table-cell office:value-type="string">
            <text:p>Kusihape</text:p>
          </table:table-cell>
          <table:table-cell office:value-type="float" office:value="354">
            <text:p>354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9346">
            <text:p>16369346</text:p>
          </table:table-cell>
          <table:table-cell office:value-type="float" office:value="211671957">
            <text:p>211671957</text:p>
          </table:table-cell>
          <table:table-cell office:value-type="string">
            <text:p>2013-11-27</text:p>
          </table:table-cell>
          <table:table-cell office:value-type="string">
            <text:p>S</text:p>
          </table:table-cell>
          <table:table-cell office:value-type="string">
            <text:p>2013-11-26</text:p>
          </table:table-cell>
          <table:table-cell office:value-type="float" office:value="673042532832">
            <text:p>67304253283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55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55">
            <text:p>355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4717">
            <text:p>674717</text:p>
          </table:table-cell>
          <table:table-cell office:value-type="float" office:value="84616237">
            <text:p>84616237</text:p>
          </table:table-cell>
          <table:table-cell office:value-type="string">
            <text:p>2012-02-02</text:p>
          </table:table-cell>
          <table:table-cell office:value-type="string">
            <text:p>S</text:p>
          </table:table-cell>
          <table:table-cell office:value-type="string">
            <text:p>2012-01-18</text:p>
          </table:table-cell>
          <table:table-cell office:value-type="float" office:value="76890792443">
            <text:p>7689079244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55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55">
            <text:p>355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1045">
            <text:p>421045</text:p>
          </table:table-cell>
          <table:table-cell office:value-type="float" office:value="142691799">
            <text:p>142691799</text:p>
          </table:table-cell>
          <table:table-cell office:value-type="string">
            <text:p>2012-10-16</text:p>
          </table:table-cell>
          <table:table-cell office:value-type="string">
            <text:p>S</text:p>
          </table:table-cell>
          <table:table-cell office:value-type="string">
            <text:p>2012-10-07</text:p>
          </table:table-cell>
          <table:table-cell office:value-type="float" office:value="11599620753">
            <text:p>1159962075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55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55">
            <text:p>355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0335">
            <text:p>16640335</text:p>
          </table:table-cell>
          <table:table-cell office:value-type="float" office:value="178862692">
            <text:p>178862692</text:p>
          </table:table-cell>
          <table:table-cell office:value-type="string">
            <text:p>2013-05-22</text:p>
          </table:table-cell>
          <table:table-cell office:value-type="string">
            <text:p>S</text:p>
          </table:table-cell>
          <table:table-cell office:value-type="string">
            <text:p>2013-05-14</text:p>
          </table:table-cell>
          <table:table-cell office:value-type="float" office:value="51767889192">
            <text:p>5176788919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55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355">
            <text:p>35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75196">
            <text:p>19975196</text:p>
          </table:table-cell>
          <table:table-cell office:value-type="float" office:value="191098373">
            <text:p>191098373</text:p>
          </table:table-cell>
          <table:table-cell office:value-type="string">
            <text:p>2009-11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829581621">
            <text:p>758295816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-3,58 , trigl-0,97 , kreat-71 , kusihape-356</text:p>
          </table:table-cell>
          <table:table-cell office:value-type="string">
            <text:p>kusihape-356</text:p>
          </table:table-cell>
          <table:table-cell office:value-type="string">
            <text:p><text:s/>, RF-15</text:p>
          </table:table-cell>
          <table:table-cell office:value-type="string">
            <text:p>kusihape</text:p>
          </table:table-cell>
          <table:table-cell office:value-type="float" office:value="356">
            <text:p>3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9123">
            <text:p>569123</text:p>
          </table:table-cell>
          <table:table-cell office:value-type="float" office:value="95653175">
            <text:p>95653175</text:p>
          </table:table-cell>
          <table:table-cell office:value-type="string">
            <text:p>2012-04-25</text:p>
          </table:table-cell>
          <table:table-cell office:value-type="string">
            <text:p>S</text:p>
          </table:table-cell>
          <table:table-cell office:value-type="string">
            <text:p>2012-03-30</text:p>
          </table:table-cell>
          <table:table-cell office:value-type="float" office:value="22307344829">
            <text:p>2230734482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56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56">
            <text:p>356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34145">
            <text:p>22234145</text:p>
          </table:table-cell>
          <table:table-cell office:value-type="float" office:value="181042050">
            <text:p>181042050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673032290570">
            <text:p>6730322905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57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57">
            <text:p>357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90299">
            <text:p>16290299</text:p>
          </table:table-cell>
          <table:table-cell office:value-type="float" office:value="155170539">
            <text:p>155170539</text:p>
          </table:table-cell>
          <table:table-cell office:value-type="string">
            <text:p>2012-12-12</text:p>
          </table:table-cell>
          <table:table-cell office:value-type="string">
            <text:p>S</text:p>
          </table:table-cell>
          <table:table-cell office:value-type="string">
            <text:p>2012-10-12</text:p>
          </table:table-cell>
          <table:table-cell office:value-type="float" office:value="18498526984">
            <text:p>1849852698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58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58">
            <text:p>358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92730">
            <text:p>11492730</text:p>
          </table:table-cell>
          <table:table-cell office:value-type="float" office:value="201398540">
            <text:p>201398540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10-01</text:p>
          </table:table-cell>
          <table:table-cell office:value-type="float" office:value="13891882742">
            <text:p>138918827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60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60">
            <text:p>36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53305">
            <text:p>5053305</text:p>
          </table:table-cell>
          <table:table-cell office:value-type="float" office:value="140921650">
            <text:p>140921650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959891715">
            <text:p>439598917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<text:s/>, CRV &lt;6 , ASAT 29 , ALAT 36 , kusihape 360</text:p>
          </table:table-cell>
          <table:table-cell office:value-type="string">
            <text:p>kusihape 360</text:p>
          </table:table-cell>
          <table:table-cell office:value-type="string">
            <text:p><text:s/>, RF neg , <text:s/>121 .</text:p>
          </table:table-cell>
          <table:table-cell office:value-type="string">
            <text:p>kusihape</text:p>
          </table:table-cell>
          <table:table-cell office:value-type="float" office:value="360">
            <text:p>3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34092">
            <text:p>4934092</text:p>
          </table:table-cell>
          <table:table-cell office:value-type="float" office:value="138485262">
            <text:p>138485262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8-24</text:p>
          </table:table-cell>
          <table:table-cell office:value-type="float" office:value="46718118158">
            <text:p>467181181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62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62">
            <text:p>36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8136">
            <text:p>2048136</text:p>
          </table:table-cell>
          <table:table-cell office:value-type="float" office:value="128890223">
            <text:p>128890223</text:p>
          </table:table-cell>
          <table:table-cell office:value-type="string">
            <text:p>2012-07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8691851757">
            <text:p>386918517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l/l , kreatiniin - 60 urmol/l , kusihape - 362 mmol/l</text:p>
          </table:table-cell>
          <table:table-cell office:value-type="string">
            <text:p>kusihape - 362 mmol/l</text:p>
          </table:table-cell>
          <table:table-cell office:value-type="string">
            <text:p><text:s/>, TSH - 3,27 mU/l , veresuhkur </text:p>
          </table:table-cell>
          <table:table-cell office:value-type="string">
            <text:p>kusihape</text:p>
          </table:table-cell>
          <table:table-cell office:value-type="float" office:value="362">
            <text:p>36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5597">
            <text:p>16735597</text:p>
          </table:table-cell>
          <table:table-cell office:value-type="float" office:value="198940644">
            <text:p>198940644</text:p>
          </table:table-cell>
          <table:table-cell office:value-type="string">
            <text:p>2013-09-23</text:p>
          </table:table-cell>
          <table:table-cell office:value-type="string">
            <text:p>S</text:p>
          </table:table-cell>
          <table:table-cell office:value-type="string">
            <text:p>2013-09-18</text:p>
          </table:table-cell>
          <table:table-cell office:value-type="float" office:value="73403525102">
            <text:p>7340352510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63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363">
            <text:p>3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28399">
            <text:p>18928399</text:p>
          </table:table-cell>
          <table:table-cell office:value-type="float" office:value="197177533">
            <text:p>197177533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673030424344">
            <text:p>6730304243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8.08.201311 : 47 : Kusihape 363 mkmol/L</text:p>
          </table:table-cell>
          <table:table-cell office:value-type="string">
            <text:p>Kusihape 363 mkmol/L</text:p>
          </table:table-cell>
          <table:table-cell/>
          <table:table-cell office:value-type="string">
            <text:p>Kusihape</text:p>
          </table:table-cell>
          <table:table-cell office:value-type="float" office:value="363">
            <text:p>36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08360">
            <text:p>24408360</text:p>
          </table:table-cell>
          <table:table-cell office:value-type="float" office:value="173793446">
            <text:p>173793446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82729037754">
            <text:p>827290377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ALT 17 , kusihape 363</text:p>
          </table:table-cell>
          <table:table-cell office:value-type="string">
            <text:p>kusihape 363</text:p>
          </table:table-cell>
          <table:table-cell office:value-type="string">
            <text:p><text:s/>, RF neg</text:p>
          </table:table-cell>
          <table:table-cell office:value-type="string">
            <text:p>kusihape</text:p>
          </table:table-cell>
          <table:table-cell office:value-type="float" office:value="363">
            <text:p>3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51419">
            <text:p>18351419</text:p>
          </table:table-cell>
          <table:table-cell office:value-type="float" office:value="179608282">
            <text:p>179608282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951150776">
            <text:p>709511507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<text:s/>: CRV neg Ca 2,19 Na 138 K 4,6 kusihape 363</text:p>
          </table:table-cell>
          <table:table-cell office:value-type="string">
            <text:p>kusihape 363</text:p>
          </table:table-cell>
          <table:table-cell office:value-type="string">
            <text:p><text:s/>kreatin 105 kolester 5,9 CK 115</text:p>
          </table:table-cell>
          <table:table-cell office:value-type="string">
            <text:p>kusihape</text:p>
          </table:table-cell>
          <table:table-cell office:value-type="float" office:value="363">
            <text:p>3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37409">
            <text:p>14937409</text:p>
          </table:table-cell>
          <table:table-cell office:value-type="float" office:value="216965638">
            <text:p>216965638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452610595">
            <text:p>294526105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naasid normis , CK 98 , SR 51 , kusihape 363</text:p>
          </table:table-cell>
          <table:table-cell office:value-type="string">
            <text:p>kusihape 363</text:p>
          </table:table-cell>
          <table:table-cell office:value-type="string">
            <text:p><text:s/>.</text:p>
          </table:table-cell>
          <table:table-cell office:value-type="string">
            <text:p>kusihape</text:p>
          </table:table-cell>
          <table:table-cell office:value-type="float" office:value="363">
            <text:p>3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39721">
            <text:p>14539721</text:p>
          </table:table-cell>
          <table:table-cell office:value-type="float" office:value="207678204">
            <text:p>207678204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36780">
            <text:p>6730305367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Analüüsides SR 15 mm/h CRP 1 kusihape 364</text:p>
          </table:table-cell>
          <table:table-cell office:value-type="string">
            <text:p>kusihape 364</text:p>
          </table:table-cell>
          <table:table-cell office:value-type="string">
            <text:p><text:s/>, mistõttu peaks rohkem vett ta</text:p>
          </table:table-cell>
          <table:table-cell office:value-type="string">
            <text:p>kusihape</text:p>
          </table:table-cell>
          <table:table-cell office:value-type="float" office:value="364">
            <text:p>3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04152">
            <text:p>23004152</text:p>
          </table:table-cell>
          <table:table-cell office:value-type="float" office:value="156258247">
            <text:p>156258247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2012-11-09</text:p>
          </table:table-cell>
          <table:table-cell office:value-type="float" office:value="31227277630">
            <text:p>312272776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65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65">
            <text:p>36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27681">
            <text:p>21427681</text:p>
          </table:table-cell>
          <table:table-cell office:value-type="float" office:value="156262238">
            <text:p>156262238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58034780011">
            <text:p>580347800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65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65">
            <text:p>365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02615">
            <text:p>4202615</text:p>
          </table:table-cell>
          <table:table-cell office:value-type="float" office:value="123412552">
            <text:p>123412552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office:value-type="string">
            <text:p>2012-03-06</text:p>
          </table:table-cell>
          <table:table-cell office:value-type="float" office:value="19264418778">
            <text:p>1926441877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66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66">
            <text:p>366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82153">
            <text:p>2482153</text:p>
          </table:table-cell>
          <table:table-cell office:value-type="float" office:value="145675072">
            <text:p>145675072</text:p>
          </table:table-cell>
          <table:table-cell office:value-type="string">
            <text:p>2012-11-09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58676246368">
            <text:p>5867624636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7.11.201213 : 12 : Kusihape 367 mkmol/L</text:p>
          </table:table-cell>
          <table:table-cell office:value-type="string">
            <text:p>Kusihape 367 mkmol/L</text:p>
          </table:table-cell>
          <table:table-cell/>
          <table:table-cell office:value-type="string">
            <text:p>Kusihape</text:p>
          </table:table-cell>
          <table:table-cell office:value-type="float" office:value="367">
            <text:p>36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02531">
            <text:p>20202531</text:p>
          </table:table-cell>
          <table:table-cell office:value-type="float" office:value="176680821">
            <text:p>176680821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3-22</text:p>
          </table:table-cell>
          <table:table-cell office:value-type="float" office:value="673030363323">
            <text:p>6730303633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<text:s/>4.4 mmol/l 22.03.201318 : 06 : Kusihape 367 mkmol/L</text:p>
          </table:table-cell>
          <table:table-cell office:value-type="string">
            <text:p>Kusihape 367 mkmol/L</text:p>
          </table:table-cell>
          <table:table-cell office:value-type="string">
            <text:p><text:s/>22.03.201313 : 33 : Hemoglobiin</text:p>
          </table:table-cell>
          <table:table-cell office:value-type="string">
            <text:p>Kusihape</text:p>
          </table:table-cell>
          <table:table-cell office:value-type="float" office:value="367">
            <text:p>36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93619">
            <text:p>8093619</text:p>
          </table:table-cell>
          <table:table-cell office:value-type="float" office:value="131576521">
            <text:p>131576521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office:value-type="string">
            <text:p>2012-06-25</text:p>
          </table:table-cell>
          <table:table-cell office:value-type="float" office:value="64198282672">
            <text:p>6419828267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b 8,5%-&gt; 8,05 ; kreatiniin 57 ; kusihape 368</text:p>
          </table:table-cell>
          <table:table-cell office:value-type="string">
            <text:p>kusihape 368</text:p>
          </table:table-cell>
          <table:table-cell office:value-type="string">
            <text:p><text:s/>.</text:p>
          </table:table-cell>
          <table:table-cell office:value-type="string">
            <text:p>kusihape</text:p>
          </table:table-cell>
          <table:table-cell office:value-type="float" office:value="368">
            <text:p>3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35477">
            <text:p>18835477</text:p>
          </table:table-cell>
          <table:table-cell office:value-type="float" office:value="185450183">
            <text:p>185450183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673030563773">
            <text:p>6730305637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2.06.201320 : 14 : Kusihape 368 mkmol/L</text:p>
          </table:table-cell>
          <table:table-cell office:value-type="string">
            <text:p>Kusihape 368 mkmol/L</text:p>
          </table:table-cell>
          <table:table-cell/>
          <table:table-cell office:value-type="string">
            <text:p>Kusihape</text:p>
          </table:table-cell>
          <table:table-cell office:value-type="float" office:value="368">
            <text:p>36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1977">
            <text:p>2031977</text:p>
          </table:table-cell>
          <table:table-cell office:value-type="float" office:value="130646656">
            <text:p>130646656</text:p>
          </table:table-cell>
          <table:table-cell office:value-type="string">
            <text:p>2012-07-30</text:p>
          </table:table-cell>
          <table:table-cell office:value-type="string">
            <text:p>A</text:p>
          </table:table-cell>
          <table:table-cell office:value-type="string">
            <text:p>2012-07-27</text:p>
          </table:table-cell>
          <table:table-cell office:value-type="float" office:value="52147674440">
            <text:p>521476744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7.07.201212 : 06 : kusihape ( uraat ) 368 mkmol/L</text:p>
          </table:table-cell>
          <table:table-cell office:value-type="string">
            <text:p>kusihape ( uraat ) 368 mkmol/L</text:p>
          </table:table-cell>
          <table:table-cell/>
          <table:table-cell office:value-type="string">
            <text:p>kusihape</text:p>
          </table:table-cell>
          <table:table-cell office:value-type="float" office:value="368">
            <text:p>36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79929">
            <text:p>4579929</text:p>
          </table:table-cell>
          <table:table-cell office:value-type="float" office:value="80970469">
            <text:p>80970469</text:p>
          </table:table-cell>
          <table:table-cell office:value-type="string">
            <text:p>2012-01-12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13965269558">
            <text:p>139652695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68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68">
            <text:p>368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01037">
            <text:p>2601037</text:p>
          </table:table-cell>
          <table:table-cell office:value-type="float" office:value="131336463">
            <text:p>131336463</text:p>
          </table:table-cell>
          <table:table-cell office:value-type="string">
            <text:p>2009-08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008722704">
            <text:p>990087227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Kolesterool 5,4 mmol/l , kusihape 368 mcmol/l</text:p>
          </table:table-cell>
          <table:table-cell office:value-type="string">
            <text:p>kusihape 368 mcmol/l</text:p>
          </table:table-cell>
          <table:table-cell/>
          <table:table-cell office:value-type="string">
            <text:p>kusihape</text:p>
          </table:table-cell>
          <table:table-cell office:value-type="float" office:value="368">
            <text:p>368</text:p>
          </table:table-cell>
          <table:table-cell table:number-columns-repeated="2" office:value-type="string">
            <text:p>NULL</text:p>
          </table:table-cell>
          <table:table-cell office:value-type="string">
            <text:p>mc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76657">
            <text:p>19076657</text:p>
          </table:table-cell>
          <table:table-cell office:value-type="float" office:value="181384947">
            <text:p>181384947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56827852331">
            <text:p>568278523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4.06.2013 kusihape 368</text:p>
          </table:table-cell>
          <table:table-cell office:value-type="string">
            <text:p>kusihape 368</text:p>
          </table:table-cell>
          <table:table-cell office:value-type="string">
            <text:p><text:s/>? mkmol/l &lt;=340</text:p>
          </table:table-cell>
          <table:table-cell office:value-type="string">
            <text:p>kusihape</text:p>
          </table:table-cell>
          <table:table-cell office:value-type="float" office:value="368">
            <text:p>3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11717">
            <text:p>24111717</text:p>
          </table:table-cell>
          <table:table-cell office:value-type="float" office:value="214317294">
            <text:p>214317294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2-03</text:p>
          </table:table-cell>
          <table:table-cell office:value-type="float" office:value="60770359344">
            <text:p>607703593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69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69">
            <text:p>369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58027">
            <text:p>18358027</text:p>
          </table:table-cell>
          <table:table-cell office:value-type="float" office:value="159659982">
            <text:p>159659982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068244172">
            <text:p>360682441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72 mkmol/l , Uurea 7.7 mmol/l , Kusihape 369 mkmol/L</text:p>
          </table:table-cell>
          <table:table-cell office:value-type="string">
            <text:p>Kusihape 369 mkmol/L</text:p>
          </table:table-cell>
          <table:table-cell/>
          <table:table-cell office:value-type="string">
            <text:p>Kusihape</text:p>
          </table:table-cell>
          <table:table-cell office:value-type="float" office:value="369">
            <text:p>36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54063">
            <text:p>8654063</text:p>
          </table:table-cell>
          <table:table-cell office:value-type="float" office:value="133366048">
            <text:p>133366048</text:p>
          </table:table-cell>
          <table:table-cell office:value-type="string">
            <text:p>2012-08-06</text:p>
          </table:table-cell>
          <table:table-cell office:value-type="string">
            <text:p>A</text:p>
          </table:table-cell>
          <table:table-cell office:value-type="string">
            <text:p>2012-07-31</text:p>
          </table:table-cell>
          <table:table-cell office:value-type="float" office:value="18934579874">
            <text:p>1893457987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69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69">
            <text:p>369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68897">
            <text:p>16668897</text:p>
          </table:table-cell>
          <table:table-cell office:value-type="float" office:value="201340879">
            <text:p>201340879</text:p>
          </table:table-cell>
          <table:table-cell office:value-type="string">
            <text:p>2013-10-04</text:p>
          </table:table-cell>
          <table:table-cell office:value-type="string">
            <text:p>S</text:p>
          </table:table-cell>
          <table:table-cell office:value-type="string">
            <text:p>2013-09-28</text:p>
          </table:table-cell>
          <table:table-cell office:value-type="float" office:value="67135151130">
            <text:p>6713515113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70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370">
            <text:p>3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25728">
            <text:p>22325728</text:p>
          </table:table-cell>
          <table:table-cell office:value-type="float" office:value="202824493">
            <text:p>202824493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69566622332">
            <text:p>695666223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71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371">
            <text:p>3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60874">
            <text:p>19260874</text:p>
          </table:table-cell>
          <table:table-cell office:value-type="float" office:value="190515876">
            <text:p>190515876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3-06-19</text:p>
          </table:table-cell>
          <table:table-cell office:value-type="float" office:value="44693798111">
            <text:p>446937981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9.06.201313 : 47 : 08 : Kusihape 371 mkmol/L</text:p>
          </table:table-cell>
          <table:table-cell office:value-type="string">
            <text:p>Kusihape 371 mkmol/L</text:p>
          </table:table-cell>
          <table:table-cell/>
          <table:table-cell office:value-type="string">
            <text:p>Kusihape</text:p>
          </table:table-cell>
          <table:table-cell office:value-type="float" office:value="371">
            <text:p>37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12587">
            <text:p>2712587</text:p>
          </table:table-cell>
          <table:table-cell office:value-type="float" office:value="143524929">
            <text:p>143524929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float" office:value="30338851626">
            <text:p>303388516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8.08.201213 : 42 : Kusihape 371 mkmol/L</text:p>
          </table:table-cell>
          <table:table-cell office:value-type="string">
            <text:p>Kusihape 371 mkmol/L</text:p>
          </table:table-cell>
          <table:table-cell/>
          <table:table-cell office:value-type="string">
            <text:p>Kusihape</text:p>
          </table:table-cell>
          <table:table-cell office:value-type="float" office:value="371">
            <text:p>37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95524">
            <text:p>3295524</text:p>
          </table:table-cell>
          <table:table-cell office:value-type="float" office:value="80999420">
            <text:p>80999420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841895666">
            <text:p>568418956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lesterool 9,0 LDL 6,01 HDL 2,31 kusihape 371</text:p>
          </table:table-cell>
          <table:table-cell office:value-type="string">
            <text:p>kusihape 371</text:p>
          </table:table-cell>
          <table:table-cell office:value-type="string">
            <text:p><text:s/>TSH 6,81 FT413,1 vit D 78,2 kar</text:p>
          </table:table-cell>
          <table:table-cell office:value-type="string">
            <text:p>kusihape</text:p>
          </table:table-cell>
          <table:table-cell office:value-type="float" office:value="371">
            <text:p>3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71583">
            <text:p>19671583</text:p>
          </table:table-cell>
          <table:table-cell office:value-type="float" office:value="165647147">
            <text:p>165647147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30167481465">
            <text:p>301674814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7.02.2013 : 26.02.201312 : 02 : Kusihape 371 mkmol/L</text:p>
          </table:table-cell>
          <table:table-cell office:value-type="string">
            <text:p>Kusihape 371 mkmol/L</text:p>
          </table:table-cell>
          <table:table-cell/>
          <table:table-cell office:value-type="string">
            <text:p>Kusihape</text:p>
          </table:table-cell>
          <table:table-cell office:value-type="float" office:value="371">
            <text:p>37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6057">
            <text:p>796057</text:p>
          </table:table-cell>
          <table:table-cell office:value-type="float" office:value="82533597">
            <text:p>82533597</text:p>
          </table:table-cell>
          <table:table-cell office:value-type="string">
            <text:p>2012-01-25</text:p>
          </table:table-cell>
          <table:table-cell office:value-type="string">
            <text:p>S</text:p>
          </table:table-cell>
          <table:table-cell office:value-type="string">
            <text:p>2012-01-18</text:p>
          </table:table-cell>
          <table:table-cell office:value-type="float" office:value="81883096840">
            <text:p>8188309684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01.2012 S , P-CRP 3 ( &lt;5 mg/L ) S , P-Kusihape 372 ( 143 . 339 µ</text:p>
          </table:table-cell>
          <table:table-cell office:value-type="string">
            <text:p>S , P-Kusihape 372 ( 143 . 339 µmol/L )</text:p>
          </table:table-cell>
          <table:table-cell office:value-type="string">
            <text:p><text:s/>S , P-Reumatoidfaktor 5408 ( &lt;1</text:p>
          </table:table-cell>
          <table:table-cell office:value-type="string">
            <text:p>S , P-Kusihape</text:p>
          </table:table-cell>
          <table:table-cell office:value-type="float" office:value="372">
            <text:p>37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73014">
            <text:p>16473014</text:p>
          </table:table-cell>
          <table:table-cell office:value-type="float" office:value="170660396">
            <text:p>170660396</text:p>
          </table:table-cell>
          <table:table-cell office:value-type="string">
            <text:p>2013-04-08</text:p>
          </table:table-cell>
          <table:table-cell office:value-type="string">
            <text:p>S</text:p>
          </table:table-cell>
          <table:table-cell office:value-type="string">
            <text:p>2013-03-27</text:p>
          </table:table-cell>
          <table:table-cell office:value-type="float" office:value="23919971788">
            <text:p>2391997178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72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372">
            <text:p>37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11844">
            <text:p>18311844</text:p>
          </table:table-cell>
          <table:table-cell office:value-type="float" office:value="175541422">
            <text:p>175541422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2013-05-02</text:p>
          </table:table-cell>
          <table:table-cell office:value-type="float" office:value="63420944771">
            <text:p>634209447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2.05.201313 : 36 : Kusihape 372 mkmol/L</text:p>
          </table:table-cell>
          <table:table-cell office:value-type="string">
            <text:p>Kusihape 372 mkmol/L</text:p>
          </table:table-cell>
          <table:table-cell/>
          <table:table-cell office:value-type="string">
            <text:p>Kusihape</text:p>
          </table:table-cell>
          <table:table-cell office:value-type="float" office:value="372">
            <text:p>37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44266">
            <text:p>12144266</text:p>
          </table:table-cell>
          <table:table-cell office:value-type="float" office:value="155366696">
            <text:p>155366696</text:p>
          </table:table-cell>
          <table:table-cell office:value-type="string">
            <text:p>2012-12-10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97585997269">
            <text:p>975859972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74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374">
            <text:p>374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69085">
            <text:p>13169085</text:p>
          </table:table-cell>
          <table:table-cell office:value-type="float" office:value="168013828">
            <text:p>168013828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32586139132">
            <text:p>325861391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did 1.24 ( 0.45 . 2.60 mmol/L ) Kusihape 374 ( 202 . 417 µmol/L </text:p>
          </table:table-cell>
          <table:table-cell office:value-type="string">
            <text:p>Kusihape 374 ( 202 . 417 µmol/L )</text:p>
          </table:table-cell>
          <table:table-cell office:value-type="string">
            <text:p><text:s/>FSH 2.2 ( 1.5 . 12.4 U/L ) LH 1</text:p>
          </table:table-cell>
          <table:table-cell office:value-type="string">
            <text:p>Kusihape</text:p>
          </table:table-cell>
          <table:table-cell office:value-type="float" office:value="374">
            <text:p>374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28493">
            <text:p>13528493</text:p>
          </table:table-cell>
          <table:table-cell office:value-type="float" office:value="166846935">
            <text:p>166846935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54092683098">
            <text:p>540926830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75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75">
            <text:p>375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63902">
            <text:p>12563902</text:p>
          </table:table-cell>
          <table:table-cell office:value-type="float" office:value="158149545">
            <text:p>158149545</text:p>
          </table:table-cell>
          <table:table-cell office:value-type="string">
            <text:p>2012-12-23</text:p>
          </table:table-cell>
          <table:table-cell office:value-type="string">
            <text:p>A</text:p>
          </table:table-cell>
          <table:table-cell office:value-type="string">
            <text:p>2012-12-23</text:p>
          </table:table-cell>
          <table:table-cell office:value-type="float" office:value="84775458080">
            <text:p>847754580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75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375">
            <text:p>37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71657">
            <text:p>18171657</text:p>
          </table:table-cell>
          <table:table-cell office:value-type="float" office:value="163160122">
            <text:p>163160122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876345515">
            <text:p>748763455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l/l , kreatiniin - 87 urmol/l , kusihape - 376 mmol/l</text:p>
          </table:table-cell>
          <table:table-cell office:value-type="string">
            <text:p>kusihape - 376 mmol/l</text:p>
          </table:table-cell>
          <table:table-cell office:value-type="string">
            <text:p><text:s/>, veresuhkur - 6,2 mmol/l</text:p>
          </table:table-cell>
          <table:table-cell office:value-type="string">
            <text:p>kusihape</text:p>
          </table:table-cell>
          <table:table-cell office:value-type="float" office:value="376">
            <text:p>37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97759">
            <text:p>7297759</text:p>
          </table:table-cell>
          <table:table-cell office:value-type="float" office:value="95893435">
            <text:p>95893435</text:p>
          </table:table-cell>
          <table:table-cell office:value-type="string">
            <text:p>2012-04-12</text:p>
          </table:table-cell>
          <table:table-cell office:value-type="string">
            <text:p>A</text:p>
          </table:table-cell>
          <table:table-cell office:value-type="string">
            <text:p>2012-01-26</text:p>
          </table:table-cell>
          <table:table-cell office:value-type="float" office:value="85701631851">
            <text:p>8570163185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76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76">
            <text:p>376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32882">
            <text:p>17032882</text:p>
          </table:table-cell>
          <table:table-cell office:value-type="float" office:value="207846695">
            <text:p>207846695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99279877708">
            <text:p>992798777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7.09.201313 : 44 : Kusihape 376 mkmol/L</text:p>
          </table:table-cell>
          <table:table-cell office:value-type="string">
            <text:p>Kusihape 376 mkmol/L</text:p>
          </table:table-cell>
          <table:table-cell/>
          <table:table-cell office:value-type="string">
            <text:p>Kusihape</text:p>
          </table:table-cell>
          <table:table-cell office:value-type="float" office:value="376">
            <text:p>37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70423">
            <text:p>16870423</text:p>
          </table:table-cell>
          <table:table-cell office:value-type="float" office:value="155229484">
            <text:p>155229484</text:p>
          </table:table-cell>
          <table:table-cell office:value-type="string">
            <text:p>2012-12-18</text:p>
          </table:table-cell>
          <table:table-cell office:value-type="string">
            <text:p>S</text:p>
          </table:table-cell>
          <table:table-cell office:value-type="string">
            <text:p>2012-12-12</text:p>
          </table:table-cell>
          <table:table-cell office:value-type="float" office:value="673034264949">
            <text:p>6730342649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atiniin 113 ( 62 . 106 µmol/L ) Kusihape 377 ( 202 . 417 µmol/L </text:p>
          </table:table-cell>
          <table:table-cell office:value-type="string">
            <text:p>Kusihape 377 ( 202 . 417 µmol/L )</text:p>
          </table:table-cell>
          <table:table-cell office:value-type="string">
            <text:p><text:s/>Uurea 4.2 ( &lt;8.1 mmol/L ) Valk </text:p>
          </table:table-cell>
          <table:table-cell office:value-type="string">
            <text:p>Kusihape</text:p>
          </table:table-cell>
          <table:table-cell office:value-type="float" office:value="377">
            <text:p>377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62243">
            <text:p>3462243</text:p>
          </table:table-cell>
          <table:table-cell office:value-type="float" office:value="141188324">
            <text:p>141188324</text:p>
          </table:table-cell>
          <table:table-cell office:value-type="string">
            <text:p>2012-10-08</text:p>
          </table:table-cell>
          <table:table-cell office:value-type="string">
            <text:p>A</text:p>
          </table:table-cell>
          <table:table-cell office:value-type="string">
            <text:p>2012-01-18</text:p>
          </table:table-cell>
          <table:table-cell office:value-type="float" office:value="30335130532">
            <text:p>303351305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S[-=. ]*([Kk]usihape|UA|Ua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1218.01.2012 Kusihape seerumis S-UA 377 umol/l</text:p>
          </table:table-cell>
          <table:table-cell office:value-type="string">
            <text:p>S-UA 377 umol/l</text:p>
          </table:table-cell>
          <table:table-cell office:value-type="string">
            <text:p><text:s/>143-34066102</text:p>
          </table:table-cell>
          <table:table-cell office:value-type="string">
            <text:p>S-UA</text:p>
          </table:table-cell>
          <table:table-cell office:value-type="float" office:value="377">
            <text:p>377</text:p>
          </table:table-cell>
          <table:table-cell table:number-columns-repeated="2" office:value-type="string">
            <text:p>NULL</text:p>
          </table:table-cell>
          <table:table-cell office:value-type="string">
            <text:p>u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76934">
            <text:p>22676934</text:p>
          </table:table-cell>
          <table:table-cell office:value-type="float" office:value="173059501">
            <text:p>173059501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673030315887">
            <text:p>6730303158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2.04.2013 - Analüüsidest - kusihape 379</text:p>
          </table:table-cell>
          <table:table-cell office:value-type="string">
            <text:p>kusihape 379</text:p>
          </table:table-cell>
          <table:table-cell office:value-type="string">
            <text:p><text:s/>, muus osas ii</text:p>
          </table:table-cell>
          <table:table-cell office:value-type="string">
            <text:p>kusihape</text:p>
          </table:table-cell>
          <table:table-cell office:value-type="float" office:value="379">
            <text:p>3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7897">
            <text:p>2057897</text:p>
          </table:table-cell>
          <table:table-cell office:value-type="float" office:value="86274050">
            <text:p>86274050</text:p>
          </table:table-cell>
          <table:table-cell office:value-type="string">
            <text:p>2012-03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168488169">
            <text:p>311684881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mol/l , Kreatiniin 62 mkmol/l , Kusihape 380 mkmol/L</text:p>
          </table:table-cell>
          <table:table-cell office:value-type="string">
            <text:p>Kusihape 380 mkmol/L</text:p>
          </table:table-cell>
          <table:table-cell/>
          <table:table-cell office:value-type="string">
            <text:p>Kusihape</text:p>
          </table:table-cell>
          <table:table-cell office:value-type="float" office:value="380">
            <text:p>38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43775">
            <text:p>17743775</text:p>
          </table:table-cell>
          <table:table-cell office:value-type="float" office:value="174621760">
            <text:p>174621760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673030408483">
            <text:p>6730304084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4.04.201314 : 40 : 51 : Kusihape 380 mkmol/L</text:p>
          </table:table-cell>
          <table:table-cell office:value-type="string">
            <text:p>Kusihape 380 mkmol/L</text:p>
          </table:table-cell>
          <table:table-cell/>
          <table:table-cell office:value-type="string">
            <text:p>Kusihape</text:p>
          </table:table-cell>
          <table:table-cell office:value-type="float" office:value="380">
            <text:p>38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695">
            <text:p>242695</text:p>
          </table:table-cell>
          <table:table-cell office:value-type="float" office:value="140838178">
            <text:p>140838178</text:p>
          </table:table-cell>
          <table:table-cell office:value-type="string">
            <text:p>2012-10-02</text:p>
          </table:table-cell>
          <table:table-cell office:value-type="string">
            <text:p>S</text:p>
          </table:table-cell>
          <table:table-cell office:value-type="string">
            <text:p>2012-09-25</text:p>
          </table:table-cell>
          <table:table-cell office:value-type="float" office:value="84553120819">
            <text:p>8455312081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80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80">
            <text:p>38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42036">
            <text:p>5042036</text:p>
          </table:table-cell>
          <table:table-cell office:value-type="float" office:value="141760086">
            <text:p>141760086</text:p>
          </table:table-cell>
          <table:table-cell office:value-type="string">
            <text:p>2012-10-01</text:p>
          </table:table-cell>
          <table:table-cell office:value-type="string">
            <text:p>A</text:p>
          </table:table-cell>
          <table:table-cell office:value-type="string">
            <text:p>2012-09-20</text:p>
          </table:table-cell>
          <table:table-cell office:value-type="float" office:value="42641116665">
            <text:p>426411166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80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80">
            <text:p>38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56579">
            <text:p>12956579</text:p>
          </table:table-cell>
          <table:table-cell office:value-type="float" office:value="165735790">
            <text:p>165735790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office:value-type="string">
            <text:p>2012-08-10</text:p>
          </table:table-cell>
          <table:table-cell office:value-type="float" office:value="29791725781">
            <text:p>297917257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did 3.61 ( 0.45 . 2.60 mmol/L ) S , P-Kusihape 382 ( 202 . 417 µ</text:p>
          </table:table-cell>
          <table:table-cell office:value-type="string">
            <text:p>S , P-Kusihape 382 ( 202 . 417 µmol/L )</text:p>
          </table:table-cell>
          <table:table-cell office:value-type="string">
            <text:p><text:s/>S , P-LH 4.59 ( 1.70 . 8.60 U/L</text:p>
          </table:table-cell>
          <table:table-cell office:value-type="string">
            <text:p>S , P-Kusihape</text:p>
          </table:table-cell>
          <table:table-cell office:value-type="float" office:value="382">
            <text:p>382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10952">
            <text:p>11210952</text:p>
          </table:table-cell>
          <table:table-cell office:value-type="float" office:value="204154197">
            <text:p>204154197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673039032478">
            <text:p>6730390324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83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83">
            <text:p>383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84690">
            <text:p>4184690</text:p>
          </table:table-cell>
          <table:table-cell office:value-type="float" office:value="122365951">
            <text:p>122365951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office:value-type="string">
            <text:p>2012-04-04</text:p>
          </table:table-cell>
          <table:table-cell office:value-type="float" office:value="96808119233">
            <text:p>9680811923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83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83">
            <text:p>383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98962">
            <text:p>14998962</text:p>
          </table:table-cell>
          <table:table-cell office:value-type="float" office:value="159049958">
            <text:p>159049958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55256752138">
            <text:p>552567521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84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84">
            <text:p>384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15194">
            <text:p>16415194</text:p>
          </table:table-cell>
          <table:table-cell office:value-type="float" office:value="195362895">
            <text:p>195362895</text:p>
          </table:table-cell>
          <table:table-cell office:value-type="string">
            <text:p>2013-09-02</text:p>
          </table:table-cell>
          <table:table-cell office:value-type="string">
            <text:p>S</text:p>
          </table:table-cell>
          <table:table-cell office:value-type="string">
            <text:p>2013-08-28</text:p>
          </table:table-cell>
          <table:table-cell office:value-type="float" office:value="11312056388">
            <text:p>1131205638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85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385">
            <text:p>3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8256">
            <text:p>628256</text:p>
          </table:table-cell>
          <table:table-cell office:value-type="float" office:value="95652339">
            <text:p>95652339</text:p>
          </table:table-cell>
          <table:table-cell office:value-type="string">
            <text:p>2012-04-23</text:p>
          </table:table-cell>
          <table:table-cell office:value-type="string">
            <text:p>S</text:p>
          </table:table-cell>
          <table:table-cell office:value-type="string">
            <text:p>2012-04-10</text:p>
          </table:table-cell>
          <table:table-cell office:value-type="float" office:value="76284898797">
            <text:p>7628489879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85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85">
            <text:p>385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35993">
            <text:p>5235993</text:p>
          </table:table-cell>
          <table:table-cell office:value-type="float" office:value="145818444">
            <text:p>145818444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office:value-type="string">
            <text:p>2012-09-11</text:p>
          </table:table-cell>
          <table:table-cell office:value-type="float" office:value="98746176838">
            <text:p>987461768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88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88">
            <text:p>388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8745">
            <text:p>1808745</text:p>
          </table:table-cell>
          <table:table-cell office:value-type="float" office:value="128715223">
            <text:p>128715223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276242440">
            <text:p>102762424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l/l , kreatiniin - 92 urmol/l , kusihape - 390 mmol/l</text:p>
          </table:table-cell>
          <table:table-cell office:value-type="string">
            <text:p>kusihape - 390 mmol/l</text:p>
          </table:table-cell>
          <table:table-cell office:value-type="string">
            <text:p><text:s/>, AST - 21 U/l , ALT - 22 u/L ,</text:p>
          </table:table-cell>
          <table:table-cell office:value-type="string">
            <text:p>kusihape</text:p>
          </table:table-cell>
          <table:table-cell office:value-type="float" office:value="390">
            <text:p>390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28863">
            <text:p>22928863</text:p>
          </table:table-cell>
          <table:table-cell office:value-type="float" office:value="177771641">
            <text:p>177771641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5-03</text:p>
          </table:table-cell>
          <table:table-cell office:value-type="float" office:value="87294858021">
            <text:p>872948580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90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90">
            <text:p>39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10111">
            <text:p>10410111</text:p>
          </table:table-cell>
          <table:table-cell office:value-type="float" office:value="187447524">
            <text:p>187447524</text:p>
          </table:table-cell>
          <table:table-cell office:value-type="string">
            <text:p>2013-07-08</text:p>
          </table:table-cell>
          <table:table-cell office:value-type="string">
            <text:p>S</text:p>
          </table:table-cell>
          <table:table-cell office:value-type="string">
            <text:p>2013-07-06</text:p>
          </table:table-cell>
          <table:table-cell office:value-type="float" office:value="673033367409">
            <text:p>67303336740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91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391">
            <text:p>3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33727">
            <text:p>15933727</text:p>
          </table:table-cell>
          <table:table-cell office:value-type="float" office:value="187447524">
            <text:p>187447524</text:p>
          </table:table-cell>
          <table:table-cell office:value-type="string">
            <text:p>2013-07-08</text:p>
          </table:table-cell>
          <table:table-cell office:value-type="string">
            <text:p>S</text:p>
          </table:table-cell>
          <table:table-cell office:value-type="string">
            <text:p>2013-07-06</text:p>
          </table:table-cell>
          <table:table-cell office:value-type="float" office:value="673033367409">
            <text:p>67303336740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91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391">
            <text:p>3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13410">
            <text:p>24713410</text:p>
          </table:table-cell>
          <table:table-cell office:value-type="float" office:value="209301794">
            <text:p>209301794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87601082652">
            <text:p>876010826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92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392">
            <text:p>3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16378">
            <text:p>19316378</text:p>
          </table:table-cell>
          <table:table-cell office:value-type="float" office:value="165493903">
            <text:p>165493903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673030512844">
            <text:p>6730305128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6.02.201317 : 13 : Kusihape 392 mkmol/L</text:p>
          </table:table-cell>
          <table:table-cell office:value-type="string">
            <text:p>Kusihape 392 mkmol/L</text:p>
          </table:table-cell>
          <table:table-cell/>
          <table:table-cell office:value-type="string">
            <text:p>Kusihape</text:p>
          </table:table-cell>
          <table:table-cell office:value-type="float" office:value="392">
            <text:p>39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15782">
            <text:p>4115782</text:p>
          </table:table-cell>
          <table:table-cell office:value-type="float" office:value="124549592">
            <text:p>124549592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2012-03-28</text:p>
          </table:table-cell>
          <table:table-cell office:value-type="float" office:value="59671336528">
            <text:p>596713365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93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393">
            <text:p>393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19828">
            <text:p>6219828</text:p>
          </table:table-cell>
          <table:table-cell office:value-type="float" office:value="135728758">
            <text:p>135728758</text:p>
          </table:table-cell>
          <table:table-cell office:value-type="string">
            <text:p>2012-09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7738662182">
            <text:p>7773866218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gilistele , lambliatele negat , kusihape 395</text:p>
          </table:table-cell>
          <table:table-cell office:value-type="string">
            <text:p>kusihape 395</text:p>
          </table:table-cell>
          <table:table-cell office:value-type="string">
            <text:p><text:s/>( norm kuni 340 )</text:p>
          </table:table-cell>
          <table:table-cell office:value-type="string">
            <text:p>kusihape</text:p>
          </table:table-cell>
          <table:table-cell office:value-type="float" office:value="395">
            <text:p>3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10032">
            <text:p>11510032</text:p>
          </table:table-cell>
          <table:table-cell office:value-type="float" office:value="219136860">
            <text:p>219136860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office:value-type="string">
            <text:p>2013-12-26</text:p>
          </table:table-cell>
          <table:table-cell office:value-type="float" office:value="61442157870">
            <text:p>614421578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96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96">
            <text:p>396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77396">
            <text:p>23577396</text:p>
          </table:table-cell>
          <table:table-cell office:value-type="float" office:value="178885535">
            <text:p>178885535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673043427415">
            <text:p>6730434274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97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397">
            <text:p>397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09552">
            <text:p>16709552</text:p>
          </table:table-cell>
          <table:table-cell office:value-type="float" office:value="180127982">
            <text:p>180127982</text:p>
          </table:table-cell>
          <table:table-cell office:value-type="string">
            <text:p>2013-05-28</text:p>
          </table:table-cell>
          <table:table-cell office:value-type="string">
            <text:p>S</text:p>
          </table:table-cell>
          <table:table-cell office:value-type="string">
            <text:p>2013-05-28</text:p>
          </table:table-cell>
          <table:table-cell office:value-type="float" office:value="26612946221">
            <text:p>266129462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397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397">
            <text:p>397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87245">
            <text:p>11087245</text:p>
          </table:table-cell>
          <table:table-cell office:value-type="float" office:value="214301968">
            <text:p>214301968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0-09</text:p>
          </table:table-cell>
          <table:table-cell office:value-type="float" office:value="99451694187">
            <text:p>994516941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d 3.43 ↑ ( 0.45 . 2.60 mmol/L ) Kusihape 398 ( 202 . 417 µmol/L </text:p>
          </table:table-cell>
          <table:table-cell office:value-type="string">
            <text:p>Kusihape 398 ( 202 . 417 µmol/L )</text:p>
          </table:table-cell>
          <table:table-cell office:value-type="string">
            <text:p><text:s/>Folaat 11.1 ( 10.4 . 42.4 nmol/</text:p>
          </table:table-cell>
          <table:table-cell office:value-type="string">
            <text:p>Kusihape</text:p>
          </table:table-cell>
          <table:table-cell office:value-type="float" office:value="398">
            <text:p>398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7275">
            <text:p>667275</text:p>
          </table:table-cell>
          <table:table-cell office:value-type="float" office:value="85811290">
            <text:p>85811290</text:p>
          </table:table-cell>
          <table:table-cell office:value-type="string">
            <text:p>2012-02-27</text:p>
          </table:table-cell>
          <table:table-cell office:value-type="string">
            <text:p>S</text:p>
          </table:table-cell>
          <table:table-cell office:value-type="string">
            <text:p>2012-02-22</text:p>
          </table:table-cell>
          <table:table-cell office:value-type="float" office:value="27290767999">
            <text:p>2729076799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399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399">
            <text:p>399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01206">
            <text:p>18301206</text:p>
          </table:table-cell>
          <table:table-cell office:value-type="float" office:value="197323445">
            <text:p>197323445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8-21</text:p>
          </table:table-cell>
          <table:table-cell office:value-type="float" office:value="673030339203">
            <text:p>6730303392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1.08.201315 : 22 : 11 : Kusihape 400 mkmol/L</text:p>
          </table:table-cell>
          <table:table-cell office:value-type="string">
            <text:p>Kusihape 400 mkmol/L</text:p>
          </table:table-cell>
          <table:table-cell/>
          <table:table-cell office:value-type="string">
            <text:p>Kusihape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02147">
            <text:p>23102147</text:p>
          </table:table-cell>
          <table:table-cell office:value-type="float" office:value="208228525">
            <text:p>208228525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11-11</text:p>
          </table:table-cell>
          <table:table-cell office:value-type="float" office:value="35591099225">
            <text:p>355910992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üsid üldjoontes korras cRP 10 , kusihape 400</text:p>
          </table:table-cell>
          <table:table-cell office:value-type="string">
            <text:p>kusihape 400</text:p>
          </table:table-cell>
          <table:table-cell office:value-type="string">
            <text:p><text:s/>, teised täiesti korras</text:p>
          </table:table-cell>
          <table:table-cell office:value-type="string">
            <text:p>kusihape</text:p>
          </table:table-cell>
          <table:table-cell office:value-type="float" office:value="400">
            <text:p>4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89885">
            <text:p>4189885</text:p>
          </table:table-cell>
          <table:table-cell office:value-type="float" office:value="124122314">
            <text:p>124122314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office:value-type="string">
            <text:p>2012-01-20</text:p>
          </table:table-cell>
          <table:table-cell office:value-type="float" office:value="64741537195">
            <text:p>647415371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00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400">
            <text:p>400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96349">
            <text:p>2896349</text:p>
          </table:table-cell>
          <table:table-cell office:value-type="float" office:value="126588440">
            <text:p>126588440</text:p>
          </table:table-cell>
          <table:table-cell office:value-type="string">
            <text:p>2012-06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200347095">
            <text:p>202003470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01</text:p>
          </table:table-cell>
          <table:table-cell office:value-type="string">
            <text:p><text:s/>.</text:p>
          </table:table-cell>
          <table:table-cell office:value-type="string">
            <text:p>Kusihape</text:p>
          </table:table-cell>
          <table:table-cell office:value-type="float" office:value="401">
            <text:p>4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14386">
            <text:p>18014386</text:p>
          </table:table-cell>
          <table:table-cell office:value-type="float" office:value="212359168">
            <text:p>212359168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11-25</text:p>
          </table:table-cell>
          <table:table-cell office:value-type="float" office:value="79640322316">
            <text:p>796403223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5.11.201314 : 10 : Kusihape 401 mkmol/L</text:p>
          </table:table-cell>
          <table:table-cell office:value-type="string">
            <text:p>Kusihape 401 mkmol/L</text:p>
          </table:table-cell>
          <table:table-cell office:value-type="string">
            <text:p><text:s/>[ norm 220 - 547 ]</text:p>
          </table:table-cell>
          <table:table-cell office:value-type="string">
            <text:p>Kusihape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82809">
            <text:p>17682809</text:p>
          </table:table-cell>
          <table:table-cell office:value-type="float" office:value="163949157">
            <text:p>163949157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3-02-08</text:p>
          </table:table-cell>
          <table:table-cell office:value-type="float" office:value="673030459957">
            <text:p>6730304599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8.02.2013 : Kusihape 402</text:p>
          </table:table-cell>
          <table:table-cell office:value-type="string">
            <text:p>Kusihape 402</text:p>
          </table:table-cell>
          <table:table-cell/>
          <table:table-cell office:value-type="string">
            <text:p>Kusihape</text:p>
          </table:table-cell>
          <table:table-cell office:value-type="float" office:value="402">
            <text:p>4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9826">
            <text:p>16249826</text:p>
          </table:table-cell>
          <table:table-cell office:value-type="float" office:value="178077328">
            <text:p>178077328</text:p>
          </table:table-cell>
          <table:table-cell office:value-type="string">
            <text:p>2013-05-17</text:p>
          </table:table-cell>
          <table:table-cell office:value-type="string">
            <text:p>S</text:p>
          </table:table-cell>
          <table:table-cell office:value-type="string">
            <text:p>2013-05-09</text:p>
          </table:table-cell>
          <table:table-cell office:value-type="float" office:value="673034345540">
            <text:p>6730343455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02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402">
            <text:p>402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05357">
            <text:p>8705357</text:p>
          </table:table-cell>
          <table:table-cell office:value-type="float" office:value="138483752">
            <text:p>138483752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9-13</text:p>
          </table:table-cell>
          <table:table-cell office:value-type="float" office:value="82847216578">
            <text:p>8284721657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02</text:p>
          </table:table-cell>
          <table:table-cell office:value-type="string">
            <text:p><text:s/>, samas podagra atakke anamnees</text:p>
          </table:table-cell>
          <table:table-cell office:value-type="string">
            <text:p>Kusihape</text:p>
          </table:table-cell>
          <table:table-cell office:value-type="float" office:value="402">
            <text:p>4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47282">
            <text:p>17347282</text:p>
          </table:table-cell>
          <table:table-cell office:value-type="float" office:value="197672800">
            <text:p>197672800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673030440435">
            <text:p>6730304404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1.09.201310 : 47 : Kusihape 403 mkmol/L</text:p>
          </table:table-cell>
          <table:table-cell office:value-type="string">
            <text:p>Kusihape 403 mkmol/L</text:p>
          </table:table-cell>
          <table:table-cell/>
          <table:table-cell office:value-type="string">
            <text:p>Kusihape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26648">
            <text:p>4526648</text:p>
          </table:table-cell>
          <table:table-cell office:value-type="float" office:value="84636391">
            <text:p>84636391</text:p>
          </table:table-cell>
          <table:table-cell office:value-type="string">
            <text:p>2012-02-14</text:p>
          </table:table-cell>
          <table:table-cell office:value-type="string">
            <text:p>A</text:p>
          </table:table-cell>
          <table:table-cell office:value-type="string">
            <text:p>2012-02-02</text:p>
          </table:table-cell>
          <table:table-cell office:value-type="float" office:value="43807218604">
            <text:p>438072186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04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404">
            <text:p>404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61073">
            <text:p>21061073</text:p>
          </table:table-cell>
          <table:table-cell office:value-type="float" office:value="174571739">
            <text:p>174571739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6495407">
            <text:p>6730464954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k 14,29x10*9/L Tromb 575x10*9/L UA 404</text:p>
          </table:table-cell>
          <table:table-cell office:value-type="string">
            <text:p>UA 404</text:p>
          </table:table-cell>
          <table:table-cell office:value-type="string">
            <text:p>Flebotoomia 16.04.13 Jätkab ravi</text:p>
          </table:table-cell>
          <table:table-cell office:value-type="string">
            <text:p>UA</text:p>
          </table:table-cell>
          <table:table-cell office:value-type="float" office:value="404">
            <text:p>4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3811">
            <text:p>2083811</text:p>
          </table:table-cell>
          <table:table-cell office:value-type="float" office:value="81792345">
            <text:p>81792345</text:p>
          </table:table-cell>
          <table:table-cell office:value-type="string">
            <text:p>2012-01-29</text:p>
          </table:table-cell>
          <table:table-cell office:value-type="string">
            <text:p>A</text:p>
          </table:table-cell>
          <table:table-cell office:value-type="string">
            <text:p>2011-10-17</text:p>
          </table:table-cell>
          <table:table-cell office:value-type="float" office:value="24273986157">
            <text:p>242739861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7.10.201113 : 19 : Kusihape 404 mkmol/L</text:p>
          </table:table-cell>
          <table:table-cell office:value-type="string">
            <text:p>Kusihape 404 mkmol/L</text:p>
          </table:table-cell>
          <table:table-cell/>
          <table:table-cell office:value-type="string">
            <text:p>Kusihape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81912">
            <text:p>5181912</text:p>
          </table:table-cell>
          <table:table-cell office:value-type="float" office:value="133352038">
            <text:p>133352038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office:value-type="string">
            <text:p>2012-07-27</text:p>
          </table:table-cell>
          <table:table-cell office:value-type="float" office:value="96350740184">
            <text:p>9635074018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04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404">
            <text:p>404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04093">
            <text:p>4204093</text:p>
          </table:table-cell>
          <table:table-cell office:value-type="float" office:value="122347568">
            <text:p>122347568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2012-04-02</text:p>
          </table:table-cell>
          <table:table-cell office:value-type="float" office:value="20287414978">
            <text:p>2028741497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05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405">
            <text:p>405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45895">
            <text:p>16845895</text:p>
          </table:table-cell>
          <table:table-cell office:value-type="float" office:value="203086322">
            <text:p>203086322</text:p>
          </table:table-cell>
          <table:table-cell office:value-type="string">
            <text:p>2013-10-15</text:p>
          </table:table-cell>
          <table:table-cell office:value-type="string">
            <text:p>S</text:p>
          </table:table-cell>
          <table:table-cell office:value-type="string">
            <text:p>2013-10-07</text:p>
          </table:table-cell>
          <table:table-cell office:value-type="float" office:value="71060858075">
            <text:p>710608580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06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406">
            <text:p>4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73929">
            <text:p>13673929</text:p>
          </table:table-cell>
          <table:table-cell office:value-type="float" office:value="192603351">
            <text:p>192603351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office:value-type="string">
            <text:p>2013-08-12</text:p>
          </table:table-cell>
          <table:table-cell office:value-type="float" office:value="62835263640">
            <text:p>628352636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06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406">
            <text:p>4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32527">
            <text:p>17332527</text:p>
          </table:table-cell>
          <table:table-cell office:value-type="float" office:value="158337436">
            <text:p>158337436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1280165">
            <text:p>6730412801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ku näidud kõrged Lk 18 CRV - 60 kusihape 407</text:p>
          </table:table-cell>
          <table:table-cell office:value-type="string">
            <text:p>kusihape 407</text:p>
          </table:table-cell>
          <table:table-cell/>
          <table:table-cell office:value-type="string">
            <text:p>kusihape</text:p>
          </table:table-cell>
          <table:table-cell office:value-type="float" office:value="407">
            <text:p>4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4631">
            <text:p>2184631</text:p>
          </table:table-cell>
          <table:table-cell office:value-type="float" office:value="88367618">
            <text:p>88367618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office:value-type="string">
            <text:p>2012-02-13</text:p>
          </table:table-cell>
          <table:table-cell office:value-type="float" office:value="58159285315">
            <text:p>581592853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3.02.201218 : 37 : Kusihape 409 mkmol/L</text:p>
          </table:table-cell>
          <table:table-cell office:value-type="string">
            <text:p>Kusihape 409 mkmol/L</text:p>
          </table:table-cell>
          <table:table-cell/>
          <table:table-cell office:value-type="string">
            <text:p>Kusihape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18593">
            <text:p>14018593</text:p>
          </table:table-cell>
          <table:table-cell office:value-type="float" office:value="165908307">
            <text:p>165908307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2-12-17</text:p>
          </table:table-cell>
          <table:table-cell office:value-type="float" office:value="673030497836">
            <text:p>6730304978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did 1.65 ( 0.45 . 2.60 mmol/L ) Kusihape 410 ( 202 . 417 µmol/L </text:p>
          </table:table-cell>
          <table:table-cell office:value-type="string">
            <text:p>Kusihape 410 ( 202 . 417 µmol/L )</text:p>
          </table:table-cell>
          <table:table-cell office:value-type="string">
            <text:p><text:s/>FSH 1.5 ( 1.5 . 12.4 U/L ) LH 4</text:p>
          </table:table-cell>
          <table:table-cell office:value-type="string">
            <text:p>Kusihape</text:p>
          </table:table-cell>
          <table:table-cell office:value-type="float" office:value="410">
            <text:p>41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78512">
            <text:p>14778512</text:p>
          </table:table-cell>
          <table:table-cell office:value-type="float" office:value="159066363">
            <text:p>159066363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32345749566">
            <text:p>323457495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11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411">
            <text:p>411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96943">
            <text:p>7796943</text:p>
          </table:table-cell>
          <table:table-cell office:value-type="float" office:value="80995672">
            <text:p>80995672</text:p>
          </table:table-cell>
          <table:table-cell office:value-type="string">
            <text:p>2012-01-12</text:p>
          </table:table-cell>
          <table:table-cell office:value-type="string">
            <text:p>A</text:p>
          </table:table-cell>
          <table:table-cell office:value-type="string">
            <text:p>2012-01-10</text:p>
          </table:table-cell>
          <table:table-cell office:value-type="float" office:value="46453160305">
            <text:p>4645316030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12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412">
            <text:p>41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46404">
            <text:p>6846404</text:p>
          </table:table-cell>
          <table:table-cell office:value-type="float" office:value="99039548">
            <text:p>99039548</text:p>
          </table:table-cell>
          <table:table-cell office:value-type="string">
            <text:p>2012-05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8453770431">
            <text:p>3845377043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, urea püsib 15 mmol/l piires , kusihape 412 mcmol/l</text:p>
          </table:table-cell>
          <table:table-cell office:value-type="string">
            <text:p>kusihape 412 mcmol/l</text:p>
          </table:table-cell>
          <table:table-cell/>
          <table:table-cell office:value-type="string">
            <text:p>kusihape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NULL</text:p>
          </table:table-cell>
          <table:table-cell office:value-type="string">
            <text:p>mc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6448">
            <text:p>16246448</text:p>
          </table:table-cell>
          <table:table-cell office:value-type="float" office:value="219487218">
            <text:p>219487218</text:p>
          </table:table-cell>
          <table:table-cell office:value-type="string">
            <text:p>2013-12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2596189589">
            <text:p>2259618958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12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412">
            <text:p>4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83845">
            <text:p>13283845</text:p>
          </table:table-cell>
          <table:table-cell office:value-type="float" office:value="198471219">
            <text:p>198471219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20508133071">
            <text:p>205081330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14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414">
            <text:p>4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1064">
            <text:p>691064</text:p>
          </table:table-cell>
          <table:table-cell office:value-type="float" office:value="84629723">
            <text:p>84629723</text:p>
          </table:table-cell>
          <table:table-cell office:value-type="string">
            <text:p>2012-02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0724473182">
            <text:p>1072447318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15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415">
            <text:p>415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19993">
            <text:p>19619993</text:p>
          </table:table-cell>
          <table:table-cell office:value-type="float" office:value="164089388">
            <text:p>164089388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29414072617">
            <text:p>294140726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6.01.201313 : 28 : Kusihape 416 mkmol/L</text:p>
          </table:table-cell>
          <table:table-cell office:value-type="string">
            <text:p>Kusihape 416 mkmol/L</text:p>
          </table:table-cell>
          <table:table-cell/>
          <table:table-cell office:value-type="string">
            <text:p>Kusihape</text:p>
          </table:table-cell>
          <table:table-cell office:value-type="float" office:value="416">
            <text:p>41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61669">
            <text:p>23961669</text:p>
          </table:table-cell>
          <table:table-cell office:value-type="float" office:value="169524870">
            <text:p>169524870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3-02-27</text:p>
          </table:table-cell>
          <table:table-cell office:value-type="float" office:value="95549974319">
            <text:p>955499743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.2013 - Analüüsidest - CRV N , kusihape 418</text:p>
          </table:table-cell>
          <table:table-cell office:value-type="string">
            <text:p>kusihape 418</text:p>
          </table:table-cell>
          <table:table-cell office:value-type="string">
            <text:p><text:s/>, urea 15 , kreatiniin 148 , v/</text:p>
          </table:table-cell>
          <table:table-cell office:value-type="string">
            <text:p>kusihape</text:p>
          </table:table-cell>
          <table:table-cell office:value-type="float" office:value="418">
            <text:p>4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81770">
            <text:p>7281770</text:p>
          </table:table-cell>
          <table:table-cell office:value-type="float" office:value="123626706">
            <text:p>123626706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office:value-type="string">
            <text:p>2012-05-11</text:p>
          </table:table-cell>
          <table:table-cell office:value-type="float" office:value="62087737555">
            <text:p>6208773755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20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420">
            <text:p>42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87662">
            <text:p>17187662</text:p>
          </table:table-cell>
          <table:table-cell office:value-type="float" office:value="217231880">
            <text:p>217231880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673030326791">
            <text:p>6730303267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30.09.201313 : 42 : kusihape ( uraat ) 420 mkmol/L</text:p>
          </table:table-cell>
          <table:table-cell office:value-type="string">
            <text:p>kusihape ( uraat ) 420 mkmol/L</text:p>
          </table:table-cell>
          <table:table-cell office:value-type="string">
            <text:p><text:s/>[ norm 210 - 420 ]</text:p>
          </table:table-cell>
          <table:table-cell office:value-type="string">
            <text:p>kusihape</text:p>
          </table:table-cell>
          <table:table-cell office:value-type="float" office:value="420">
            <text:p>42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10125">
            <text:p>23010125</text:p>
          </table:table-cell>
          <table:table-cell office:value-type="float" office:value="178586720">
            <text:p>178586720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13435056624">
            <text:p>134350566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21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421">
            <text:p>421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35709">
            <text:p>2535709</text:p>
          </table:table-cell>
          <table:table-cell office:value-type="float" office:value="132591196">
            <text:p>132591196</text:p>
          </table:table-cell>
          <table:table-cell office:value-type="string">
            <text:p>2012-08-13</text:p>
          </table:table-cell>
          <table:table-cell office:value-type="string">
            <text:p>A</text:p>
          </table:table-cell>
          <table:table-cell office:value-type="string">
            <text:p>2012-08-13</text:p>
          </table:table-cell>
          <table:table-cell office:value-type="float" office:value="77077130832">
            <text:p>770771308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resuhkur oli 11,9 on praegu 5,9 kusihape 424</text:p>
          </table:table-cell>
          <table:table-cell office:value-type="string">
            <text:p>kusihape 424</text:p>
          </table:table-cell>
          <table:table-cell/>
          <table:table-cell office:value-type="string">
            <text:p>kusihape</text:p>
          </table:table-cell>
          <table:table-cell office:value-type="float" office:value="424">
            <text:p>4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64732">
            <text:p>17564732</text:p>
          </table:table-cell>
          <table:table-cell office:value-type="float" office:value="189257418">
            <text:p>189257418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office:value-type="string">
            <text:p>2013-07-19</text:p>
          </table:table-cell>
          <table:table-cell office:value-type="float" office:value="673030445034">
            <text:p>6730304450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9.07.201311 : 38 : Kusihape 424 mkmol/L</text:p>
          </table:table-cell>
          <table:table-cell office:value-type="string">
            <text:p>Kusihape 424 mkmol/L</text:p>
          </table:table-cell>
          <table:table-cell/>
          <table:table-cell office:value-type="string">
            <text:p>Kusihape</text:p>
          </table:table-cell>
          <table:table-cell office:value-type="float" office:value="424">
            <text:p>424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7820">
            <text:p>697820</text:p>
          </table:table-cell>
          <table:table-cell office:value-type="float" office:value="90034239">
            <text:p>90034239</text:p>
          </table:table-cell>
          <table:table-cell office:value-type="string">
            <text:p>2012-03-26</text:p>
          </table:table-cell>
          <table:table-cell office:value-type="string">
            <text:p>S</text:p>
          </table:table-cell>
          <table:table-cell office:value-type="string">
            <text:p>2012-03-21</text:p>
          </table:table-cell>
          <table:table-cell office:value-type="float" office:value="19894032180">
            <text:p>1989403218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24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424">
            <text:p>424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2578">
            <text:p>682578</text:p>
          </table:table-cell>
          <table:table-cell office:value-type="float" office:value="83040656">
            <text:p>83040656</text:p>
          </table:table-cell>
          <table:table-cell office:value-type="string">
            <text:p>2012-02-02</text:p>
          </table:table-cell>
          <table:table-cell office:value-type="string">
            <text:p>S</text:p>
          </table:table-cell>
          <table:table-cell office:value-type="string">
            <text:p>2012-01-27</text:p>
          </table:table-cell>
          <table:table-cell office:value-type="float" office:value="32751594170">
            <text:p>3275159417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25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425">
            <text:p>425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6029">
            <text:p>2276029</text:p>
          </table:table-cell>
          <table:table-cell office:value-type="float" office:value="84161678">
            <text:p>84161678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621436060">
            <text:p>266214360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mol/l , Kreatiniin 73 mkmol/l , Kusihape 425 mkmol/L</text:p>
          </table:table-cell>
          <table:table-cell office:value-type="string">
            <text:p>Kusihape 425 mkmol/L</text:p>
          </table:table-cell>
          <table:table-cell office:value-type="string">
            <text:p><text:s/>, PSA 1.31 ng/mL</text:p>
          </table:table-cell>
          <table:table-cell office:value-type="string">
            <text:p>Kusihape</text:p>
          </table:table-cell>
          <table:table-cell office:value-type="float" office:value="425">
            <text:p>425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89895">
            <text:p>17989895</text:p>
          </table:table-cell>
          <table:table-cell office:value-type="float" office:value="207719885">
            <text:p>207719885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18622">
            <text:p>6730303186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tamist . metformiin 500mg * 2 . Kusihape 426</text:p>
          </table:table-cell>
          <table:table-cell office:value-type="string">
            <text:p>Kusihape 426</text:p>
          </table:table-cell>
          <table:table-cell office:value-type="string">
            <text:p><text:s/>-lisatud allopurinool 100mg õht</text:p>
          </table:table-cell>
          <table:table-cell office:value-type="string">
            <text:p>Kusihape</text:p>
          </table:table-cell>
          <table:table-cell office:value-type="float" office:value="426">
            <text:p>4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30095">
            <text:p>16630095</text:p>
          </table:table-cell>
          <table:table-cell office:value-type="float" office:value="184912613">
            <text:p>184912613</text:p>
          </table:table-cell>
          <table:table-cell office:value-type="string">
            <text:p>2013-06-25</text:p>
          </table:table-cell>
          <table:table-cell office:value-type="string">
            <text:p>S</text:p>
          </table:table-cell>
          <table:table-cell office:value-type="string">
            <text:p>2013-06-18</text:p>
          </table:table-cell>
          <table:table-cell office:value-type="float" office:value="40487816379">
            <text:p>4048781637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26</text:p>
          </table:table-cell>
          <table:table-cell office:value-type="string">
            <text:p><text:s/>↑ ( 202 . 417 µmol/L )</text:p>
          </table:table-cell>
          <table:table-cell office:value-type="string">
            <text:p>Kusihape</text:p>
          </table:table-cell>
          <table:table-cell office:value-type="float" office:value="426">
            <text:p>4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84535">
            <text:p>11884535</text:p>
          </table:table-cell>
          <table:table-cell office:value-type="float" office:value="200277581">
            <text:p>200277581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673037121611">
            <text:p>6730371216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27</text:p>
          </table:table-cell>
          <table:table-cell office:value-type="string">
            <text:p><text:s/>↑ ( 202 . 417 µmol/L )</text:p>
          </table:table-cell>
          <table:table-cell office:value-type="string">
            <text:p>Kusihape</text:p>
          </table:table-cell>
          <table:table-cell office:value-type="float" office:value="427">
            <text:p>4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30054">
            <text:p>24330054</text:p>
          </table:table-cell>
          <table:table-cell office:value-type="float" office:value="178079505">
            <text:p>178079505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98153991418">
            <text:p>981539914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27</text:p>
          </table:table-cell>
          <table:table-cell office:value-type="string">
            <text:p><text:s/>( N kuni 340 )</text:p>
          </table:table-cell>
          <table:table-cell office:value-type="string">
            <text:p>Kusihape</text:p>
          </table:table-cell>
          <table:table-cell office:value-type="float" office:value="427">
            <text:p>4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14489">
            <text:p>19114489</text:p>
          </table:table-cell>
          <table:table-cell office:value-type="float" office:value="190273287">
            <text:p>190273287</text:p>
          </table:table-cell>
          <table:table-cell office:value-type="string">
            <text:p>2013-07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072445998">
            <text:p>150724459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 mkmol/l , Uurea 10.0 mmol/l , Kusihape 427 mkmol/L</text:p>
          </table:table-cell>
          <table:table-cell office:value-type="string">
            <text:p>Kusihape 427 mkmol/L</text:p>
          </table:table-cell>
          <table:table-cell office:value-type="string">
            <text:p><text:s/>;</text:p>
          </table:table-cell>
          <table:table-cell office:value-type="string">
            <text:p>Kusihape</text:p>
          </table:table-cell>
          <table:table-cell office:value-type="float" office:value="427">
            <text:p>42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77585">
            <text:p>6377585</text:p>
          </table:table-cell>
          <table:table-cell office:value-type="float" office:value="147542079">
            <text:p>147542079</text:p>
          </table:table-cell>
          <table:table-cell office:value-type="string">
            <text:p>2012-09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8089974878">
            <text:p>3808997487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botsüüte 130x10*9/l , ASAT 38 , kusihape 429</text:p>
          </table:table-cell>
          <table:table-cell office:value-type="string">
            <text:p>kusihape 429</text:p>
          </table:table-cell>
          <table:table-cell office:value-type="string">
            <text:p><text:s/>, eGFR 83 .</text:p>
          </table:table-cell>
          <table:table-cell office:value-type="string">
            <text:p>kusihape</text:p>
          </table:table-cell>
          <table:table-cell office:value-type="float" office:value="429">
            <text:p>4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02391">
            <text:p>17302391</text:p>
          </table:table-cell>
          <table:table-cell office:value-type="float" office:value="196391939">
            <text:p>196391939</text:p>
          </table:table-cell>
          <table:table-cell office:value-type="string">
            <text:p>2013-09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592410266">
            <text:p>635924102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3 <text:s text:c="2"/>: 02.09.201313 : 40 : 46 : Kusihape 429 mkmol/L</text:p>
          </table:table-cell>
          <table:table-cell office:value-type="string">
            <text:p>Kusihape 429 mkmol/L</text:p>
          </table:table-cell>
          <table:table-cell/>
          <table:table-cell office:value-type="string">
            <text:p>Kusihape</text:p>
          </table:table-cell>
          <table:table-cell office:value-type="float" office:value="429">
            <text:p>42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08428">
            <text:p>3308428</text:p>
          </table:table-cell>
          <table:table-cell office:value-type="float" office:value="81316217">
            <text:p>81316217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24</text:p>
          </table:table-cell>
          <table:table-cell office:value-type="float" office:value="88868127064">
            <text:p>888681270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30</text:p>
          </table:table-cell>
          <table:table-cell office:value-type="string">
            <text:p><text:s/>( 150 . 350 )</text:p>
          </table:table-cell>
          <table:table-cell office:value-type="string">
            <text:p>Kusihape</text:p>
          </table:table-cell>
          <table:table-cell office:value-type="float" office:value="430">
            <text:p>4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74102">
            <text:p>10574102</text:p>
          </table:table-cell>
          <table:table-cell office:value-type="float" office:value="179422718">
            <text:p>179422718</text:p>
          </table:table-cell>
          <table:table-cell office:value-type="string">
            <text:p>2013-05-23</text:p>
          </table:table-cell>
          <table:table-cell office:value-type="string">
            <text:p>S</text:p>
          </table:table-cell>
          <table:table-cell office:value-type="string">
            <text:p>2013-05-16</text:p>
          </table:table-cell>
          <table:table-cell office:value-type="float" office:value="53992825809">
            <text:p>5399282580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32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432">
            <text:p>432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30809">
            <text:p>22130809</text:p>
          </table:table-cell>
          <table:table-cell office:value-type="float" office:value="205320182">
            <text:p>205320182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10-25</text:p>
          </table:table-cell>
          <table:table-cell office:value-type="float" office:value="67716131731">
            <text:p>677161317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32</text:p>
          </table:table-cell>
          <table:table-cell office:value-type="string">
            <text:p><text:s/>↑ ( 202 . 417 µmol/L )</text:p>
          </table:table-cell>
          <table:table-cell office:value-type="string">
            <text:p>Kusihape</text:p>
          </table:table-cell>
          <table:table-cell office:value-type="float" office:value="432">
            <text:p>4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5261">
            <text:p>2045261</text:p>
          </table:table-cell>
          <table:table-cell office:value-type="float" office:value="101289505">
            <text:p>101289505</text:p>
          </table:table-cell>
          <table:table-cell office:value-type="string">
            <text:p>2012-05-11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90275443800">
            <text:p>902754438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8.05.201216 : 19 : Kusihape 433 mkmol/L</text:p>
          </table:table-cell>
          <table:table-cell office:value-type="string">
            <text:p>Kusihape 433 mkmol/L</text:p>
          </table:table-cell>
          <table:table-cell/>
          <table:table-cell office:value-type="string">
            <text:p>Kusihape</text:p>
          </table:table-cell>
          <table:table-cell office:value-type="float" office:value="433">
            <text:p>43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34697">
            <text:p>19534697</text:p>
          </table:table-cell>
          <table:table-cell office:value-type="float" office:value="212741224">
            <text:p>212741224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1-25</text:p>
          </table:table-cell>
          <table:table-cell office:value-type="float" office:value="673030584229">
            <text:p>6730305842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5.11.201312 : 31 : 27 : Kusihape 433 mkmol/L</text:p>
          </table:table-cell>
          <table:table-cell office:value-type="string">
            <text:p>Kusihape 433 mkmol/L</text:p>
          </table:table-cell>
          <table:table-cell office:value-type="string">
            <text:p><text:s/>[ norm 220 - 547 ]</text:p>
          </table:table-cell>
          <table:table-cell office:value-type="string">
            <text:p>Kusihape</text:p>
          </table:table-cell>
          <table:table-cell office:value-type="float" office:value="433">
            <text:p>43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61988">
            <text:p>23161988</text:p>
          </table:table-cell>
          <table:table-cell office:value-type="float" office:value="177642155">
            <text:p>177642155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673030438718">
            <text:p>6730304387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<text:s/>- Analüüsidest - CRV ja SR N , kusihape 434</text:p>
          </table:table-cell>
          <table:table-cell office:value-type="string">
            <text:p>kusihape 434</text:p>
          </table:table-cell>
          <table:table-cell office:value-type="string">
            <text:p><text:s/>, RF 46 ( varem 53 olnud ) aCCP</text:p>
          </table:table-cell>
          <table:table-cell office:value-type="string">
            <text:p>kusihape</text:p>
          </table:table-cell>
          <table:table-cell office:value-type="float" office:value="434">
            <text:p>4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49369">
            <text:p>22749369</text:p>
          </table:table-cell>
          <table:table-cell office:value-type="float" office:value="175346713">
            <text:p>175346713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17509872004">
            <text:p>175098720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06 µmol/L ) Vanus 34 ( aastat ) Kusihape 434 ( 202 . 417 µmol/L </text:p>
          </table:table-cell>
          <table:table-cell office:value-type="string">
            <text:p>Kusihape 434 ( 202 . 417 µmol/L )</text:p>
          </table:table-cell>
          <table:table-cell office:value-type="string">
            <text:p><text:s/>Reumatoidfaktor 6 ( &lt;14 IU/mL )</text:p>
          </table:table-cell>
          <table:table-cell office:value-type="string">
            <text:p>Kusihape</text:p>
          </table:table-cell>
          <table:table-cell office:value-type="float" office:value="434">
            <text:p>434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06423">
            <text:p>24006423</text:p>
          </table:table-cell>
          <table:table-cell office:value-type="float" office:value="168436433">
            <text:p>168436433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2-11-27</text:p>
          </table:table-cell>
          <table:table-cell office:value-type="float" office:value="61933277130">
            <text:p>619332771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7.11.2012 - Analüüsid - kusihape 436</text:p>
          </table:table-cell>
          <table:table-cell office:value-type="string">
            <text:p>kusihape 436</text:p>
          </table:table-cell>
          <table:table-cell office:value-type="string">
            <text:p><text:s/>, INR 3,47 .</text:p>
          </table:table-cell>
          <table:table-cell office:value-type="string">
            <text:p>kusihape</text:p>
          </table:table-cell>
          <table:table-cell office:value-type="float" office:value="436">
            <text:p>4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87718">
            <text:p>21387718</text:p>
          </table:table-cell>
          <table:table-cell office:value-type="float" office:value="182927464">
            <text:p>182927464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2012-10-12</text:p>
          </table:table-cell>
          <table:table-cell office:value-type="float" office:value="79887878279">
            <text:p>798878782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Kreatiniin 105 , urea 14 , UA 439</text:p>
          </table:table-cell>
          <table:table-cell office:value-type="string">
            <text:p>UA 439</text:p>
          </table:table-cell>
          <table:table-cell office:value-type="string">
            <text:p><text:s/>, transferriini lahustuvad rets</text:p>
          </table:table-cell>
          <table:table-cell office:value-type="string">
            <text:p>UA</text:p>
          </table:table-cell>
          <table:table-cell office:value-type="float" office:value="439">
            <text:p>4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9343">
            <text:p>16379343</text:p>
          </table:table-cell>
          <table:table-cell office:value-type="float" office:value="205951256">
            <text:p>205951256</text:p>
          </table:table-cell>
          <table:table-cell office:value-type="string">
            <text:p>2013-10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326181">
            <text:p>67304632618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40</text:p>
          </table:table-cell>
          <table:table-cell office:value-type="string">
            <text:p><text:s/>↑ ( 202 . 417 µmol/L )</text:p>
          </table:table-cell>
          <table:table-cell office:value-type="string">
            <text:p>Kusihape</text:p>
          </table:table-cell>
          <table:table-cell office:value-type="float" office:value="440">
            <text:p>4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98595">
            <text:p>6698595</text:p>
          </table:table-cell>
          <table:table-cell office:value-type="float" office:value="131506516">
            <text:p>131506516</text:p>
          </table:table-cell>
          <table:table-cell office:value-type="string">
            <text:p>2012-07-06</text:p>
          </table:table-cell>
          <table:table-cell office:value-type="string">
            <text:p>S</text:p>
          </table:table-cell>
          <table:table-cell office:value-type="string">
            <text:p>2012-06-18</text:p>
          </table:table-cell>
          <table:table-cell office:value-type="float" office:value="12189399804">
            <text:p>1218939980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42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442">
            <text:p>44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97017">
            <text:p>4297017</text:p>
          </table:table-cell>
          <table:table-cell office:value-type="float" office:value="124570897">
            <text:p>124570897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2012-04-17</text:p>
          </table:table-cell>
          <table:table-cell office:value-type="float" office:value="44934926145">
            <text:p>449349261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43 mcmol/L</text:p>
          </table:table-cell>
          <table:table-cell office:value-type="string">
            <text:p><text:s/>- allopurinool ?</text:p>
          </table:table-cell>
          <table:table-cell office:value-type="string">
            <text:p>Kusihape</text:p>
          </table:table-cell>
          <table:table-cell office:value-type="float" office:value="443">
            <text:p>443</text:p>
          </table:table-cell>
          <table:table-cell table:number-columns-repeated="2" office:value-type="string">
            <text:p>NULL</text:p>
          </table:table-cell>
          <table:table-cell office:value-type="string">
            <text:p>mc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65996">
            <text:p>16265996</text:p>
          </table:table-cell>
          <table:table-cell office:value-type="float" office:value="190845877">
            <text:p>190845877</text:p>
          </table:table-cell>
          <table:table-cell office:value-type="string">
            <text:p>2013-01-30</text:p>
          </table:table-cell>
          <table:table-cell office:value-type="string">
            <text:p>S</text:p>
          </table:table-cell>
          <table:table-cell office:value-type="string">
            <text:p>2013-01-25</text:p>
          </table:table-cell>
          <table:table-cell office:value-type="float" office:value="673030363679">
            <text:p>67303036367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44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444">
            <text:p>444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28949">
            <text:p>4628949</text:p>
          </table:table-cell>
          <table:table-cell office:value-type="float" office:value="83044657">
            <text:p>83044657</text:p>
          </table:table-cell>
          <table:table-cell office:value-type="string">
            <text:p>2012-01-30</text:p>
          </table:table-cell>
          <table:table-cell office:value-type="string">
            <text:p>A</text:p>
          </table:table-cell>
          <table:table-cell office:value-type="string">
            <text:p>2012-01-10</text:p>
          </table:table-cell>
          <table:table-cell office:value-type="float" office:value="45750138456">
            <text:p>457501384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46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446">
            <text:p>446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28451">
            <text:p>18628451</text:p>
          </table:table-cell>
          <table:table-cell office:value-type="float" office:value="200686992">
            <text:p>200686992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50214">
            <text:p>6730304502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46 mkmol/L</text:p>
          </table:table-cell>
          <table:table-cell office:value-type="string">
            <text:p><text:s/>, Raud 11.0 mkmol/L , veresuhku</text:p>
          </table:table-cell>
          <table:table-cell office:value-type="string">
            <text:p>Kusihape</text:p>
          </table:table-cell>
          <table:table-cell office:value-type="float" office:value="446">
            <text:p>44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57610">
            <text:p>14657610</text:p>
          </table:table-cell>
          <table:table-cell office:value-type="float" office:value="207380005">
            <text:p>207380005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673030473861">
            <text:p>6730304738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95 mkmol/l , Uurea 8.9 mmol/l , Kusihape 447 mkmol/L</text:p>
          </table:table-cell>
          <table:table-cell office:value-type="string">
            <text:p>Kusihape 447 mkmol/L</text:p>
          </table:table-cell>
          <table:table-cell office:value-type="string">
            <text:p><text:s/>, Veresuhkur 10.1 .</text:p>
          </table:table-cell>
          <table:table-cell office:value-type="string">
            <text:p>Kusihape</text:p>
          </table:table-cell>
          <table:table-cell office:value-type="float" office:value="447">
            <text:p>44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82759">
            <text:p>4982759</text:p>
          </table:table-cell>
          <table:table-cell office:value-type="float" office:value="147447341">
            <text:p>147447341</text:p>
          </table:table-cell>
          <table:table-cell office:value-type="string">
            <text:p>2012-11-08</text:p>
          </table:table-cell>
          <table:table-cell office:value-type="string">
            <text:p>A</text:p>
          </table:table-cell>
          <table:table-cell office:value-type="string">
            <text:p>2012-11-06</text:p>
          </table:table-cell>
          <table:table-cell office:value-type="float" office:value="37690796727">
            <text:p>376907967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47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447">
            <text:p>447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97092">
            <text:p>2697092</text:p>
          </table:table-cell>
          <table:table-cell office:value-type="float" office:value="138296875">
            <text:p>138296875</text:p>
          </table:table-cell>
          <table:table-cell office:value-type="string">
            <text:p>2012-09-21</text:p>
          </table:table-cell>
          <table:table-cell office:value-type="string">
            <text:p>A</text:p>
          </table:table-cell>
          <table:table-cell office:value-type="string">
            <text:p>2012-09-20</text:p>
          </table:table-cell>
          <table:table-cell office:value-type="float" office:value="79168655859">
            <text:p>791686558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0.09.201215 : 07 : Kusihape 449 mkmol/L</text:p>
          </table:table-cell>
          <table:table-cell office:value-type="string">
            <text:p>Kusihape 449 mkmol/L</text:p>
          </table:table-cell>
          <table:table-cell/>
          <table:table-cell office:value-type="string">
            <text:p>Kusihape</text:p>
          </table:table-cell>
          <table:table-cell office:value-type="float" office:value="449">
            <text:p>44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18118">
            <text:p>19218118</text:p>
          </table:table-cell>
          <table:table-cell office:value-type="float" office:value="174300023">
            <text:p>174300023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56261553757">
            <text:p>562615537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7.04.201312 : 31 : kusihape ( uraat ) 449 mkmol/L</text:p>
          </table:table-cell>
          <table:table-cell office:value-type="string">
            <text:p>kusihape ( uraat ) 449 mkmol/L</text:p>
          </table:table-cell>
          <table:table-cell/>
          <table:table-cell office:value-type="string">
            <text:p>kusihape</text:p>
          </table:table-cell>
          <table:table-cell office:value-type="float" office:value="449">
            <text:p>44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54979">
            <text:p>16254979</text:p>
          </table:table-cell>
          <table:table-cell office:value-type="float" office:value="216880592">
            <text:p>216880592</text:p>
          </table:table-cell>
          <table:table-cell office:value-type="string">
            <text:p>2013-12-19</text:p>
          </table:table-cell>
          <table:table-cell office:value-type="string">
            <text:p>S</text:p>
          </table:table-cell>
          <table:table-cell office:value-type="string">
            <text:p>2013-12-16</text:p>
          </table:table-cell>
          <table:table-cell office:value-type="float" office:value="673041446106">
            <text:p>67304144610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49</text:p>
          </table:table-cell>
          <table:table-cell office:value-type="string">
            <text:p><text:s/>↑ ( 202 . 417 µmol/L )</text:p>
          </table:table-cell>
          <table:table-cell office:value-type="string">
            <text:p>Kusihape</text:p>
          </table:table-cell>
          <table:table-cell office:value-type="float" office:value="449">
            <text:p>4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70532">
            <text:p>8670532</text:p>
          </table:table-cell>
          <table:table-cell office:value-type="float" office:value="131797551">
            <text:p>131797551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office:value-type="string">
            <text:p>2012-01-27</text:p>
          </table:table-cell>
          <table:table-cell office:value-type="float" office:value="89828796648">
            <text:p>8982879664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/L HbA1c ( IFCC ) 42.1 mmol/mol Kusihape 450 mkmol/L</text:p>
          </table:table-cell>
          <table:table-cell office:value-type="string">
            <text:p>Kusihape 450 mkmol/L</text:p>
          </table:table-cell>
          <table:table-cell/>
          <table:table-cell office:value-type="string">
            <text:p>Kusihape</text:p>
          </table:table-cell>
          <table:table-cell office:value-type="float" office:value="450">
            <text:p>45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90752">
            <text:p>3390752</text:p>
          </table:table-cell>
          <table:table-cell office:value-type="float" office:value="147170238">
            <text:p>147170238</text:p>
          </table:table-cell>
          <table:table-cell office:value-type="string">
            <text:p>2012-11-15</text:p>
          </table:table-cell>
          <table:table-cell office:value-type="string">
            <text:p>A</text:p>
          </table:table-cell>
          <table:table-cell office:value-type="string">
            <text:p>2012-10-23</text:p>
          </table:table-cell>
          <table:table-cell office:value-type="float" office:value="80885089674">
            <text:p>808850896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.2012 TSH 2,776 crea 72 GFR 111 kusihape 450</text:p>
          </table:table-cell>
          <table:table-cell office:value-type="string">
            <text:p>kusihape 450</text:p>
          </table:table-cell>
          <table:table-cell office:value-type="string">
            <text:p><text:s/>kol 3,7 ALT 70 GGT 33 HbA1C 7,7</text:p>
          </table:table-cell>
          <table:table-cell office:value-type="string">
            <text:p>kusihape</text:p>
          </table:table-cell>
          <table:table-cell office:value-type="float" office:value="450">
            <text:p>4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14676">
            <text:p>18814676</text:p>
          </table:table-cell>
          <table:table-cell office:value-type="float" office:value="195773368">
            <text:p>195773368</text:p>
          </table:table-cell>
          <table:table-cell office:value-type="string">
            <text:p>2013-07-30</text:p>
          </table:table-cell>
          <table:table-cell office:value-type="string">
            <text:p>A</text:p>
          </table:table-cell>
          <table:table-cell office:value-type="string">
            <text:p>2013-07-29</text:p>
          </table:table-cell>
          <table:table-cell office:value-type="float" office:value="673033932517">
            <text:p>6730339325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71 mkmol / , Uurea 5.7 mmol/l , Kusihape 453 mkmol/L</text:p>
          </table:table-cell>
          <table:table-cell office:value-type="string">
            <text:p>Kusihape 453 mkmol/L</text:p>
          </table:table-cell>
          <table:table-cell/>
          <table:table-cell office:value-type="string">
            <text:p>Kusihape</text:p>
          </table:table-cell>
          <table:table-cell office:value-type="float" office:value="453">
            <text:p>45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94322">
            <text:p>11294322</text:p>
          </table:table-cell>
          <table:table-cell office:value-type="float" office:value="183819780">
            <text:p>183819780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90302548843">
            <text:p>903025488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53</text:p>
          </table:table-cell>
          <table:table-cell office:value-type="string">
            <text:p><text:s/>↑ ( 202 . 417 µmol/L )</text:p>
          </table:table-cell>
          <table:table-cell office:value-type="string">
            <text:p>Kusihape</text:p>
          </table:table-cell>
          <table:table-cell office:value-type="float" office:value="453">
            <text:p>4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7196">
            <text:p>2247196</text:p>
          </table:table-cell>
          <table:table-cell office:value-type="float" office:value="81079737">
            <text:p>81079737</text:p>
          </table:table-cell>
          <table:table-cell office:value-type="string">
            <text:p>2012-01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705239716">
            <text:p>367052397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54</text:p>
          </table:table-cell>
          <table:table-cell office:value-type="string">
            <text:p><text:s/>kreatin 117</text:p>
          </table:table-cell>
          <table:table-cell office:value-type="string">
            <text:p>kusihape</text:p>
          </table:table-cell>
          <table:table-cell office:value-type="float" office:value="454">
            <text:p>4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8388">
            <text:p>16898388</text:p>
          </table:table-cell>
          <table:table-cell office:value-type="float" office:value="168412639">
            <text:p>168412639</text:p>
          </table:table-cell>
          <table:table-cell office:value-type="string">
            <text:p>2013-03-21</text:p>
          </table:table-cell>
          <table:table-cell office:value-type="string">
            <text:p>S</text:p>
          </table:table-cell>
          <table:table-cell office:value-type="string">
            <text:p>2013-03-15</text:p>
          </table:table-cell>
          <table:table-cell office:value-type="float" office:value="30699617318">
            <text:p>306996173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55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455">
            <text:p>45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08674">
            <text:p>13908674</text:p>
          </table:table-cell>
          <table:table-cell office:value-type="float" office:value="178375673">
            <text:p>178375673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98570658908">
            <text:p>985706589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Kaasuvalt on veel kõrge kusihape - 455 umol/L</text:p>
          </table:table-cell>
          <table:table-cell office:value-type="string">
            <text:p>kusihape - 455 umol/L</text:p>
          </table:table-cell>
          <table:table-cell office:value-type="string">
            <text:p><text:s/>Juba võtab ka allopurinooli</text:p>
          </table:table-cell>
          <table:table-cell office:value-type="string">
            <text:p>kusihape</text:p>
          </table:table-cell>
          <table:table-cell office:value-type="float" office:value="455">
            <text:p>455</text:p>
          </table:table-cell>
          <table:table-cell table:number-columns-repeated="2" office:value-type="string">
            <text:p>NULL</text:p>
          </table:table-cell>
          <table:table-cell office:value-type="string">
            <text:p>u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98033">
            <text:p>15998033</text:p>
          </table:table-cell>
          <table:table-cell office:value-type="float" office:value="189650394">
            <text:p>189650394</text:p>
          </table:table-cell>
          <table:table-cell office:value-type="string">
            <text:p>2013-07-25</text:p>
          </table:table-cell>
          <table:table-cell office:value-type="string">
            <text:p>S</text:p>
          </table:table-cell>
          <table:table-cell office:value-type="string">
            <text:p>2013-07-22</text:p>
          </table:table-cell>
          <table:table-cell office:value-type="float" office:value="67977752044">
            <text:p>6797775204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iskeemile allopurinool 100 mg ( kusihape 460 µmol/L</text:p>
          </table:table-cell>
          <table:table-cell office:value-type="string">
            <text:p>kusihape 460 µmol/L</text:p>
          </table:table-cell>
          <table:table-cell office:value-type="string">
            <text:p><text:s/>) , resoonium x 2 ( K 5,6 mmol/</text:p>
          </table:table-cell>
          <table:table-cell office:value-type="string">
            <text:p>kusihape</text:p>
          </table:table-cell>
          <table:table-cell office:value-type="float" office:value="460">
            <text:p>460</text:p>
          </table:table-cell>
          <table:table-cell table:number-columns-repeated="2" office:value-type="string">
            <text:p>NULL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68765">
            <text:p>16068765</text:p>
          </table:table-cell>
          <table:table-cell office:value-type="float" office:value="182450955">
            <text:p>182450955</text:p>
          </table:table-cell>
          <table:table-cell office:value-type="string">
            <text:p>2013-06-11</text:p>
          </table:table-cell>
          <table:table-cell office:value-type="string">
            <text:p>S</text:p>
          </table:table-cell>
          <table:table-cell office:value-type="string">
            <text:p>2013-06-07</text:p>
          </table:table-cell>
          <table:table-cell office:value-type="float" office:value="62988823448">
            <text:p>6298882344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60</text:p>
          </table:table-cell>
          <table:table-cell office:value-type="string">
            <text:p><text:s/>↑ ( 202 . 417 µmol/L )</text:p>
          </table:table-cell>
          <table:table-cell office:value-type="string">
            <text:p>Kusihape</text:p>
          </table:table-cell>
          <table:table-cell office:value-type="float" office:value="460">
            <text:p>4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468">
            <text:p>571468</text:p>
          </table:table-cell>
          <table:table-cell office:value-type="float" office:value="95670173">
            <text:p>95670173</text:p>
          </table:table-cell>
          <table:table-cell office:value-type="string">
            <text:p>2012-04-19</text:p>
          </table:table-cell>
          <table:table-cell office:value-type="string">
            <text:p>S</text:p>
          </table:table-cell>
          <table:table-cell office:value-type="string">
            <text:p>2012-04-16</text:p>
          </table:table-cell>
          <table:table-cell office:value-type="float" office:value="47655531638">
            <text:p>4765553163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61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461">
            <text:p>461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36071">
            <text:p>4636071</text:p>
          </table:table-cell>
          <table:table-cell office:value-type="float" office:value="83078741">
            <text:p>83078741</text:p>
          </table:table-cell>
          <table:table-cell office:value-type="string">
            <text:p>2012-02-01</text:p>
          </table:table-cell>
          <table:table-cell office:value-type="string">
            <text:p>A</text:p>
          </table:table-cell>
          <table:table-cell office:value-type="string">
            <text:p>2012-01-27</text:p>
          </table:table-cell>
          <table:table-cell office:value-type="float" office:value="58056711747">
            <text:p>580567117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62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462">
            <text:p>462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42481">
            <text:p>23342481</text:p>
          </table:table-cell>
          <table:table-cell office:value-type="float" office:value="180988750">
            <text:p>180988750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673035776139">
            <text:p>6730357761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62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462">
            <text:p>462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33435">
            <text:p>17533435</text:p>
          </table:table-cell>
          <table:table-cell office:value-type="float" office:value="169872343">
            <text:p>169872343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8654155740">
            <text:p>186541557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,02 , LDL 3,9 , kusihape 463</text:p>
          </table:table-cell>
          <table:table-cell office:value-type="string">
            <text:p>kusihape 463</text:p>
          </table:table-cell>
          <table:table-cell office:value-type="string">
            <text:p><text:s/>, TSH 0,92 , PSA 1,34 .</text:p>
          </table:table-cell>
          <table:table-cell office:value-type="string">
            <text:p>kusihape</text:p>
          </table:table-cell>
          <table:table-cell office:value-type="float" office:value="463">
            <text:p>4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65815">
            <text:p>16565815</text:p>
          </table:table-cell>
          <table:table-cell office:value-type="float" office:value="219482909">
            <text:p>219482909</text:p>
          </table:table-cell>
          <table:table-cell office:value-type="string">
            <text:p>2013-12-31</text:p>
          </table:table-cell>
          <table:table-cell office:value-type="string">
            <text:p>S</text:p>
          </table:table-cell>
          <table:table-cell office:value-type="string">
            <text:p>2013-12-27</text:p>
          </table:table-cell>
          <table:table-cell office:value-type="float" office:value="50845892655">
            <text:p>508458926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63</text:p>
          </table:table-cell>
          <table:table-cell office:value-type="string">
            <text:p><text:s/>↑ ( 202 . 417 µmol/L )</text:p>
          </table:table-cell>
          <table:table-cell office:value-type="string">
            <text:p>Kusihape</text:p>
          </table:table-cell>
          <table:table-cell office:value-type="float" office:value="463">
            <text:p>4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65896">
            <text:p>17365896</text:p>
          </table:table-cell>
          <table:table-cell office:value-type="float" office:value="204919128">
            <text:p>204919128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06-20</text:p>
          </table:table-cell>
          <table:table-cell office:value-type="float" office:value="70892579865">
            <text:p>708925798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0.06.201318 : 00 : Kusihape 463 mkmol/L</text:p>
          </table:table-cell>
          <table:table-cell office:value-type="string">
            <text:p>Kusihape 463 mkmol/L</text:p>
          </table:table-cell>
          <table:table-cell/>
          <table:table-cell office:value-type="string">
            <text:p>Kusihape</text:p>
          </table:table-cell>
          <table:table-cell office:value-type="float" office:value="463">
            <text:p>46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13224">
            <text:p>18313224</text:p>
          </table:table-cell>
          <table:table-cell office:value-type="float" office:value="174551385">
            <text:p>174551385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12793231203">
            <text:p>127932312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4.04.201309 : 19 : kusihape ( uraat ) 463 mkmol/L</text:p>
          </table:table-cell>
          <table:table-cell office:value-type="string">
            <text:p>kusihape ( uraat ) 463 mkmol/L</text:p>
          </table:table-cell>
          <table:table-cell/>
          <table:table-cell office:value-type="string">
            <text:p>kusihape</text:p>
          </table:table-cell>
          <table:table-cell office:value-type="float" office:value="463">
            <text:p>46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35594">
            <text:p>19835594</text:p>
          </table:table-cell>
          <table:table-cell office:value-type="float" office:value="177638256">
            <text:p>177638256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5-06</text:p>
          </table:table-cell>
          <table:table-cell office:value-type="float" office:value="673030484580">
            <text:p>6730304845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6.05.201313 : 46 : kusihape ( uraat ) 465 mkmol/L</text:p>
          </table:table-cell>
          <table:table-cell office:value-type="string">
            <text:p>kusihape ( uraat ) 465 mkmol/L</text:p>
          </table:table-cell>
          <table:table-cell/>
          <table:table-cell office:value-type="string">
            <text:p>kusihape</text:p>
          </table:table-cell>
          <table:table-cell office:value-type="float" office:value="465">
            <text:p>465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74263">
            <text:p>5174263</text:p>
          </table:table-cell>
          <table:table-cell office:value-type="float" office:value="140916219">
            <text:p>140916219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9-24</text:p>
          </table:table-cell>
          <table:table-cell office:value-type="float" office:value="58056711747">
            <text:p>580567117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65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465">
            <text:p>465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4288">
            <text:p>614288</text:p>
          </table:table-cell>
          <table:table-cell office:value-type="float" office:value="123710208">
            <text:p>123710208</text:p>
          </table:table-cell>
          <table:table-cell office:value-type="string">
            <text:p>2012-06-01</text:p>
          </table:table-cell>
          <table:table-cell office:value-type="string">
            <text:p>S</text:p>
          </table:table-cell>
          <table:table-cell office:value-type="string">
            <text:p>2012-05-22</text:p>
          </table:table-cell>
          <table:table-cell office:value-type="float" office:value="43924841013">
            <text:p>4392484101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68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468">
            <text:p>468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74319">
            <text:p>22874319</text:p>
          </table:table-cell>
          <table:table-cell office:value-type="float" office:value="202353041">
            <text:p>202353041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71714769147">
            <text:p>717147691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did 2.15 ( 0.45 . 2.60 mmol/L ) Kusihape 469</text:p>
          </table:table-cell>
          <table:table-cell office:value-type="string">
            <text:p>Kusihape 469</text:p>
          </table:table-cell>
          <table:table-cell office:value-type="string">
            <text:p><text:s/>↑ ( 202 . 417 µmol/L ) PSA 0.32</text:p>
          </table:table-cell>
          <table:table-cell office:value-type="string">
            <text:p>Kusihape</text:p>
          </table:table-cell>
          <table:table-cell office:value-type="float" office:value="469">
            <text:p>4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37928">
            <text:p>19037928</text:p>
          </table:table-cell>
          <table:table-cell office:value-type="float" office:value="177707150">
            <text:p>177707150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21485053396">
            <text:p>214850533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6.11.201215 : 57 : Kusihape 470 mkmol/L</text:p>
          </table:table-cell>
          <table:table-cell office:value-type="string">
            <text:p>Kusihape 470 mkmol/L</text:p>
          </table:table-cell>
          <table:table-cell/>
          <table:table-cell office:value-type="string">
            <text:p>Kusihape</text:p>
          </table:table-cell>
          <table:table-cell office:value-type="float" office:value="470">
            <text:p>47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77536">
            <text:p>22877536</text:p>
          </table:table-cell>
          <table:table-cell office:value-type="float" office:value="191800983">
            <text:p>191800983</text:p>
          </table:table-cell>
          <table:table-cell office:value-type="string">
            <text:p>2013-08-09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673030327749">
            <text:p>6730303277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Kreatiniin 118 ; kusihape 472</text:p>
          </table:table-cell>
          <table:table-cell office:value-type="string">
            <text:p>kusihape 472</text:p>
          </table:table-cell>
          <table:table-cell office:value-type="float" office:value="0">
            <text:p>0</text:p>
          </table:table-cell>
          <table:table-cell office:value-type="string">
            <text:p>kusihape</text:p>
          </table:table-cell>
          <table:table-cell office:value-type="float" office:value="472">
            <text:p>4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3159">
            <text:p>623159</text:p>
          </table:table-cell>
          <table:table-cell office:value-type="float" office:value="122330850">
            <text:p>122330850</text:p>
          </table:table-cell>
          <table:table-cell office:value-type="string">
            <text:p>2012-05-17</text:p>
          </table:table-cell>
          <table:table-cell office:value-type="string">
            <text:p>S</text:p>
          </table:table-cell>
          <table:table-cell office:value-type="string">
            <text:p>2012-05-08</text:p>
          </table:table-cell>
          <table:table-cell office:value-type="float" office:value="55329733295">
            <text:p>5532973329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73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473">
            <text:p>473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01537">
            <text:p>10401537</text:p>
          </table:table-cell>
          <table:table-cell office:value-type="float" office:value="211178295">
            <text:p>211178295</text:p>
          </table:table-cell>
          <table:table-cell office:value-type="string">
            <text:p>2013-11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7305672090">
            <text:p>5730567209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liväärtusi ja hüperurikeemiat ( kusihape 474 mcmol/l</text:p>
          </table:table-cell>
          <table:table-cell office:value-type="string">
            <text:p>kusihape 474 mcmol/l</text:p>
          </table:table-cell>
          <table:table-cell office:value-type="string">
            <text:p><text:s/>) , vajalik puriinivaene dieet </text:p>
          </table:table-cell>
          <table:table-cell office:value-type="string">
            <text:p>kusihape</text:p>
          </table:table-cell>
          <table:table-cell office:value-type="float" office:value="474">
            <text:p>474</text:p>
          </table:table-cell>
          <table:table-cell table:number-columns-repeated="2" office:value-type="string">
            <text:p>NULL</text:p>
          </table:table-cell>
          <table:table-cell office:value-type="string">
            <text:p>mc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88157">
            <text:p>7388157</text:p>
          </table:table-cell>
          <table:table-cell office:value-type="float" office:value="124579588">
            <text:p>124579588</text:p>
          </table:table-cell>
          <table:table-cell office:value-type="string">
            <text:p>2012-05-11</text:p>
          </table:table-cell>
          <table:table-cell office:value-type="string">
            <text:p>A</text:p>
          </table:table-cell>
          <table:table-cell office:value-type="string">
            <text:p>2012-05-03</text:p>
          </table:table-cell>
          <table:table-cell office:value-type="float" office:value="17952237272">
            <text:p>1795223727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75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475">
            <text:p>47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05421">
            <text:p>13605421</text:p>
          </table:table-cell>
          <table:table-cell office:value-type="float" office:value="195497878">
            <text:p>195497878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40729489642">
            <text:p>407294896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76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476">
            <text:p>476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63428">
            <text:p>17863428</text:p>
          </table:table-cell>
          <table:table-cell office:value-type="float" office:value="205808801">
            <text:p>205808801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57781553333">
            <text:p>577815533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8.10.201315 : 36 : kusihape ( uraat ) 477 mkmol/L</text:p>
          </table:table-cell>
          <table:table-cell office:value-type="string">
            <text:p>kusihape ( uraat ) 477 mkmol/L</text:p>
          </table:table-cell>
          <table:table-cell office:value-type="string">
            <text:p><text:s/>[ norm 210 - 420 ]</text:p>
          </table:table-cell>
          <table:table-cell office:value-type="string">
            <text:p>kusihape</text:p>
          </table:table-cell>
          <table:table-cell office:value-type="float" office:value="477">
            <text:p>47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48294">
            <text:p>11948294</text:p>
          </table:table-cell>
          <table:table-cell office:value-type="float" office:value="205599049">
            <text:p>205599049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79961835292">
            <text:p>799618352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86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486">
            <text:p>4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90440">
            <text:p>17590440</text:p>
          </table:table-cell>
          <table:table-cell office:value-type="float" office:value="169556750">
            <text:p>169556750</text:p>
          </table:table-cell>
          <table:table-cell office:value-type="string">
            <text:p>2013-03-31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673030323102">
            <text:p>6730303231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9.02.201213 : 33 : Kusihape 486 mkmol/L</text:p>
          </table:table-cell>
          <table:table-cell office:value-type="string">
            <text:p>Kusihape 486 mkmol/L</text:p>
          </table:table-cell>
          <table:table-cell/>
          <table:table-cell office:value-type="string">
            <text:p>Kusihape</text:p>
          </table:table-cell>
          <table:table-cell office:value-type="float" office:value="486">
            <text:p>48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66397">
            <text:p>18966397</text:p>
          </table:table-cell>
          <table:table-cell office:value-type="float" office:value="175851620">
            <text:p>175851620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54699180648">
            <text:p>546991806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7.04.201309 : 51 : kusihape ( uraat ) 486 mkmol/L</text:p>
          </table:table-cell>
          <table:table-cell office:value-type="string">
            <text:p>kusihape ( uraat ) 486 mkmol/L</text:p>
          </table:table-cell>
          <table:table-cell/>
          <table:table-cell office:value-type="string">
            <text:p>kusihape</text:p>
          </table:table-cell>
          <table:table-cell office:value-type="float" office:value="486">
            <text:p>48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76353">
            <text:p>19576353</text:p>
          </table:table-cell>
          <table:table-cell office:value-type="float" office:value="214629128">
            <text:p>214629128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06</text:p>
          </table:table-cell>
          <table:table-cell office:value-type="float" office:value="673030577071">
            <text:p>6730305770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6.12.201316 : 23 : Kusihape 487 mkmol/L</text:p>
          </table:table-cell>
          <table:table-cell office:value-type="string">
            <text:p>Kusihape 487 mkmol/L</text:p>
          </table:table-cell>
          <table:table-cell office:value-type="string">
            <text:p><text:s/>[ norm 184 - 464 ]</text:p>
          </table:table-cell>
          <table:table-cell office:value-type="string">
            <text:p>Kusihape</text:p>
          </table:table-cell>
          <table:table-cell office:value-type="float" office:value="487">
            <text:p>48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6215">
            <text:p>616215</text:p>
          </table:table-cell>
          <table:table-cell office:value-type="float" office:value="141692190">
            <text:p>141692190</text:p>
          </table:table-cell>
          <table:table-cell office:value-type="string">
            <text:p>2012-10-08</text:p>
          </table:table-cell>
          <table:table-cell office:value-type="string">
            <text:p>S</text:p>
          </table:table-cell>
          <table:table-cell office:value-type="string">
            <text:p>2012-09-19</text:p>
          </table:table-cell>
          <table:table-cell office:value-type="float" office:value="53262824703">
            <text:p>5326282470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89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489">
            <text:p>489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94868">
            <text:p>13594868</text:p>
          </table:table-cell>
          <table:table-cell office:value-type="float" office:value="214591477">
            <text:p>214591477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06</text:p>
          </table:table-cell>
          <table:table-cell office:value-type="float" office:value="673030577218">
            <text:p>6730305772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91</text:p>
          </table:table-cell>
          <table:table-cell office:value-type="string">
            <text:p><text:s/>↑ ( 202 . 417 µmol/L )</text:p>
          </table:table-cell>
          <table:table-cell office:value-type="string">
            <text:p>Kusihape</text:p>
          </table:table-cell>
          <table:table-cell office:value-type="float" office:value="491">
            <text:p>4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88930">
            <text:p>3388930</text:p>
          </table:table-cell>
          <table:table-cell office:value-type="float" office:value="148284212">
            <text:p>148284212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0951483386">
            <text:p>409514833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UA 491</text:p>
          </table:table-cell>
          <table:table-cell office:value-type="string">
            <text:p><text:s/>, LDH 759 .</text:p>
          </table:table-cell>
          <table:table-cell office:value-type="string">
            <text:p>UA</text:p>
          </table:table-cell>
          <table:table-cell office:value-type="float" office:value="491">
            <text:p>4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0089">
            <text:p>2020089</text:p>
          </table:table-cell>
          <table:table-cell office:value-type="float" office:value="130791550">
            <text:p>130791550</text:p>
          </table:table-cell>
          <table:table-cell office:value-type="string">
            <text:p>2012-07-26</text:p>
          </table:table-cell>
          <table:table-cell office:value-type="string">
            <text:p>A</text:p>
          </table:table-cell>
          <table:table-cell office:value-type="string">
            <text:p>2012-07-16</text:p>
          </table:table-cell>
          <table:table-cell office:value-type="float" office:value="11593648749">
            <text:p>115936487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6.07.201217 : 48 : Kusihape 491 mkmol/L</text:p>
          </table:table-cell>
          <table:table-cell office:value-type="string">
            <text:p>Kusihape 491 mkmol/L</text:p>
          </table:table-cell>
          <table:table-cell/>
          <table:table-cell office:value-type="string">
            <text:p>Kusihape</text:p>
          </table:table-cell>
          <table:table-cell office:value-type="float" office:value="491">
            <text:p>49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5852">
            <text:p>705852</text:p>
          </table:table-cell>
          <table:table-cell office:value-type="float" office:value="120806549">
            <text:p>120806549</text:p>
          </table:table-cell>
          <table:table-cell office:value-type="string">
            <text:p>2012-05-11</text:p>
          </table:table-cell>
          <table:table-cell office:value-type="string">
            <text:p>S</text:p>
          </table:table-cell>
          <table:table-cell office:value-type="string">
            <text:p>2012-05-07</text:p>
          </table:table-cell>
          <table:table-cell office:value-type="float" office:value="55638340077">
            <text:p>5563834007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492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492">
            <text:p>49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07776">
            <text:p>23607776</text:p>
          </table:table-cell>
          <table:table-cell office:value-type="float" office:value="165746122">
            <text:p>165746122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51309184974">
            <text:p>513091849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93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493">
            <text:p>493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251">
            <text:p>187251</text:p>
          </table:table-cell>
          <table:table-cell office:value-type="float" office:value="147531953">
            <text:p>147531953</text:p>
          </table:table-cell>
          <table:table-cell office:value-type="string">
            <text:p>2012-07-11</text:p>
          </table:table-cell>
          <table:table-cell office:value-type="string">
            <text:p>S</text:p>
          </table:table-cell>
          <table:table-cell office:value-type="string">
            <text:p>2012-07-06</text:p>
          </table:table-cell>
          <table:table-cell office:value-type="float" office:value="10281422119">
            <text:p>1028142211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- biokeemia analüüsides kusihape 495 umol/L</text:p>
          </table:table-cell>
          <table:table-cell office:value-type="string">
            <text:p>s kusihape 495 umol/L</text:p>
          </table:table-cell>
          <table:table-cell office:value-type="string">
            <text:p><text:s/>, minimaalne elektrolüütide nih</text:p>
          </table:table-cell>
          <table:table-cell office:value-type="string">
            <text:p>s kusihape</text:p>
          </table:table-cell>
          <table:table-cell office:value-type="float" office:value="495">
            <text:p>495</text:p>
          </table:table-cell>
          <table:table-cell table:number-columns-repeated="2" office:value-type="string">
            <text:p>NULL</text:p>
          </table:table-cell>
          <table:table-cell office:value-type="string">
            <text:p>u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01693">
            <text:p>13001693</text:p>
          </table:table-cell>
          <table:table-cell office:value-type="float" office:value="194639836">
            <text:p>194639836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4937">
            <text:p>6730303649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496</text:p>
          </table:table-cell>
          <table:table-cell/>
          <table:table-cell office:value-type="string">
            <text:p>kusihape</text:p>
          </table:table-cell>
          <table:table-cell office:value-type="float" office:value="496">
            <text:p>4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00224">
            <text:p>10300224</text:p>
          </table:table-cell>
          <table:table-cell office:value-type="float" office:value="190456507">
            <text:p>190456507</text:p>
          </table:table-cell>
          <table:table-cell office:value-type="string">
            <text:p>2013-07-31</text:p>
          </table:table-cell>
          <table:table-cell office:value-type="string">
            <text:p>S</text:p>
          </table:table-cell>
          <table:table-cell office:value-type="string">
            <text:p>2013-07-28</text:p>
          </table:table-cell>
          <table:table-cell office:value-type="float" office:value="96861412544">
            <text:p>9686141254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&lt;32 U/L ) CRP 130 ↑ ( &lt;5 mg/L ) Kusihape 497</text:p>
          </table:table-cell>
          <table:table-cell office:value-type="string">
            <text:p>Kusihape 497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497">
            <text:p>4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35426">
            <text:p>7835426</text:p>
          </table:table-cell>
          <table:table-cell office:value-type="float" office:value="86487581">
            <text:p>86487581</text:p>
          </table:table-cell>
          <table:table-cell office:value-type="string">
            <text:p>2012-03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173580269">
            <text:p>3117358026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Analüüsid 28.02 - kusihape 502</text:p>
          </table:table-cell>
          <table:table-cell office:value-type="string">
            <text:p>kusihape 502</text:p>
          </table:table-cell>
          <table:table-cell office:value-type="string">
            <text:p><text:s/>, CRV 15 , glükoos 7.16 , kliin</text:p>
          </table:table-cell>
          <table:table-cell office:value-type="string">
            <text:p>kusihape</text:p>
          </table:table-cell>
          <table:table-cell office:value-type="float" office:value="502">
            <text:p>5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81324">
            <text:p>19681324</text:p>
          </table:table-cell>
          <table:table-cell office:value-type="float" office:value="175514627">
            <text:p>175514627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45777381541">
            <text:p>457773815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5.03.201313 : 23 : kusihape ( uraat ) 502.90</text:p>
          </table:table-cell>
          <table:table-cell office:value-type="string">
            <text:p>kusihape ( uraat ) 502.90</text:p>
          </table:table-cell>
          <table:table-cell office:value-type="string">
            <text:p><text:s/>( 503 ) mkmol/L</text:p>
          </table:table-cell>
          <table:table-cell office:value-type="string">
            <text:p>kusihape</text:p>
          </table:table-cell>
          <table:table-cell office:value-type="float" office:value="502.9">
            <text:p>502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38251">
            <text:p>18238251</text:p>
          </table:table-cell>
          <table:table-cell office:value-type="float" office:value="206280909">
            <text:p>206280909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2844226">
            <text:p>6730428442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013 : 26.08.201315 : 11 : 36 : Kusihape 503 mkmol/L</text:p>
          </table:table-cell>
          <table:table-cell office:value-type="string">
            <text:p>Kusihape 503 mkmol/L</text:p>
          </table:table-cell>
          <table:table-cell office:value-type="string">
            <text:p><text:s/>[ norm 220 - 547 ]</text:p>
          </table:table-cell>
          <table:table-cell office:value-type="string">
            <text:p>Kusihape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97047">
            <text:p>18197047</text:p>
          </table:table-cell>
          <table:table-cell office:value-type="float" office:value="159919914">
            <text:p>159919914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673030432497">
            <text:p>6730304324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29.01.2013 Kusihape 503 mkmol/L</text:p>
          </table:table-cell>
          <table:table-cell office:value-type="string">
            <text:p>Kusihape 503 mkmol/L</text:p>
          </table:table-cell>
          <table:table-cell/>
          <table:table-cell office:value-type="string">
            <text:p>Kusihape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7991">
            <text:p>427991</text:p>
          </table:table-cell>
          <table:table-cell office:value-type="float" office:value="90031389">
            <text:p>90031389</text:p>
          </table:table-cell>
          <table:table-cell office:value-type="string">
            <text:p>2012-03-21</text:p>
          </table:table-cell>
          <table:table-cell office:value-type="string">
            <text:p>S</text:p>
          </table:table-cell>
          <table:table-cell office:value-type="string">
            <text:p>2012-03-10</text:p>
          </table:table-cell>
          <table:table-cell office:value-type="float" office:value="63622022820">
            <text:p>6362202282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503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503">
            <text:p>503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00695">
            <text:p>9600695</text:p>
          </table:table-cell>
          <table:table-cell office:value-type="float" office:value="201771818">
            <text:p>201771818</text:p>
          </table:table-cell>
          <table:table-cell office:value-type="string">
            <text:p>2013-10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4065023855">
            <text:p>7406502385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onidin ning Doxazosin Analüüsides kusihape 504</text:p>
          </table:table-cell>
          <table:table-cell office:value-type="string">
            <text:p>s kusihape 504</text:p>
          </table:table-cell>
          <table:table-cell office:value-type="string">
            <text:p><text:s/>, vastavalt GFR väärtusele alus</text:p>
          </table:table-cell>
          <table:table-cell office:value-type="string">
            <text:p>s kusihape</text:p>
          </table:table-cell>
          <table:table-cell office:value-type="float" office:value="504">
            <text:p>5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61962">
            <text:p>7361962</text:p>
          </table:table-cell>
          <table:table-cell office:value-type="float" office:value="124566248">
            <text:p>124566248</text:p>
          </table:table-cell>
          <table:table-cell office:value-type="string">
            <text:p>2012-02-10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28356729757">
            <text:p>2835672975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506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506">
            <text:p>506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55412">
            <text:p>14955412</text:p>
          </table:table-cell>
          <table:table-cell office:value-type="float" office:value="196785132">
            <text:p>196785132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7-23</text:p>
          </table:table-cell>
          <table:table-cell office:value-type="float" office:value="94369712368">
            <text:p>943697123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507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507">
            <text:p>5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58026">
            <text:p>4458026</text:p>
          </table:table-cell>
          <table:table-cell office:value-type="float" office:value="84712268">
            <text:p>84712268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office:value-type="string">
            <text:p>2012-02-13</text:p>
          </table:table-cell>
          <table:table-cell office:value-type="float" office:value="84415146545">
            <text:p>844151465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507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507">
            <text:p>507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94243">
            <text:p>14794243</text:p>
          </table:table-cell>
          <table:table-cell office:value-type="float" office:value="155247857">
            <text:p>155247857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2012-12-11</text:p>
          </table:table-cell>
          <table:table-cell office:value-type="float" office:value="673037458847">
            <text:p>6730374588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508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508">
            <text:p>508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28518">
            <text:p>23928518</text:p>
          </table:table-cell>
          <table:table-cell office:value-type="float" office:value="206426293">
            <text:p>206426293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23555743074">
            <text:p>235557430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did 1.17 ( 0.45 . 2.60 mmol/L ) Kusihape 509</text:p>
          </table:table-cell>
          <table:table-cell office:value-type="string">
            <text:p>Kusihape 509</text:p>
          </table:table-cell>
          <table:table-cell office:value-type="string">
            <text:p><text:s/>↑ ( 202 . 417 µmol/L ) PSA 0.98</text:p>
          </table:table-cell>
          <table:table-cell office:value-type="string">
            <text:p>Kusihape</text:p>
          </table:table-cell>
          <table:table-cell office:value-type="float" office:value="509">
            <text:p>5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31056">
            <text:p>18631056</text:p>
          </table:table-cell>
          <table:table-cell office:value-type="float" office:value="200639372">
            <text:p>200639372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58847920809">
            <text:p>588479208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1.09.201314 : 10 : Kusihape 513 mkmol/L</text:p>
          </table:table-cell>
          <table:table-cell office:value-type="string">
            <text:p>Kusihape 513 mkmol/L</text:p>
          </table:table-cell>
          <table:table-cell office:value-type="string">
            <text:p><text:s/>[ norm 184 - 464 ] dieet</text:p>
          </table:table-cell>
          <table:table-cell office:value-type="string">
            <text:p>Kusihape</text:p>
          </table:table-cell>
          <table:table-cell office:value-type="float" office:value="513">
            <text:p>51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78504">
            <text:p>14378504</text:p>
          </table:table-cell>
          <table:table-cell office:value-type="float" office:value="198447170">
            <text:p>198447170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office:value-type="string">
            <text:p>2013-02-13</text:p>
          </table:table-cell>
          <table:table-cell office:value-type="float" office:value="50344039887">
            <text:p>503440398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r väikest kive , äravool vaba , kusihape 514</text:p>
          </table:table-cell>
          <table:table-cell office:value-type="string">
            <text:p>kusihape 514</text:p>
          </table:table-cell>
          <table:table-cell office:value-type="string">
            <text:p><text:s/>- Allopurinol ?</text:p>
          </table:table-cell>
          <table:table-cell office:value-type="string">
            <text:p>kusihape</text:p>
          </table:table-cell>
          <table:table-cell office:value-type="float" office:value="514">
            <text:p>5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72177">
            <text:p>10872177</text:p>
          </table:table-cell>
          <table:table-cell office:value-type="float" office:value="159062391">
            <text:p>159062391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3-01-17</text:p>
          </table:table-cell>
          <table:table-cell office:value-type="float" office:value="17764370846">
            <text:p>177643708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Püsib hüperurikeemia - kusihape 515 mkmol/l</text:p>
          </table:table-cell>
          <table:table-cell office:value-type="string">
            <text:p>kusihape 515 mkmol/l</text:p>
          </table:table-cell>
          <table:table-cell office:value-type="string">
            <text:p><text:s/>, vahepeal T Allopurinoli katke</text:p>
          </table:table-cell>
          <table:table-cell office:value-type="string">
            <text:p>kusihape</text:p>
          </table:table-cell>
          <table:table-cell office:value-type="float" office:value="515">
            <text:p>515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44195">
            <text:p>4544195</text:p>
          </table:table-cell>
          <table:table-cell office:value-type="float" office:value="85857230">
            <text:p>85857230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31822148402">
            <text:p>318221484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517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517">
            <text:p>517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33328">
            <text:p>4133328</text:p>
          </table:table-cell>
          <table:table-cell office:value-type="float" office:value="98588686">
            <text:p>98588686</text:p>
          </table:table-cell>
          <table:table-cell office:value-type="string">
            <text:p>2012-04-16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80354892645">
            <text:p>803548926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520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520">
            <text:p>520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39919">
            <text:p>22639919</text:p>
          </table:table-cell>
          <table:table-cell office:value-type="float" office:value="177352553">
            <text:p>177352553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40487816379">
            <text:p>404878163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523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523">
            <text:p>523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20311">
            <text:p>17520311</text:p>
          </table:table-cell>
          <table:table-cell office:value-type="float" office:value="166780847">
            <text:p>166780847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408368941">
            <text:p>554083689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g -uriin - normis , kreat 103 , kusihape 525</text:p>
          </table:table-cell>
          <table:table-cell office:value-type="string">
            <text:p>kusihape 525</text:p>
          </table:table-cell>
          <table:table-cell office:value-type="string">
            <text:p><text:s/>- kuuaega ravimita - alustab uu</text:p>
          </table:table-cell>
          <table:table-cell office:value-type="string">
            <text:p>kusihape</text:p>
          </table:table-cell>
          <table:table-cell office:value-type="float" office:value="525">
            <text:p>5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9666">
            <text:p>16369666</text:p>
          </table:table-cell>
          <table:table-cell office:value-type="float" office:value="174189730">
            <text:p>174189730</text:p>
          </table:table-cell>
          <table:table-cell office:value-type="string">
            <text:p>2013-04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1247177011">
            <text:p>6124717701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527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527">
            <text:p>527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9934">
            <text:p>429934</text:p>
          </table:table-cell>
          <table:table-cell office:value-type="float" office:value="85807081">
            <text:p>85807081</text:p>
          </table:table-cell>
          <table:table-cell office:value-type="string">
            <text:p>2012-02-24</text:p>
          </table:table-cell>
          <table:table-cell office:value-type="string">
            <text:p>S</text:p>
          </table:table-cell>
          <table:table-cell office:value-type="string">
            <text:p>2012-02-21</text:p>
          </table:table-cell>
          <table:table-cell office:value-type="float" office:value="68993534956">
            <text:p>6899353495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529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529">
            <text:p>529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36310">
            <text:p>16636310</text:p>
          </table:table-cell>
          <table:table-cell office:value-type="float" office:value="173575072">
            <text:p>173575072</text:p>
          </table:table-cell>
          <table:table-cell office:value-type="string">
            <text:p>2013-04-23</text:p>
          </table:table-cell>
          <table:table-cell office:value-type="string">
            <text:p>S</text:p>
          </table:table-cell>
          <table:table-cell office:value-type="string">
            <text:p>2013-04-12</text:p>
          </table:table-cell>
          <table:table-cell office:value-type="float" office:value="21973245535">
            <text:p>2197324553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530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530">
            <text:p>53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25181">
            <text:p>12625181</text:p>
          </table:table-cell>
          <table:table-cell office:value-type="float" office:value="185811639">
            <text:p>185811639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2013-06-21</text:p>
          </table:table-cell>
          <table:table-cell office:value-type="float" office:value="74846318933">
            <text:p>748463189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538</text:p>
          </table:table-cell>
          <table:table-cell office:value-type="string">
            <text:p><text:s/>↑ ( 202 . 417 µmol/L )</text:p>
          </table:table-cell>
          <table:table-cell office:value-type="string">
            <text:p>Kusihape</text:p>
          </table:table-cell>
          <table:table-cell office:value-type="float" office:value="538">
            <text:p>5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79780">
            <text:p>19879780</text:p>
          </table:table-cell>
          <table:table-cell office:value-type="float" office:value="205161258">
            <text:p>205161258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90144237241">
            <text:p>901442372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\(\s*uraat\s*\)\s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0.09.201309 : 52 : kusihape ( uraat ) 539 mkmol/L</text:p>
          </table:table-cell>
          <table:table-cell office:value-type="string">
            <text:p>kusihape ( uraat ) 539 mkmol/L</text:p>
          </table:table-cell>
          <table:table-cell/>
          <table:table-cell office:value-type="string">
            <text:p>kusihape</text:p>
          </table:table-cell>
          <table:table-cell office:value-type="float" office:value="539">
            <text:p>53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44082">
            <text:p>18444082</text:p>
          </table:table-cell>
          <table:table-cell office:value-type="float" office:value="192304655">
            <text:p>192304655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09-03-19</text:p>
          </table:table-cell>
          <table:table-cell office:value-type="float" office:value="39519442843">
            <text:p>395194428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540</text:p>
          </table:table-cell>
          <table:table-cell office:value-type="string">
            <text:p><text:s/>, CRP 1,8</text:p>
          </table:table-cell>
          <table:table-cell office:value-type="string">
            <text:p>Kusihape</text:p>
          </table:table-cell>
          <table:table-cell office:value-type="float" office:value="540">
            <text:p>5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69087">
            <text:p>16469087</text:p>
          </table:table-cell>
          <table:table-cell office:value-type="float" office:value="165891407">
            <text:p>165891407</text:p>
          </table:table-cell>
          <table:table-cell office:value-type="string">
            <text:p>2013-03-08</text:p>
          </table:table-cell>
          <table:table-cell office:value-type="string">
            <text:p>S</text:p>
          </table:table-cell>
          <table:table-cell office:value-type="string">
            <text:p>2013-03-03</text:p>
          </table:table-cell>
          <table:table-cell office:value-type="float" office:value="58109655772">
            <text:p>581096557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543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543">
            <text:p>543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2702">
            <text:p>512702</text:p>
          </table:table-cell>
          <table:table-cell office:value-type="float" office:value="136340724">
            <text:p>136340724</text:p>
          </table:table-cell>
          <table:table-cell office:value-type="string">
            <text:p>2012-09-03</text:p>
          </table:table-cell>
          <table:table-cell office:value-type="string">
            <text:p>S</text:p>
          </table:table-cell>
          <table:table-cell office:value-type="string">
            <text:p>2012-08-27</text:p>
          </table:table-cell>
          <table:table-cell office:value-type="float" office:value="15208033367">
            <text:p>1520803336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545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545">
            <text:p>545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4412">
            <text:p>314412</text:p>
          </table:table-cell>
          <table:table-cell office:value-type="float" office:value="135472710">
            <text:p>135472710</text:p>
          </table:table-cell>
          <table:table-cell office:value-type="string">
            <text:p>2012-09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6571079643">
            <text:p>3657107964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18 , Kusihape 549</text:p>
          </table:table-cell>
          <table:table-cell office:value-type="string">
            <text:p>Kusihape 549</text:p>
          </table:table-cell>
          <table:table-cell office:value-type="string">
            <text:p><text:s/>. Luban pt i täna koju suhtelis</text:p>
          </table:table-cell>
          <table:table-cell office:value-type="string">
            <text:p>Kusihape</text:p>
          </table:table-cell>
          <table:table-cell office:value-type="float" office:value="549">
            <text:p>5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27796">
            <text:p>20727796</text:p>
          </table:table-cell>
          <table:table-cell office:value-type="float" office:value="169872118">
            <text:p>169872118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21259373741">
            <text:p>212593737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553</text:p>
          </table:table-cell>
          <table:table-cell office:value-type="string">
            <text:p><text:s/>---&gt; 472 ALLOPURINOL 100 foonil</text:p>
          </table:table-cell>
          <table:table-cell office:value-type="string">
            <text:p>Kusihape</text:p>
          </table:table-cell>
          <table:table-cell office:value-type="float" office:value="553">
            <text:p>5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71229">
            <text:p>22971229</text:p>
          </table:table-cell>
          <table:table-cell office:value-type="float" office:value="192637048">
            <text:p>192637048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office:value-type="string">
            <text:p>2013-07-22</text:p>
          </table:table-cell>
          <table:table-cell office:value-type="float" office:value="48765173869">
            <text:p>487651738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did 1.60 ( 0.45 . 2.60 mmol/L ) Kusihape 557</text:p>
          </table:table-cell>
          <table:table-cell office:value-type="string">
            <text:p>Kusihape 557</text:p>
          </table:table-cell>
          <table:table-cell office:value-type="string">
            <text:p><text:s/>↑ ( 202 . 417 µmol/L ) PSA 1.27</text:p>
          </table:table-cell>
          <table:table-cell office:value-type="string">
            <text:p>Kusihape</text:p>
          </table:table-cell>
          <table:table-cell office:value-type="float" office:value="557">
            <text:p>5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90094">
            <text:p>19690094</text:p>
          </table:table-cell>
          <table:table-cell office:value-type="float" office:value="164269726">
            <text:p>164269726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22256">
            <text:p>6730305222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: vere analüüsis CRP - 142,79 ; kusihape - 566</text:p>
          </table:table-cell>
          <table:table-cell office:value-type="string">
            <text:p>kusihape - 566</text:p>
          </table:table-cell>
          <table:table-cell office:value-type="string">
            <text:p><text:s/>.</text:p>
          </table:table-cell>
          <table:table-cell office:value-type="string">
            <text:p>kusihape</text:p>
          </table:table-cell>
          <table:table-cell office:value-type="float" office:value="566">
            <text:p>5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58100">
            <text:p>19958100</text:p>
          </table:table-cell>
          <table:table-cell office:value-type="float" office:value="180501730">
            <text:p>180501730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673030331388">
            <text:p>6730303313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analüüsides leukotsütoos 15,8 , kusihape 566</text:p>
          </table:table-cell>
          <table:table-cell office:value-type="string">
            <text:p>kusihape 566</text:p>
          </table:table-cell>
          <table:table-cell office:value-type="string">
            <text:p><text:s/>.</text:p>
          </table:table-cell>
          <table:table-cell office:value-type="string">
            <text:p>kusihape</text:p>
          </table:table-cell>
          <table:table-cell office:value-type="float" office:value="566">
            <text:p>5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18259">
            <text:p>18018259</text:p>
          </table:table-cell>
          <table:table-cell office:value-type="float" office:value="162805747">
            <text:p>162805747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3-02-14</text:p>
          </table:table-cell>
          <table:table-cell office:value-type="float" office:value="673030377718">
            <text:p>6730303777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4.02.201317 : 48 : Kusihape 570 mkmol/L</text:p>
          </table:table-cell>
          <table:table-cell office:value-type="string">
            <text:p>Kusihape 570 mkmol/L</text:p>
          </table:table-cell>
          <table:table-cell office:value-type="string">
            <text:p><text:s/>&lt;---------------- -</text:p>
          </table:table-cell>
          <table:table-cell office:value-type="string">
            <text:p>Kusihape</text:p>
          </table:table-cell>
          <table:table-cell office:value-type="float" office:value="570">
            <text:p>57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12046">
            <text:p>18912046</text:p>
          </table:table-cell>
          <table:table-cell office:value-type="float" office:value="216770029">
            <text:p>216770029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12-03</text:p>
          </table:table-cell>
          <table:table-cell office:value-type="float" office:value="673030331570">
            <text:p>6730303315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S[-=. ]*([Kk]usihape|UA|Ua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3.12.2013 S-kusihape 575</text:p>
          </table:table-cell>
          <table:table-cell office:value-type="string">
            <text:p>S-kusihape 575</text:p>
          </table:table-cell>
          <table:table-cell office:value-type="string">
            <text:p><text:s/>? mkmol/l &lt;=420</text:p>
          </table:table-cell>
          <table:table-cell office:value-type="string">
            <text:p>S-kusihape</text:p>
          </table:table-cell>
          <table:table-cell office:value-type="float" office:value="575">
            <text:p>5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92809">
            <text:p>22692809</text:p>
          </table:table-cell>
          <table:table-cell office:value-type="float" office:value="158032233">
            <text:p>158032233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office:value-type="string">
            <text:p>2012-09-11</text:p>
          </table:table-cell>
          <table:table-cell office:value-type="float" office:value="55077717605">
            <text:p>550777176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579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579">
            <text:p>579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97634">
            <text:p>17797634</text:p>
          </table:table-cell>
          <table:table-cell office:value-type="float" office:value="194664082">
            <text:p>194664082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518556928">
            <text:p>445185569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75 mkmol/l , Uurea 7.8 mmol/l , Kusihape 580 mkmol/L</text:p>
          </table:table-cell>
          <table:table-cell office:value-type="string">
            <text:p>Kusihape 580 mkmol/L</text:p>
          </table:table-cell>
          <table:table-cell/>
          <table:table-cell office:value-type="string">
            <text:p>Kusihape</text:p>
          </table:table-cell>
          <table:table-cell office:value-type="float" office:value="580">
            <text:p>58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81985">
            <text:p>17381985</text:p>
          </table:table-cell>
          <table:table-cell office:value-type="float" office:value="187682738">
            <text:p>187682738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84672112655">
            <text:p>846721126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02.07.201313 : 17 : Kusihape 580 mkmol/L</text:p>
          </table:table-cell>
          <table:table-cell office:value-type="string">
            <text:p>Kusihape 580 mkmol/L</text:p>
          </table:table-cell>
          <table:table-cell/>
          <table:table-cell office:value-type="string">
            <text:p>Kusihape</text:p>
          </table:table-cell>
          <table:table-cell office:value-type="float" office:value="580">
            <text:p>58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80338">
            <text:p>7380338</text:p>
          </table:table-cell>
          <table:table-cell office:value-type="float" office:value="124578736">
            <text:p>124578736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60617953520">
            <text:p>6061795352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582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582">
            <text:p>582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54221">
            <text:p>18954221</text:p>
          </table:table-cell>
          <table:table-cell office:value-type="float" office:value="193727897">
            <text:p>193727897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office:value-type="string">
            <text:p>2013-08-13</text:p>
          </table:table-cell>
          <table:table-cell office:value-type="float" office:value="27203390747">
            <text:p>272033907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583 mkmol/L</text:p>
          </table:table-cell>
          <table:table-cell/>
          <table:table-cell office:value-type="string">
            <text:p>Kusihape</text:p>
          </table:table-cell>
          <table:table-cell office:value-type="float" office:value="583">
            <text:p>58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4424">
            <text:p>1994424</text:p>
          </table:table-cell>
          <table:table-cell office:value-type="float" office:value="126966201">
            <text:p>126966201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office:value-type="string">
            <text:p>2012-06-18</text:p>
          </table:table-cell>
          <table:table-cell office:value-type="float" office:value="80811830182">
            <text:p>808118301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18.06.201216 : 53 : Kusihape 586 mkmol/L</text:p>
          </table:table-cell>
          <table:table-cell office:value-type="string">
            <text:p>Kusihape 586 mkmol/L</text:p>
          </table:table-cell>
          <table:table-cell/>
          <table:table-cell office:value-type="string">
            <text:p>Kusihape</text:p>
          </table:table-cell>
          <table:table-cell office:value-type="float" office:value="586">
            <text:p>58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09750">
            <text:p>23009750</text:p>
          </table:table-cell>
          <table:table-cell office:value-type="float" office:value="160357656">
            <text:p>160357656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673046732542">
            <text:p>6730467325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Perearsti juures HbA1c 6,3 % , kusihape 591</text:p>
          </table:table-cell>
          <table:table-cell office:value-type="string">
            <text:p>kusihape 591</text:p>
          </table:table-cell>
          <table:table-cell/>
          <table:table-cell office:value-type="string">
            <text:p>kusihape</text:p>
          </table:table-cell>
          <table:table-cell office:value-type="float" office:value="591">
            <text:p>5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87974">
            <text:p>16287974</text:p>
          </table:table-cell>
          <table:table-cell office:value-type="float" office:value="162530524">
            <text:p>162530524</text:p>
          </table:table-cell>
          <table:table-cell office:value-type="string">
            <text:p>2013-02-12</text:p>
          </table:table-cell>
          <table:table-cell office:value-type="string">
            <text:p>S</text:p>
          </table:table-cell>
          <table:table-cell office:value-type="string">
            <text:p>2013-01-30</text:p>
          </table:table-cell>
          <table:table-cell office:value-type="float" office:value="72989080805">
            <text:p>7298908080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596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596">
            <text:p>596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62904">
            <text:p>18362904</text:p>
          </table:table-cell>
          <table:table-cell office:value-type="float" office:value="187313851">
            <text:p>187313851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5-06</text:p>
          </table:table-cell>
          <table:table-cell office:value-type="float" office:value="46083657183">
            <text:p>460836571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605 ( 143 . 339 µmol/L )</text:p>
          </table:table-cell>
          <table:table-cell/>
          <table:table-cell office:value-type="string">
            <text:p>Kusihape</text:p>
          </table:table-cell>
          <table:table-cell office:value-type="float" office:value="605">
            <text:p>605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12479">
            <text:p>14812479</text:p>
          </table:table-cell>
          <table:table-cell office:value-type="float" office:value="181642016">
            <text:p>181642016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72998083589">
            <text:p>729980835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608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608">
            <text:p>6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66575">
            <text:p>20766575</text:p>
          </table:table-cell>
          <table:table-cell office:value-type="float" office:value="192675015">
            <text:p>192675015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705239716">
            <text:p>367052397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ppi 136 - k a okt 224 mikrmol/l Kusihape 608</text:p>
          </table:table-cell>
          <table:table-cell office:value-type="string">
            <text:p>Kusihape 608</text:p>
          </table:table-cell>
          <table:table-cell office:value-type="string">
            <text:p><text:s/>mikrmolL</text:p>
          </table:table-cell>
          <table:table-cell office:value-type="string">
            <text:p>Kusihape</text:p>
          </table:table-cell>
          <table:table-cell office:value-type="float" office:value="608">
            <text:p>6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70337">
            <text:p>3870337</text:p>
          </table:table-cell>
          <table:table-cell office:value-type="float" office:value="132102234">
            <text:p>132102234</text:p>
          </table:table-cell>
          <table:table-cell office:value-type="string">
            <text:p>2012-08-09</text:p>
          </table:table-cell>
          <table:table-cell office:value-type="string">
            <text:p>A</text:p>
          </table:table-cell>
          <table:table-cell office:value-type="string">
            <text:p>2012-08-08</text:p>
          </table:table-cell>
          <table:table-cell office:value-type="float" office:value="41182890254">
            <text:p>411828902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- 608</text:p>
          </table:table-cell>
          <table:table-cell office:value-type="string">
            <text:p><text:s/>.</text:p>
          </table:table-cell>
          <table:table-cell office:value-type="string">
            <text:p>Kusihape</text:p>
          </table:table-cell>
          <table:table-cell office:value-type="float" office:value="608">
            <text:p>6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8447">
            <text:p>16778447</text:p>
          </table:table-cell>
          <table:table-cell office:value-type="float" office:value="155169220">
            <text:p>155169220</text:p>
          </table:table-cell>
          <table:table-cell office:value-type="string">
            <text:p>2012-09-11</text:p>
          </table:table-cell>
          <table:table-cell office:value-type="string">
            <text:p>S</text:p>
          </table:table-cell>
          <table:table-cell office:value-type="string">
            <text:p>2012-09-09</text:p>
          </table:table-cell>
          <table:table-cell office:value-type="float" office:value="88690089889">
            <text:p>8869008988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610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610">
            <text:p>610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9129">
            <text:p>809129</text:p>
          </table:table-cell>
          <table:table-cell office:value-type="float" office:value="95625184">
            <text:p>95625184</text:p>
          </table:table-cell>
          <table:table-cell office:value-type="string">
            <text:p>2012-04-20</text:p>
          </table:table-cell>
          <table:table-cell office:value-type="string">
            <text:p>S</text:p>
          </table:table-cell>
          <table:table-cell office:value-type="string">
            <text:p>2012-04-17</text:p>
          </table:table-cell>
          <table:table-cell office:value-type="float" office:value="24287334550">
            <text:p>2428733455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614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614">
            <text:p>614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77435">
            <text:p>14177435</text:p>
          </table:table-cell>
          <table:table-cell office:value-type="float" office:value="202111593">
            <text:p>202111593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5436217103">
            <text:p>454362171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kui kusihape kõrge Okt-s CRP &lt;6 kusihape 622</text:p>
          </table:table-cell>
          <table:table-cell office:value-type="string">
            <text:p>kusihape 622</text:p>
          </table:table-cell>
          <table:table-cell office:value-type="string">
            <text:p><text:s/>, dieeti pidavat ja 2 l vett pä</text:p>
          </table:table-cell>
          <table:table-cell office:value-type="string">
            <text:p>kusihape</text:p>
          </table:table-cell>
          <table:table-cell office:value-type="float" office:value="622">
            <text:p>6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4636">
            <text:p>814636</text:p>
          </table:table-cell>
          <table:table-cell office:value-type="float" office:value="135240781">
            <text:p>135240781</text:p>
          </table:table-cell>
          <table:table-cell office:value-type="string">
            <text:p>2012-08-24</text:p>
          </table:table-cell>
          <table:table-cell office:value-type="string">
            <text:p>S</text:p>
          </table:table-cell>
          <table:table-cell office:value-type="string">
            <text:p>2012-08-13</text:p>
          </table:table-cell>
          <table:table-cell office:value-type="float" office:value="65556070640">
            <text:p>6555607064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632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632">
            <text:p>632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48074">
            <text:p>6748074</text:p>
          </table:table-cell>
          <table:table-cell office:value-type="float" office:value="134103326">
            <text:p>134103326</text:p>
          </table:table-cell>
          <table:table-cell office:value-type="string">
            <text:p>2012-08-01</text:p>
          </table:table-cell>
          <table:table-cell office:value-type="string">
            <text:p>S</text:p>
          </table:table-cell>
          <table:table-cell office:value-type="string">
            <text:p>2012-07-26</text:p>
          </table:table-cell>
          <table:table-cell office:value-type="float" office:value="97597555427">
            <text:p>9759755542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636 ( 202 . 417 µmol/L )</text:p>
          </table:table-cell>
          <table:table-cell/>
          <table:table-cell office:value-type="string">
            <text:p>S , P-Kusihape</text:p>
          </table:table-cell>
          <table:table-cell office:value-type="float" office:value="636">
            <text:p>636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31931">
            <text:p>16631931</text:p>
          </table:table-cell>
          <table:table-cell office:value-type="float" office:value="191602372">
            <text:p>191602372</text:p>
          </table:table-cell>
          <table:table-cell office:value-type="string">
            <text:p>2013-08-08</text:p>
          </table:table-cell>
          <table:table-cell office:value-type="string">
            <text:p>S</text:p>
          </table:table-cell>
          <table:table-cell office:value-type="string">
            <text:p>2013-07-30</text:p>
          </table:table-cell>
          <table:table-cell office:value-type="float" office:value="44335382770">
            <text:p>4433538277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usihape 652</text:p>
          </table:table-cell>
          <table:table-cell office:value-type="string">
            <text:p><text:s/>↑ ( 143 . 339 µmol/L )</text:p>
          </table:table-cell>
          <table:table-cell office:value-type="string">
            <text:p>Kusihape</text:p>
          </table:table-cell>
          <table:table-cell office:value-type="float" office:value="652">
            <text:p>6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7067">
            <text:p>257067</text:p>
          </table:table-cell>
          <table:table-cell office:value-type="float" office:value="95648728">
            <text:p>95648728</text:p>
          </table:table-cell>
          <table:table-cell office:value-type="string">
            <text:p>2012-04-16</text:p>
          </table:table-cell>
          <table:table-cell office:value-type="string">
            <text:p>S</text:p>
          </table:table-cell>
          <table:table-cell office:value-type="string">
            <text:p>2012-04-12</text:p>
          </table:table-cell>
          <table:table-cell office:value-type="float" office:value="27970955433">
            <text:p>2797095543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S , P-Kusihape 659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659">
            <text:p>659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77008">
            <text:p>16277008</text:p>
          </table:table-cell>
          <table:table-cell office:value-type="float" office:value="165773341">
            <text:p>165773341</text:p>
          </table:table-cell>
          <table:table-cell office:value-type="string">
            <text:p>2013-03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7551593219">
            <text:p>975515932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table:number-columns-repeated="2" office:value-type="string">
            <text:p>Kusihape 674 ( 202 . 417 µmol/L )</text:p>
          </table:table-cell>
          <table:table-cell/>
          <table:table-cell office:value-type="string">
            <text:p>Kusihape</text:p>
          </table:table-cell>
          <table:table-cell office:value-type="float" office:value="674">
            <text:p>674</text:p>
          </table:table-cell>
          <table:table-cell office:value-type="float" office:value="202">
            <text:p>202</text:p>
          </table:table-cell>
          <table:table-cell office:value-type="float" office:value="417">
            <text:p>417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91500">
            <text:p>19091500</text:p>
          </table:table-cell>
          <table:table-cell office:value-type="float" office:value="193751036">
            <text:p>193751036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551050604">
            <text:p>965510506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em ; Reumatoidfaktor 466.7 kU ; Kusihape 684 mkmol/L</text:p>
          </table:table-cell>
          <table:table-cell office:value-type="string">
            <text:p>Kusihape 684 mkmol/L</text:p>
          </table:table-cell>
          <table:table-cell office:value-type="string">
            <text:p><text:s/>; Kolesterool 8.1 mmol/L</text:p>
          </table:table-cell>
          <table:table-cell office:value-type="string">
            <text:p>Kusihape</text:p>
          </table:table-cell>
          <table:table-cell office:value-type="float" office:value="684">
            <text:p>684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77370">
            <text:p>16677370</text:p>
          </table:table-cell>
          <table:table-cell office:value-type="float" office:value="175098122">
            <text:p>175098122</text:p>
          </table:table-cell>
          <table:table-cell office:value-type="string">
            <text:p>2013-05-02</text:p>
          </table:table-cell>
          <table:table-cell office:value-type="string">
            <text:p>S</text:p>
          </table:table-cell>
          <table:table-cell office:value-type="string">
            <text:p>2013-04-23</text:p>
          </table:table-cell>
          <table:table-cell office:value-type="float" office:value="86412052447">
            <text:p>8641205244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80 µmol/L ) Vanus 61 ( aastat ) Kusihape 704 ( 143 . 339 µmol/L </text:p>
          </table:table-cell>
          <table:table-cell office:value-type="string">
            <text:p>Kusihape 704 ( 143 . 339 µmol/L )</text:p>
          </table:table-cell>
          <table:table-cell office:value-type="string">
            <text:p><text:s/>Uurea 27.7 ( &lt;8.1 mmol/L ) Valk</text:p>
          </table:table-cell>
          <table:table-cell office:value-type="string">
            <text:p>Kusihape</text:p>
          </table:table-cell>
          <table:table-cell office:value-type="float" office:value="704">
            <text:p>704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98692">
            <text:p>18798692</text:p>
          </table:table-cell>
          <table:table-cell office:value-type="float" office:value="197843072">
            <text:p>197843072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224981398">
            <text:p>292249813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etikuline aktiivsus taandunud , UA 735</text:p>
          </table:table-cell>
          <table:table-cell office:value-type="string">
            <text:p>UA 735</text:p>
          </table:table-cell>
          <table:table-cell office:value-type="string">
            <text:p><text:s/>.</text:p>
          </table:table-cell>
          <table:table-cell office:value-type="string">
            <text:p>UA</text:p>
          </table:table-cell>
          <table:table-cell office:value-type="float" office:value="735">
            <text:p>7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1281">
            <text:p>771281</text:p>
          </table:table-cell>
          <table:table-cell office:value-type="float" office:value="79913224">
            <text:p>79913224</text:p>
          </table:table-cell>
          <table:table-cell office:value-type="string">
            <text:p>2012-01-03</text:p>
          </table:table-cell>
          <table:table-cell office:value-type="string">
            <text:p>S</text:p>
          </table:table-cell>
          <table:table-cell office:value-type="string">
            <text:p>2011-12-23</text:p>
          </table:table-cell>
          <table:table-cell office:value-type="float" office:value="45189729434">
            <text:p>4518972943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\s*\(\s*(?P&lt;low&gt;([0-9])+(\s?[,.]\s?[0-9]+)?)\s*\.(\s?\.)?\s*(?P&lt;high&gt;([0-9])+(\s?[,.]\s?[0-9]+)?)\s*(?P&lt;unit&gt;(ur?mol|mikro?mol|mmol|mcmol|mkmol|micromol|</text:p>
          </table:table-cell>
          <table:table-cell office:value-type="string">
            <text:p>NULL</text:p>
          </table:table-cell>
          <table:table-cell office:value-type="string">
            <text:p>) Patsiendi vanus 49 ( aastat ) S , P-Kusihape 851 ( 143 . 339 µ</text:p>
          </table:table-cell>
          <table:table-cell office:value-type="string">
            <text:p>S , P-Kusihape 851 ( 143 . 339 µmol/L )</text:p>
          </table:table-cell>
          <table:table-cell/>
          <table:table-cell office:value-type="string">
            <text:p>S , P-Kusihape</text:p>
          </table:table-cell>
          <table:table-cell office:value-type="float" office:value="851">
            <text:p>851</text:p>
          </table:table-cell>
          <table:table-cell office:value-type="float" office:value="143">
            <text:p>143</text:p>
          </table:table-cell>
          <table:table-cell office:value-type="float" office:value="339">
            <text:p>339</text:p>
          </table:table-cell>
          <table:table-cell office:value-type="string">
            <text:p>µ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93467">
            <text:p>10093467</text:p>
          </table:table-cell>
          <table:table-cell office:value-type="float" office:value="198088169">
            <text:p>198088169</text:p>
          </table:table-cell>
          <table:table-cell office:value-type="string">
            <text:p>2013-09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240703">
            <text:p>67304624070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USIHAPE</text:p>
          </table:table-cell>
          <table:table-cell office:value-type="string">
            <text:p>(?P&lt;key&gt;((f)?[Ss]\s*(,\s*(f)?P\s*)?\-?)?([Kk]usihape|UA))[-=. ]*(?P&lt;value&gt;([0-9])+(\s?[,.]\s?[0-9]+)?)(\s*(?P&lt;unit&gt;(ur?mol|mikro?mol|mmol|mcmol|mkmol|micromol|µmol|ymol|mg|Âµmol)/(L|l|mmol)))?</text:p>
          </table:table-cell>
          <table:table-cell office:value-type="string">
            <text:p>NULL</text:p>
          </table:table-cell>
          <table:table-cell office:value-type="string">
            <text:p>437 M-komp 56,5g/L Amülaas 1200 Kusihape 1314</text:p>
          </table:table-cell>
          <table:table-cell office:value-type="string">
            <text:p>Kusihape 1314</text:p>
          </table:table-cell>
          <table:table-cell office:value-type="string">
            <text:p>Luuüdi uuringutel : ulatuslik at</text:p>
          </table:table-cell>
          <table:table-cell office:value-type="string">
            <text:p>Kusihape</text:p>
          </table:table-cell>
          <table:table-cell office:value-type="float" office:value="1314">
            <text:p>13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3T20:04:57.21</dc:date>
    <meta:generator>LibreOffice/4.0.0.3$Windows_x86 LibreOffice_project/7545bee9c2a0782548772a21bc84a9dcc583b89</meta:generator>
    <meta:editing-duration>P0D</meta:editing-duration>
    <meta:editing-cycles>1</meta:editing-cycles>
    <meta:document-statistic meta:table-count="1" meta:cell-count="14718" meta:object-count="0"/>
  </office:meta>
</office:document-meta>
</file>